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Greater_20_Charm">
      <style:text-properties officeooo:paragraph-rsid="00ad70e8" style:language-asian="zh" style:country-asian="CN" style:language-complex="hi" style:country-complex="IN"/>
    </style:style>
    <style:style style:name="P8" style:family="paragraph" style:parent-style-name="Exalted">
      <style:text-properties officeooo:paragraph-rsid="00b8f304" style:language-asian="zh" style:country-asian="CN" style:language-complex="hi" style:country-complex="IN"/>
    </style:style>
    <style:style style:name="P9" style:family="paragraph" style:parent-style-name="Exalted">
      <style:text-properties officeooo:paragraph-rsid="00c9489c" style:language-asian="zh" style:country-asian="CN" style:language-complex="hi" style:country-complex="IN"/>
    </style:style>
    <style:style style:name="P10" style:family="paragraph" style:parent-style-name="Exalted">
      <style:text-properties officeooo:paragraph-rsid="022ee44d" style:language-asian="zh" style:country-asian="CN" style:language-complex="hi" style:country-complex="IN"/>
    </style:style>
    <style:style style:name="P11" style:family="paragraph" style:parent-style-name="Exalted">
      <style:text-properties officeooo:rsid="022ee44d" officeooo:paragraph-rsid="022ee44d" style:language-asian="zh" style:country-asian="CN" style:language-complex="hi" style:country-complex="IN"/>
    </style:style>
    <style:style style:name="P12" style:family="paragraph" style:parent-style-name="Exalted">
      <style:text-properties officeooo:rsid="02300e1b" officeooo:paragraph-rsid="02300e1b" style:language-asian="zh" style:country-asian="CN" style:language-complex="hi" style:country-complex="IN"/>
    </style:style>
    <style:style style:name="P13" style:family="paragraph" style:parent-style-name="Exalted">
      <style:text-properties officeooo:rsid="0238d512" officeooo:paragraph-rsid="0238d512" style:language-asian="zh" style:country-asian="CN" style:language-complex="hi" style:country-complex="IN"/>
    </style:style>
    <style:style style:name="P14" style:family="paragraph" style:parent-style-name="Exalted">
      <style:text-properties officeooo:rsid="022d63d2" officeooo:paragraph-rsid="023aabda" style:language-asian="zh" style:country-asian="CN" style:language-complex="hi" style:country-complex="IN"/>
    </style:style>
    <style:style style:name="P15" style:family="paragraph" style:parent-style-name="Exalted">
      <style:text-properties officeooo:rsid="022d63d2" officeooo:paragraph-rsid="022d63d2" style:language-asian="zh" style:country-asian="CN" style:language-complex="hi" style:country-complex="IN"/>
    </style:style>
    <style:style style:name="P16" style:family="paragraph" style:parent-style-name="Exalted">
      <style:text-properties officeooo:rsid="022d63d2" officeooo:paragraph-rsid="024bbdc1" style:language-asian="zh" style:country-asian="CN" style:language-complex="hi" style:country-complex="IN"/>
    </style:style>
    <style:style style:name="P17" style:family="paragraph" style:parent-style-name="Exalted">
      <style:text-properties officeooo:rsid="023aabda" officeooo:paragraph-rsid="023aabda" style:language-asian="zh" style:country-asian="CN" style:language-complex="hi" style:country-complex="IN"/>
    </style:style>
    <style:style style:name="P18" style:family="paragraph" style:parent-style-name="Exalted">
      <style:text-properties officeooo:paragraph-rsid="00eafd3e" style:language-asian="zh" style:country-asian="CN" style:language-complex="hi" style:country-complex="IN"/>
    </style:style>
    <style:style style:name="P19" style:family="paragraph" style:parent-style-name="Exalted">
      <style:text-properties officeooo:paragraph-rsid="022d63d2" style:language-asian="zh" style:country-asian="CN" style:language-complex="hi" style:country-complex="IN"/>
    </style:style>
    <style:style style:name="P20" style:family="paragraph" style:parent-style-name="Exalted">
      <style:text-properties officeooo:rsid="024bbdc1" officeooo:paragraph-rsid="024bbdc1" style:language-asian="zh" style:country-asian="CN" style:language-complex="hi" style:country-complex="IN"/>
    </style:style>
    <style:style style:name="P21" style:family="paragraph" style:parent-style-name="Exalted">
      <style:text-properties officeooo:paragraph-rsid="00add673"/>
    </style:style>
    <style:style style:name="P22" style:family="paragraph" style:parent-style-name="Exalted">
      <style:text-properties officeooo:paragraph-rsid="00b06ed4"/>
    </style:style>
    <style:style style:name="P23" style:family="paragraph" style:parent-style-name="Exalted">
      <style:text-properties officeooo:paragraph-rsid="00b1ca0c"/>
    </style:style>
    <style:style style:name="P24" style:family="paragraph" style:parent-style-name="Exalted">
      <style:text-properties officeooo:paragraph-rsid="00b2453e"/>
    </style:style>
    <style:style style:name="P25" style:family="paragraph" style:parent-style-name="Exalted">
      <style:text-properties officeooo:rsid="00b6e631" officeooo:paragraph-rsid="00b6e631"/>
    </style:style>
    <style:style style:name="P26" style:family="paragraph" style:parent-style-name="Exalted">
      <style:text-properties officeooo:rsid="00b8f304" officeooo:paragraph-rsid="00b8f304"/>
    </style:style>
    <style:style style:name="P27" style:family="paragraph" style:parent-style-name="Exalted">
      <style:text-properties officeooo:paragraph-rsid="00babe96"/>
    </style:style>
    <style:style style:name="P28" style:family="paragraph" style:parent-style-name="Exalted">
      <style:text-properties officeooo:paragraph-rsid="00bafd73"/>
    </style:style>
    <style:style style:name="P29" style:family="paragraph" style:parent-style-name="Greater_20_Charm">
      <style:paragraph-properties fo:break-before="column"/>
    </style:style>
    <style:style style:name="P30" style:family="paragraph" style:parent-style-name="Exalted">
      <style:text-properties officeooo:paragraph-rsid="00c9489c"/>
    </style:style>
    <style:style style:name="P31" style:family="paragraph" style:parent-style-name="Exalted">
      <style:text-properties officeooo:paragraph-rsid="00cb4aac"/>
    </style:style>
    <style:style style:name="P32" style:family="paragraph" style:parent-style-name="Exalted">
      <style:text-properties officeooo:paragraph-rsid="00cd228f"/>
    </style:style>
    <style:style style:name="P33" style:family="paragraph" style:parent-style-name="Exalted">
      <style:text-properties officeooo:paragraph-rsid="00d20d41"/>
    </style:style>
    <style:style style:name="P34" style:family="paragraph" style:parent-style-name="Exalted">
      <style:text-properties officeooo:paragraph-rsid="00d764e5"/>
    </style:style>
    <style:style style:name="P35" style:family="paragraph" style:parent-style-name="Exalted">
      <style:text-properties officeooo:paragraph-rsid="00df6630"/>
    </style:style>
    <style:style style:name="P36" style:family="paragraph" style:parent-style-name="Exalted">
      <style:text-properties officeooo:paragraph-rsid="00e07511"/>
    </style:style>
    <style:style style:name="P37" style:family="paragraph" style:parent-style-name="Exalted">
      <style:text-properties officeooo:paragraph-rsid="00e11aa4"/>
    </style:style>
    <style:style style:name="P38" style:family="paragraph" style:parent-style-name="Exalted">
      <style:text-properties officeooo:paragraph-rsid="00e3652d"/>
    </style:style>
    <style:style style:name="P39" style:family="paragraph" style:parent-style-name="Exalted">
      <style:text-properties officeooo:paragraph-rsid="00e577fd"/>
    </style:style>
    <style:style style:name="P40" style:family="paragraph" style:parent-style-name="Exalted">
      <style:text-properties officeooo:paragraph-rsid="00ebda56"/>
    </style:style>
    <style:style style:name="P41" style:family="paragraph" style:parent-style-name="Exalted">
      <style:text-properties officeooo:paragraph-rsid="00ed1a3f"/>
    </style:style>
    <style:style style:name="P42" style:family="paragraph" style:parent-style-name="Exalted">
      <style:text-properties officeooo:paragraph-rsid="00f357e7"/>
    </style:style>
    <style:style style:name="P43" style:family="paragraph" style:parent-style-name="Exalted">
      <style:text-properties officeooo:paragraph-rsid="00f70a83"/>
    </style:style>
    <style:style style:name="P44" style:family="paragraph" style:parent-style-name="Exalted">
      <style:text-properties officeooo:paragraph-rsid="00f8b526"/>
    </style:style>
    <style:style style:name="P45" style:family="paragraph" style:parent-style-name="Exalted">
      <style:text-properties officeooo:paragraph-rsid="00f9582a"/>
    </style:style>
    <style:style style:name="P46"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9"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50"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51"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52"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53" style:family="paragraph" style:parent-style-name="Exalted">
      <style:text-properties style:use-window-font-color="true" loext:opacity="0%" style:font-name="Times New Roman" fo:font-size="10pt" officeooo:rsid="022a16cb" officeooo:paragraph-rsid="022a16cb"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Exalted">
      <style:text-properties style:use-window-font-color="true" loext:opacity="0%" style:font-name="Times New Roman" fo:font-size="10pt" officeooo:rsid="02300e1b" officeooo:paragraph-rsid="02300e1b" style:letter-kerning="false" style:font-name-asian="Spectral1" style:font-size-asian="10pt" style:language-asian="zh" style:country-asian="CN" style:font-name-complex="Spectral1" style:font-size-complex="10pt" style:language-complex="hi" style:country-complex="IN"/>
    </style:style>
    <style:style style:name="P55" style:family="paragraph" style:parent-style-name="Exalted">
      <style:text-properties style:use-window-font-color="true" loext:opacity="0%" style:font-name="Times New Roman" fo:font-size="10pt" officeooo:rsid="022ee44d" officeooo:paragraph-rsid="022ee44d" style:letter-kerning="false" style:font-name-asian="Spectral1" style:font-size-asian="10pt" style:language-asian="zh" style:country-asian="CN" style:font-name-complex="Spectral1" style:font-size-complex="10pt" style:language-complex="hi" style:country-complex="IN"/>
    </style:style>
    <style:style style:name="P56" style:family="paragraph" style:parent-style-name="Exalted">
      <style:text-properties style:use-window-font-color="true" loext:opacity="0%" style:font-name="Times New Roman" fo:font-size="10pt" officeooo:rsid="02680e25" officeooo:paragraph-rsid="011b0917" style:letter-kerning="false" style:font-name-asian="Spectral1" style:font-size-asian="10pt" style:language-asian="zh" style:country-asian="CN" style:font-name-complex="Spectral1" style:font-size-complex="10pt" style:language-complex="hi" style:country-complex="IN"/>
    </style:style>
    <style:style style:name="P57" style:family="paragraph" style:parent-style-name="Exalted">
      <style:text-properties style:use-window-font-color="true" loext:opacity="0%" style:font-name="Times New Roman" fo:font-size="10pt" fo:font-weight="normal" officeooo:rsid="02327d4c" officeooo:paragraph-rsid="022d63d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8" style:family="paragraph" style:parent-style-name="Exalted">
      <style:text-properties style:use-window-font-color="true" loext:opacity="0%" style:font-name="Times New Roman" fo:font-size="10pt" fo:font-weight="normal" officeooo:rsid="023139fa" officeooo:paragraph-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9" style:family="paragraph" style:parent-style-name="Exalted">
      <style:text-properties style:use-window-font-color="true" loext:opacity="0%" style:font-name="Times New Roman" fo:font-size="10pt" fo:font-weight="normal" officeooo:rsid="02346af1" officeooo:paragraph-rsid="02346af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0" style:family="paragraph" style:parent-style-name="Exalted">
      <style:text-properties style:use-window-font-color="true" loext:opacity="0%" style:font-name="Times New Roman" fo:font-size="10pt" fo:font-weight="normal" officeooo:rsid="023528c0" officeooo:paragraph-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1" style:family="paragraph" style:parent-style-name="Exalted">
      <style:text-properties style:use-window-font-color="true" loext:opacity="0%" style:font-name="Times New Roman" fo:font-size="10pt" fo:font-weight="normal" officeooo:rsid="02376f7f" officeooo:paragraph-rsid="02376f7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2" style:family="paragraph" style:parent-style-name="Exalted">
      <style:text-properties style:use-window-font-color="true" loext:opacity="0%" style:font-name="Times New Roman" fo:font-size="10pt" fo:font-weight="normal" officeooo:rsid="024bbdc1" officeooo:paragraph-rsid="024bbdc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3" style:family="paragraph" style:parent-style-name="Heading_20_4">
      <style:text-properties style:use-window-font-color="true" loext:opacity="0%" style:font-name="Times New Roman" fo:font-size="10pt" fo:font-weight="normal" officeooo:rsid="02300e1b" officeooo:paragraph-rsid="024e18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4" style:family="paragraph" style:parent-style-name="Exalted">
      <style:text-properties style:use-window-font-color="true" loext:opacity="0%" style:font-name="Times New Roman" fo:font-size="10pt" fo:font-weight="normal" officeooo:rsid="023aabda" officeooo:paragraph-rsid="023aab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5" style:family="paragraph" style:parent-style-name="Exalted">
      <style:text-properties style:use-window-font-color="true" loext:opacity="0%" style:font-name="Times New Roman" fo:font-size="10pt" fo:font-weight="normal" officeooo:rsid="026b36f9" officeooo:paragraph-rsid="026ac25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6" style:family="paragraph" style:parent-style-name="Exalted">
      <style:text-properties style:use-window-font-color="true" loext:opacity="0%" style:font-name="Times New Roman" fo:font-size="10pt" fo:font-weight="normal" officeooo:rsid="026b36f9" officeooo:paragraph-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7" style:family="paragraph" style:parent-style-name="Exalted">
      <style:text-properties style:use-window-font-color="true" loext:opacity="0%" style:font-name="Times New Roman" fo:font-size="10pt" fo:font-weight="normal" officeooo:rsid="026f331a" officeooo:paragraph-rsid="026f331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68" style:family="paragraph" style:parent-style-name="Exalted">
      <style:text-properties style:use-window-font-color="true" loext:opacity="0%" style:font-name="Times New Roman" fo:font-size="10pt" fo:font-weight="bold" officeooo:rsid="02300e1b" officeooo:paragraph-rsid="02300e1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69" style:family="paragraph" style:parent-style-name="Exalted">
      <style:text-properties officeooo:paragraph-rsid="00fb6117"/>
    </style:style>
    <style:style style:name="P70" style:family="paragraph" style:parent-style-name="Exalted">
      <style:text-properties officeooo:paragraph-rsid="00ff5516"/>
    </style:style>
    <style:style style:name="P71" style:family="paragraph" style:parent-style-name="Exalted">
      <style:text-properties officeooo:paragraph-rsid="010304ae"/>
    </style:style>
    <style:style style:name="P72" style:family="paragraph" style:parent-style-name="Exalted">
      <style:text-properties officeooo:paragraph-rsid="0104082c"/>
    </style:style>
    <style:style style:name="P73" style:family="paragraph" style:parent-style-name="Exalted">
      <style:text-properties officeooo:paragraph-rsid="0104d48b"/>
    </style:style>
    <style:style style:name="P74" style:family="paragraph" style:parent-style-name="Exalted">
      <style:text-properties officeooo:paragraph-rsid="01081da5"/>
    </style:style>
    <style:style style:name="P75" style:family="paragraph" style:parent-style-name="Exalted">
      <style:text-properties officeooo:paragraph-rsid="010d91c9"/>
    </style:style>
    <style:style style:name="P76" style:family="paragraph" style:parent-style-name="Exalted">
      <style:text-properties officeooo:paragraph-rsid="010e7e41"/>
    </style:style>
    <style:style style:name="P77" style:family="paragraph" style:parent-style-name="Greater_20_Charm">
      <style:paragraph-properties fo:break-before="column"/>
      <style:text-properties officeooo:paragraph-rsid="010e7e41"/>
    </style:style>
    <style:style style:name="P78" style:family="paragraph" style:parent-style-name="Exalted">
      <style:text-properties officeooo:paragraph-rsid="010fdcf5"/>
    </style:style>
    <style:style style:name="P79" style:family="paragraph" style:parent-style-name="Exalted">
      <style:text-properties officeooo:paragraph-rsid="010ff56f"/>
    </style:style>
    <style:style style:name="P80" style:family="paragraph" style:parent-style-name="Exalted">
      <style:text-properties officeooo:paragraph-rsid="011162d7"/>
    </style:style>
    <style:style style:name="P81" style:family="paragraph" style:parent-style-name="Exalted">
      <style:text-properties officeooo:paragraph-rsid="01152ece"/>
    </style:style>
    <style:style style:name="P82" style:family="paragraph" style:parent-style-name="Exalted">
      <style:text-properties officeooo:paragraph-rsid="011a60ce"/>
    </style:style>
    <style:style style:name="P83" style:family="paragraph" style:parent-style-name="Exalted">
      <style:text-properties officeooo:paragraph-rsid="011b0917"/>
    </style:style>
    <style:style style:name="P84" style:family="paragraph" style:parent-style-name="Exalted">
      <style:text-properties officeooo:paragraph-rsid="011b9f8f"/>
    </style:style>
    <style:style style:name="P85" style:family="paragraph" style:parent-style-name="Exalted">
      <style:text-properties officeooo:paragraph-rsid="01221687"/>
    </style:style>
    <style:style style:name="P86" style:family="paragraph" style:parent-style-name="Exalted">
      <style:text-properties officeooo:paragraph-rsid="01243d2f"/>
    </style:style>
    <style:style style:name="P87" style:family="paragraph" style:parent-style-name="Exalted">
      <style:text-properties officeooo:paragraph-rsid="0126dc1b"/>
    </style:style>
    <style:style style:name="P88" style:family="paragraph" style:parent-style-name="Exalted">
      <style:text-properties officeooo:paragraph-rsid="01279a43"/>
    </style:style>
    <style:style style:name="P89" style:family="paragraph" style:parent-style-name="Exalted">
      <style:text-properties officeooo:paragraph-rsid="012ed30c"/>
    </style:style>
    <style:style style:name="P90" style:family="paragraph" style:parent-style-name="Exalted">
      <style:text-properties officeooo:paragraph-rsid="013043c5"/>
    </style:style>
    <style:style style:name="P91" style:family="paragraph" style:parent-style-name="Exalted">
      <style:text-properties officeooo:paragraph-rsid="0130708b"/>
    </style:style>
    <style:style style:name="P92" style:family="paragraph" style:parent-style-name="Exalted">
      <style:text-properties officeooo:paragraph-rsid="013153ed"/>
    </style:style>
    <style:style style:name="P93" style:family="paragraph" style:parent-style-name="Exalted">
      <style:text-properties officeooo:paragraph-rsid="0134e01d"/>
    </style:style>
    <style:style style:name="P94" style:family="paragraph" style:parent-style-name="Exalted">
      <style:text-properties officeooo:paragraph-rsid="01371c29"/>
    </style:style>
    <style:style style:name="P95" style:family="paragraph" style:parent-style-name="Exalted">
      <style:text-properties officeooo:paragraph-rsid="0137666a"/>
    </style:style>
    <style:style style:name="P96" style:family="paragraph" style:parent-style-name="Exalted">
      <style:text-properties officeooo:paragraph-rsid="0137d525"/>
    </style:style>
    <style:style style:name="P97" style:family="paragraph" style:parent-style-name="Exalted">
      <style:text-properties officeooo:paragraph-rsid="0138216c"/>
    </style:style>
    <style:style style:name="P98" style:family="paragraph" style:parent-style-name="Exalted">
      <style:text-properties officeooo:paragraph-rsid="013c0a6f"/>
    </style:style>
    <style:style style:name="P99" style:family="paragraph" style:parent-style-name="Exalted">
      <style:text-properties officeooo:paragraph-rsid="013c7361"/>
    </style:style>
    <style:style style:name="P100" style:family="paragraph" style:parent-style-name="Exalted">
      <style:text-properties officeooo:paragraph-rsid="013feb14"/>
    </style:style>
    <style:style style:name="P101" style:family="paragraph" style:parent-style-name="Exalted">
      <style:text-properties officeooo:paragraph-rsid="0142c50a"/>
    </style:style>
    <style:style style:name="P102" style:family="paragraph" style:parent-style-name="Exalted">
      <style:text-properties officeooo:paragraph-rsid="0144295d"/>
    </style:style>
    <style:style style:name="P103" style:family="paragraph" style:parent-style-name="Exalted">
      <style:text-properties officeooo:paragraph-rsid="01449aad"/>
    </style:style>
    <style:style style:name="P104"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105" style:family="paragraph" style:parent-style-name="Exalted">
      <style:text-properties fo:font-style="normal" officeooo:rsid="01862a22" officeooo:paragraph-rsid="01862a22" style:font-style-asian="normal" style:font-style-complex="normal"/>
    </style:style>
    <style:style style:name="P106" style:family="paragraph" style:parent-style-name="Exalted">
      <style:text-properties officeooo:rsid="00ebda56" officeooo:paragraph-rsid="00ebda56"/>
    </style:style>
    <style:style style:name="P107" style:family="paragraph" style:parent-style-name="Heading_20_1">
      <style:text-properties fo:color="#ff8000" loext:opacity="100%"/>
    </style:style>
    <style:style style:name="P108" style:family="paragraph" style:parent-style-name="Exalted">
      <style:text-properties officeooo:paragraph-rsid="014f576a"/>
    </style:style>
    <style:style style:name="P109" style:family="paragraph" style:parent-style-name="Heading_20_4">
      <style:text-properties officeooo:rsid="016281b2" officeooo:paragraph-rsid="016281b2"/>
    </style:style>
    <style:style style:name="P110"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1"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2"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3" style:family="paragraph" style:parent-style-name="Heading_20_4">
      <style:text-properties fo:color="#111111" loext:opacity="100%" style:font-name="Mercury Text G2 Semibold" fo:font-size="11pt" fo:font-style="italic" fo:font-weight="normal" officeooo:rsid="0221944c" officeooo:paragraph-rsid="0221944c"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114" style:family="paragraph" style:parent-style-name="Exalted">
      <style:text-properties officeooo:paragraph-rsid="015d5182"/>
    </style:style>
    <style:style style:name="P115" style:family="paragraph" style:parent-style-name="Exalted">
      <style:text-properties fo:font-weight="normal" officeooo:rsid="016281b2" officeooo:paragraph-rsid="016281b2" style:font-weight-asian="normal" style:font-weight-complex="normal"/>
    </style:style>
    <style:style style:name="P116" style:family="paragraph" style:parent-style-name="Exalted">
      <style:text-properties fo:font-weight="normal" officeooo:rsid="016b9062" style:font-weight-asian="normal" style:font-weight-complex="normal"/>
    </style:style>
    <style:style style:name="P117" style:family="paragraph" style:parent-style-name="Exalted">
      <style:text-properties fo:font-weight="normal" officeooo:rsid="0236c141" officeooo:paragraph-rsid="0236c141" style:font-weight-asian="normal" style:font-weight-complex="normal"/>
    </style:style>
    <style:style style:name="P118" style:family="paragraph" style:parent-style-name="Exalted">
      <style:text-properties fo:font-weight="normal" officeooo:rsid="02593b52" officeooo:paragraph-rsid="02593b52" style:font-weight-asian="normal" style:font-weight-complex="normal"/>
    </style:style>
    <style:style style:name="P119" style:family="paragraph" style:parent-style-name="Exalted">
      <style:text-properties fo:font-weight="normal" officeooo:rsid="0236a0a3" officeooo:paragraph-rsid="0236a0a3" style:language-asian="zh" style:country-asian="CN" style:font-weight-asian="normal" style:language-complex="hi" style:country-complex="IN" style:font-weight-complex="normal"/>
    </style:style>
    <style:style style:name="P120" style:family="paragraph" style:parent-style-name="Exalted">
      <style:text-properties officeooo:paragraph-rsid="01783a84"/>
    </style:style>
    <style:style style:name="P121" style:family="paragraph" style:parent-style-name="Exalted">
      <style:text-properties officeooo:rsid="017e1233" officeooo:paragraph-rsid="017e1233"/>
    </style:style>
    <style:style style:name="P122" style:family="paragraph" style:parent-style-name="Exalted">
      <style:text-properties officeooo:paragraph-rsid="0181eb18"/>
    </style:style>
    <style:style style:name="P123" style:family="paragraph" style:parent-style-name="Exalted">
      <style:text-properties officeooo:rsid="01849d94" officeooo:paragraph-rsid="01849d94"/>
    </style:style>
    <style:style style:name="P124" style:family="paragraph" style:parent-style-name="Exalted">
      <style:text-properties officeooo:rsid="01862a22" officeooo:paragraph-rsid="01862a22"/>
    </style:style>
    <style:style style:name="P125" style:family="paragraph" style:parent-style-name="Exalted">
      <style:text-properties officeooo:rsid="0187708f" officeooo:paragraph-rsid="0187708f"/>
    </style:style>
    <style:style style:name="P126" style:family="paragraph" style:parent-style-name="Exalted">
      <style:text-properties officeooo:rsid="018826b2" officeooo:paragraph-rsid="018826b2"/>
    </style:style>
    <style:style style:name="P127" style:family="paragraph" style:parent-style-name="Heading_20_4">
      <style:text-properties officeooo:rsid="015b8876" officeooo:paragraph-rsid="015b8876"/>
    </style:style>
    <style:style style:name="P128" style:family="paragraph" style:parent-style-name="Sidebar">
      <style:text-properties officeooo:rsid="0199c0cb" officeooo:paragraph-rsid="0199c0cb"/>
    </style:style>
    <style:style style:name="P129"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30" style:family="paragraph" style:parent-style-name="Exalted">
      <style:text-properties officeooo:rsid="019c8f14" officeooo:paragraph-rsid="019c8f14"/>
    </style:style>
    <style:style style:name="P131" style:family="paragraph" style:parent-style-name="Exalted">
      <style:text-properties officeooo:paragraph-rsid="019c8f14"/>
    </style:style>
    <style:style style:name="P132" style:family="paragraph" style:parent-style-name="Exalted">
      <style:text-properties officeooo:paragraph-rsid="019e38b8"/>
    </style:style>
    <style:style style:name="P133" style:family="paragraph" style:parent-style-name="Exalted">
      <style:text-properties officeooo:paragraph-rsid="012c61d8"/>
    </style:style>
    <style:style style:name="P134" style:family="paragraph" style:parent-style-name="Exalted">
      <style:text-properties officeooo:paragraph-rsid="01a67b1d"/>
    </style:style>
    <style:style style:name="P135" style:family="paragraph" style:parent-style-name="Exalted">
      <style:text-properties officeooo:rsid="01bbe288" officeooo:paragraph-rsid="01dea892"/>
    </style:style>
    <style:style style:name="P136" style:family="paragraph" style:parent-style-name="Exalted">
      <style:text-properties officeooo:paragraph-rsid="01bbe288"/>
    </style:style>
    <style:style style:name="P137" style:family="paragraph" style:parent-style-name="Exalted">
      <style:text-properties officeooo:paragraph-rsid="01bf4e23"/>
    </style:style>
    <style:style style:name="P138" style:family="paragraph" style:parent-style-name="Exalted">
      <style:text-properties officeooo:paragraph-rsid="01c13ad7"/>
    </style:style>
    <style:style style:name="P139" style:family="paragraph" style:parent-style-name="Exalted">
      <style:text-properties officeooo:paragraph-rsid="01c69b09"/>
    </style:style>
    <style:style style:name="P140" style:family="paragraph" style:parent-style-name="Exalted">
      <style:text-properties officeooo:paragraph-rsid="01c98de3"/>
    </style:style>
    <style:style style:name="P141" style:family="paragraph" style:parent-style-name="Exalted">
      <style:text-properties officeooo:paragraph-rsid="01d80117"/>
    </style:style>
    <style:style style:name="P142" style:family="paragraph" style:parent-style-name="Exalted">
      <style:text-properties officeooo:paragraph-rsid="0102d4f0"/>
    </style:style>
    <style:style style:name="P143" style:family="paragraph" style:parent-style-name="Exalted">
      <style:text-properties officeooo:rsid="01f2ba10" officeooo:paragraph-rsid="01f2ba10"/>
    </style:style>
    <style:style style:name="P144" style:family="paragraph" style:parent-style-name="Exalted">
      <style:text-properties officeooo:paragraph-rsid="00b6e631"/>
    </style:style>
    <style:style style:name="P145" style:family="paragraph" style:parent-style-name="Exalted">
      <style:text-properties officeooo:rsid="01f8c558" officeooo:paragraph-rsid="01f8c558"/>
    </style:style>
    <style:style style:name="P146" style:family="paragraph" style:parent-style-name="Exalted">
      <style:text-properties officeooo:paragraph-rsid="01fb489d"/>
    </style:style>
    <style:style style:name="P147" style:family="paragraph" style:parent-style-name="Exalted">
      <style:text-properties officeooo:paragraph-rsid="01c4b8eb"/>
    </style:style>
    <style:style style:name="P148" style:family="paragraph" style:parent-style-name="Exalted">
      <style:text-properties officeooo:paragraph-rsid="02084147"/>
    </style:style>
    <style:style style:name="P149" style:family="paragraph" style:parent-style-name="Exalted">
      <style:text-properties fo:font-weight="bold" officeooo:rsid="02084147" officeooo:paragraph-rsid="02084147" style:font-weight-asian="bold" style:font-weight-complex="bold"/>
    </style:style>
    <style:style style:name="P150" style:family="paragraph" style:parent-style-name="Exalted">
      <style:text-properties fo:font-weight="bold" officeooo:rsid="0209388c" officeooo:paragraph-rsid="0209388c" style:font-weight-asian="bold" style:font-weight-complex="bold"/>
    </style:style>
    <style:style style:name="P151" style:family="paragraph" style:parent-style-name="Exalted">
      <style:text-properties fo:font-weight="bold" officeooo:rsid="0209388c" officeooo:paragraph-rsid="020a1a59" style:font-weight-asian="bold" style:font-weight-complex="bold"/>
    </style:style>
    <style:style style:name="P152" style:family="paragraph" style:parent-style-name="Exalted">
      <style:text-properties officeooo:paragraph-rsid="02215770"/>
    </style:style>
    <style:style style:name="P153" style:family="paragraph" style:parent-style-name="Exalted">
      <style:text-properties officeooo:paragraph-rsid="0221944c"/>
    </style:style>
    <style:style style:name="P154" style:family="paragraph" style:parent-style-name="Exalted">
      <style:text-properties officeooo:paragraph-rsid="022833b5"/>
    </style:style>
    <style:style style:name="P155" style:family="paragraph" style:parent-style-name="Exalted">
      <style:text-properties officeooo:rsid="02287e19" officeooo:paragraph-rsid="00df6630"/>
    </style:style>
    <style:style style:name="P156" style:family="paragraph" style:parent-style-name="Exalted">
      <style:text-properties officeooo:paragraph-rsid="00cd7d83"/>
    </style:style>
    <style:style style:name="P157" style:family="paragraph" style:parent-style-name="Exalted">
      <style:text-properties officeooo:paragraph-rsid="022d63d2"/>
    </style:style>
    <style:style style:name="P158" style:family="paragraph" style:parent-style-name="Exalted">
      <style:text-properties officeooo:paragraph-rsid="023139fa"/>
    </style:style>
    <style:style style:name="P159" style:family="paragraph" style:parent-style-name="Exalted">
      <style:text-properties officeooo:rsid="02346af1" officeooo:paragraph-rsid="023528c0"/>
    </style:style>
    <style:style style:name="P160" style:family="paragraph" style:parent-style-name="Exalted">
      <style:text-properties officeooo:paragraph-rsid="0236a0a3"/>
    </style:style>
    <style:style style:name="P161" style:family="paragraph" style:parent-style-name="Exalted">
      <style:text-properties officeooo:rsid="0236a0a3" officeooo:paragraph-rsid="0236a0a3"/>
    </style:style>
    <style:style style:name="P162" style:family="paragraph" style:parent-style-name="Exalted">
      <style:text-properties officeooo:paragraph-rsid="0236c141"/>
    </style:style>
    <style:style style:name="P163" style:family="paragraph" style:parent-style-name="Exalted">
      <style:text-properties officeooo:rsid="0236c141" officeooo:paragraph-rsid="0236c141"/>
    </style:style>
    <style:style style:name="P164" style:family="paragraph" style:parent-style-name="Exalted">
      <style:text-properties officeooo:paragraph-rsid="02376f7f"/>
    </style:style>
    <style:style style:name="P165" style:family="paragraph" style:parent-style-name="Exalted">
      <style:text-properties officeooo:rsid="02376f7f" officeooo:paragraph-rsid="02376f7f"/>
    </style:style>
    <style:style style:name="P166" style:family="paragraph" style:parent-style-name="Exalted">
      <style:text-properties officeooo:paragraph-rsid="0238d512"/>
    </style:style>
    <style:style style:name="P167" style:family="paragraph" style:parent-style-name="Greater_20_Charm">
      <style:text-properties officeooo:paragraph-rsid="00aa951b"/>
    </style:style>
    <style:style style:name="P168" style:family="paragraph" style:parent-style-name="Heading_20_1">
      <style:paragraph-properties fo:break-before="page"/>
    </style:style>
    <style:style style:name="P169" style:family="paragraph" style:parent-style-name="Exalted">
      <style:text-properties officeooo:paragraph-rsid="0248d575"/>
    </style:style>
    <style:style style:name="P170" style:family="paragraph" style:parent-style-name="Standard">
      <style:text-properties officeooo:paragraph-rsid="024e1805"/>
    </style:style>
    <style:style style:name="P171" style:family="paragraph" style:parent-style-name="Exalted">
      <style:text-properties officeooo:paragraph-rsid="0257b3a7"/>
    </style:style>
    <style:style style:name="P172" style:family="paragraph" style:parent-style-name="Exalted">
      <style:text-properties officeooo:paragraph-rsid="020f2689"/>
    </style:style>
    <style:style style:name="P173" style:family="paragraph" style:parent-style-name="Exalted">
      <style:text-properties officeooo:rsid="0257b3a7" officeooo:paragraph-rsid="0257b3a7"/>
    </style:style>
    <style:style style:name="P174" style:family="paragraph" style:parent-style-name="Exalted">
      <style:text-properties officeooo:rsid="02593b52" officeooo:paragraph-rsid="02593b52"/>
    </style:style>
    <style:style style:name="P175" style:family="paragraph" style:parent-style-name="Exalted">
      <style:text-properties officeooo:rsid="025f6f7a" officeooo:paragraph-rsid="02607eb2"/>
    </style:style>
    <style:style style:name="P176" style:family="paragraph" style:parent-style-name="Exalted">
      <style:text-properties officeooo:paragraph-rsid="02607eb2"/>
    </style:style>
    <style:style style:name="P177" style:family="paragraph" style:parent-style-name="Exalted">
      <style:text-properties officeooo:paragraph-rsid="02659831"/>
    </style:style>
    <style:style style:name="P178" style:family="paragraph" style:parent-style-name="Exalted">
      <style:text-properties officeooo:rsid="02659831" officeooo:paragraph-rsid="02659831"/>
    </style:style>
    <style:style style:name="P179" style:family="paragraph" style:parent-style-name="Exalted">
      <style:text-properties officeooo:paragraph-rsid="026849e8"/>
    </style:style>
    <style:style style:name="P180" style:family="paragraph" style:parent-style-name="Exalted">
      <style:text-properties officeooo:rsid="026849e8" officeooo:paragraph-rsid="026849e8"/>
    </style:style>
    <style:style style:name="P181" style:family="paragraph" style:parent-style-name="Exalted">
      <style:text-properties officeooo:paragraph-rsid="026a44ff"/>
    </style:style>
    <style:style style:name="P182" style:family="paragraph" style:parent-style-name="Exalted">
      <style:text-properties officeooo:rsid="026a44ff" officeooo:paragraph-rsid="026a44ff"/>
    </style:style>
    <style:style style:name="P183" style:family="paragraph" style:parent-style-name="Exalted">
      <style:text-properties officeooo:rsid="026ac25f" officeooo:paragraph-rsid="01243d2f"/>
    </style:style>
    <style:style style:name="P184" style:family="paragraph" style:parent-style-name="Exalted">
      <style:text-properties officeooo:rsid="026ac25f" officeooo:paragraph-rsid="026ac25f"/>
    </style:style>
    <style:style style:name="P185" style:family="paragraph" style:parent-style-name="Exalted">
      <style:text-properties officeooo:paragraph-rsid="026ac25f"/>
    </style:style>
    <style:style style:name="P186" style:family="paragraph" style:parent-style-name="Greater_20_Charm">
      <style:paragraph-properties fo:break-before="column"/>
      <style:text-properties officeooo:paragraph-rsid="026ac25f" style:language-asian="zh" style:country-asian="CN" style:language-complex="hi" style:country-complex="IN"/>
    </style:style>
    <style:style style:name="P187" style:family="paragraph" style:parent-style-name="Exalted" style:list-style-name="Exalt_20_Dot">
      <style:text-properties officeooo:paragraph-rsid="00bafd73" style:language-asian="zh" style:country-asian="CN" style:language-complex="hi" style:country-complex="IN"/>
    </style:style>
    <style:style style:name="P188" style:family="paragraph" style:parent-style-name="Exalted">
      <style:text-properties fo:font-weight="normal" officeooo:rsid="02659831" officeooo:paragraph-rsid="02659831" style:language-asian="zh" style:country-asian="CN" style:font-weight-asian="normal" style:language-complex="hi" style:country-complex="IN" style:font-weight-complex="normal"/>
    </style:style>
    <style:style style:name="P189" style:family="paragraph" style:parent-style-name="Exalted">
      <style:text-properties fo:font-weight="normal" officeooo:rsid="026733cd" officeooo:paragraph-rsid="026733cd" style:language-asian="zh" style:country-asian="CN" style:font-weight-asian="normal" style:language-complex="hi" style:country-complex="IN" style:font-weight-complex="normal"/>
    </style:style>
    <style:style style:name="P190" style:family="paragraph" style:parent-style-name="Exalted">
      <style:text-properties fo:font-weight="normal" officeooo:rsid="026a44ff" officeooo:paragraph-rsid="026a44ff" style:language-asian="zh" style:country-asian="CN" style:font-weight-asian="normal" style:language-complex="hi" style:country-complex="IN" style:font-weight-complex="normal"/>
    </style:style>
    <style:style style:name="P191" style:family="paragraph" style:parent-style-name="Exalted">
      <style:text-properties officeooo:paragraph-rsid="02714c2e"/>
    </style:style>
    <style:style style:name="P192" style:family="paragraph" style:parent-style-name="Exalted">
      <style:text-properties officeooo:rsid="02714c2e" officeooo:paragraph-rsid="0273cfb9"/>
    </style:style>
    <style:style style:name="P193" style:family="paragraph" style:parent-style-name="Exalted">
      <style:text-properties officeooo:rsid="0273cfb9" officeooo:paragraph-rsid="0273cfb9"/>
    </style:style>
    <style:style style:name="P194" style:family="paragraph" style:parent-style-name="Exalted">
      <style:text-properties officeooo:rsid="0273cfb9" officeooo:paragraph-rsid="0273e63e"/>
    </style:style>
    <style:style style:name="P195" style:family="paragraph" style:parent-style-name="Exalted">
      <style:text-properties officeooo:rsid="0273e63e" officeooo:paragraph-rsid="0273e63e"/>
    </style:style>
    <style:style style:name="P196" style:family="paragraph" style:parent-style-name="Exalted">
      <style:text-properties officeooo:rsid="027541c2" officeooo:paragraph-rsid="027541c2"/>
    </style:style>
    <style:style style:name="P197"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98" style:family="paragraph" style:parent-style-name="Heading_20_2">
      <style:text-properties officeooo:paragraph-rsid="00bafd73"/>
    </style:style>
    <style:style style:name="P199" style:family="paragraph" style:parent-style-name="Heading_20_2">
      <style:paragraph-properties fo:break-before="column"/>
      <style:text-properties officeooo:paragraph-rsid="00babe96"/>
    </style:style>
    <style:style style:name="P200" style:family="paragraph" style:parent-style-name="Heading_20_2">
      <style:paragraph-properties fo:break-before="column"/>
      <style:text-properties officeooo:rsid="018f8f15" officeooo:paragraph-rsid="018f8f15"/>
    </style:style>
    <style:style style:name="P201" style:family="paragraph" style:parent-style-name="Heading_20_2">
      <style:paragraph-properties fo:break-before="page"/>
      <style:text-properties officeooo:paragraph-rsid="024c6d91"/>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paragraph-rsid="024cd562"/>
    </style:style>
    <style:style style:name="P204" style:family="paragraph" style:parent-style-name="Heading_20_3">
      <style:paragraph-properties fo:break-before="column"/>
      <style:text-properties officeooo:paragraph-rsid="0094d817"/>
    </style:style>
    <style:style style:name="P205" style:family="paragraph" style:parent-style-name="Heading_20_3">
      <style:text-properties style:language-asian="zh" style:country-asian="CN" style:language-complex="hi" style:country-complex="IN"/>
    </style:style>
    <style:style style:name="P206" style:family="paragraph" style:parent-style-name="Heading_20_3">
      <style:text-properties officeooo:rsid="00b6e631" officeooo:paragraph-rsid="00b6e631"/>
    </style:style>
    <style:style style:name="P207" style:family="paragraph" style:parent-style-name="Heading_20_3">
      <style:text-properties fo:font-weight="normal" officeooo:rsid="00b6e631" officeooo:paragraph-rsid="00b8f304" style:font-weight-asian="normal" style:font-weight-complex="normal"/>
    </style:style>
    <style:style style:name="P208" style:family="paragraph" style:parent-style-name="Heading_20_3">
      <style:text-properties officeooo:paragraph-rsid="00bafd73"/>
    </style:style>
    <style:style style:name="P209" style:family="paragraph" style:parent-style-name="Heading_20_3">
      <style:text-properties officeooo:paragraph-rsid="00babe96"/>
    </style:style>
    <style:style style:name="P210" style:family="paragraph" style:parent-style-name="Heading_20_3">
      <style:paragraph-properties fo:break-before="column"/>
    </style:style>
    <style:style style:name="P211" style:family="paragraph" style:parent-style-name="Heading_20_3">
      <style:text-properties officeooo:paragraph-rsid="0248d575"/>
    </style:style>
    <style:style style:name="P212" style:family="paragraph" style:parent-style-name="Heading_20_3">
      <style:text-properties officeooo:paragraph-rsid="00d20d41"/>
    </style:style>
    <style:style style:name="P213" style:family="paragraph" style:parent-style-name="Heading_20_3">
      <style:text-properties officeooo:paragraph-rsid="00f70a83"/>
    </style:style>
    <style:style style:name="P214" style:family="paragraph" style:parent-style-name="Heading_20_3">
      <style:paragraph-properties fo:break-before="column"/>
      <style:text-properties officeooo:paragraph-rsid="021c51cb"/>
    </style:style>
    <style:style style:name="P215" style:family="paragraph" style:parent-style-name="Heading_20_3">
      <style:text-properties officeooo:paragraph-rsid="00f8b526"/>
    </style:style>
    <style:style style:name="P216" style:family="paragraph" style:parent-style-name="Heading_20_3">
      <style:text-properties fo:font-variant="small-caps" fo:color="#111111" loext:opacity="100%" style:text-outline="false" style:font-name="Mercury Text G2 Semibold1" fo:font-size="14pt" fo:font-style="normal" fo:text-shadow="none" fo:font-weight="normal" officeooo:rsid="022ee44d" officeooo:paragraph-rsid="022ee44d"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17" style:family="paragraph" style:parent-style-name="Heading_20_3">
      <style:text-properties fo:font-variant="small-caps" fo:color="#111111" loext:opacity="100%" style:text-outline="false" style:font-name="Mercury Text G2 Semibold1" fo:font-size="14pt" fo:font-style="normal" fo:text-shadow="none" fo:font-weight="normal" officeooo:rsid="022d63d2" officeooo:paragraph-rsid="022d63d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18" style:family="paragraph" style:parent-style-name="Heading_20_3">
      <style:text-properties fo:font-variant="small-caps" fo:color="#111111" loext:opacity="100%" style:text-outline="false" style:font-name="Mercury Text G2 Semibold1" fo:font-size="14pt" fo:font-style="normal" fo:text-shadow="none" fo:font-weight="normal" officeooo:rsid="023aabda" officeooo:paragraph-rsid="023aabd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19" style:family="paragraph" style:parent-style-name="Heading_20_3">
      <style:text-properties fo:font-variant="small-caps" fo:color="#111111" loext:opacity="100%" style:text-outline="false" style:font-name="Mercury Text G2 Semibold1" fo:font-size="14pt" fo:font-style="normal" fo:text-shadow="none" fo:font-weight="normal" officeooo:rsid="024bbdc1" officeooo:paragraph-rsid="024bbdc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0" style:family="paragraph" style:parent-style-name="Heading_20_3">
      <style:text-properties fo:font-variant="small-caps" fo:color="#111111" loext:opacity="100%" style:text-outline="false" style:font-name="Mercury Text G2 Semibold1" fo:font-size="14pt" fo:font-style="normal" fo:text-shadow="none" fo:font-weight="normal" officeooo:rsid="023139fa" officeooo:paragraph-rsid="023139f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1" style:family="paragraph" style:parent-style-name="Heading_20_3">
      <style:text-properties fo:font-variant="small-caps" fo:color="#111111" loext:opacity="100%" style:text-outline="false" style:font-name="Mercury Text G2 Semibold1" fo:font-size="14pt" fo:font-style="normal" fo:text-shadow="none" fo:font-weight="normal" officeooo:rsid="023528c0" officeooo:paragraph-rsid="023528c0"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2" style:family="paragraph" style:parent-style-name="Heading_20_3">
      <style:text-properties fo:font-variant="small-caps" fo:color="#111111" loext:opacity="100%" style:text-outline="false" style:font-name="Mercury Text G2 Semibold1" fo:font-size="14pt" fo:font-style="normal" fo:text-shadow="none" fo:font-weight="normal" officeooo:rsid="0236c141" officeooo:paragraph-rsid="0236c14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3" style:family="paragraph" style:parent-style-name="Heading_20_3">
      <style:text-properties fo:font-variant="small-caps" fo:color="#111111" loext:opacity="100%" style:text-outline="false" style:font-name="Mercury Text G2 Semibold1" fo:font-size="14pt" fo:font-style="normal" fo:text-shadow="none" fo:font-weight="normal" officeooo:rsid="0236a0a3" officeooo:paragraph-rsid="0236a0a3"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4" style:family="paragraph" style:parent-style-name="Heading_20_3">
      <style:text-properties fo:font-variant="small-caps" fo:color="#111111" loext:opacity="100%" style:text-outline="false" style:font-name="Mercury Text G2 Semibold1" fo:font-size="14pt" fo:font-style="normal" fo:text-shadow="none" fo:font-weight="normal" officeooo:rsid="02376f7f" officeooo:paragraph-rsid="02376f7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5" style:family="paragraph" style:parent-style-name="Heading_20_3">
      <style:text-properties fo:font-variant="small-caps" fo:color="#111111" loext:opacity="100%" style:text-outline="false" style:font-name="Mercury Text G2 Semibold1" fo:font-size="14pt" fo:font-style="normal" fo:text-shadow="none" fo:font-weight="normal" officeooo:rsid="02607eb2" officeooo:paragraph-rsid="02607eb2"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6" style:family="paragraph" style:parent-style-name="Heading_20_3">
      <style:text-properties fo:font-variant="small-caps" fo:color="#111111" loext:opacity="100%" style:text-outline="false" style:font-name="Mercury Text G2 Semibold1" fo:font-size="14pt" fo:font-style="normal" fo:text-shadow="none" fo:font-weight="normal" officeooo:rsid="0257b3a7" officeooo:paragraph-rsid="0257b3a7"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7" style:family="paragraph" style:parent-style-name="Heading_20_3">
      <style:text-properties fo:font-variant="small-caps" fo:color="#111111" loext:opacity="100%" style:text-outline="false" style:font-name="Mercury Text G2 Semibold1" fo:font-size="14pt" fo:font-style="normal" fo:text-shadow="none" fo:font-weight="normal" officeooo:rsid="02659831" officeooo:paragraph-rsid="02659831"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8" style:family="paragraph" style:parent-style-name="Heading_20_3">
      <style:text-properties fo:font-variant="small-caps" fo:color="#111111" loext:opacity="100%" style:text-outline="false" style:font-name="Mercury Text G2 Semibold1" fo:font-size="14pt" fo:font-style="normal" fo:text-shadow="none" fo:font-weight="normal" officeooo:rsid="026849e8" officeooo:paragraph-rsid="026849e8"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29" style:family="paragraph" style:parent-style-name="Heading_20_3">
      <style:paragraph-properties fo:break-before="column"/>
      <style:text-properties fo:font-variant="small-caps" fo:color="#111111" loext:opacity="100%" style:text-outline="false" style:font-name="Mercury Text G2 Semibold1" fo:font-size="14pt" fo:font-style="normal" fo:text-shadow="none" fo:font-weight="normal" officeooo:rsid="026a44ff" officeooo:paragraph-rsid="026a44f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0" style:family="paragraph" style:parent-style-name="Heading_20_3">
      <style:text-properties fo:font-variant="small-caps" fo:color="#111111" loext:opacity="100%" style:text-outline="false" style:font-name="Mercury Text G2 Semibold1" fo:font-size="14pt" fo:font-style="normal" fo:text-shadow="none" fo:font-weight="normal" officeooo:rsid="026f331a" officeooo:paragraph-rsid="026f331a"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1" style:family="paragraph" style:parent-style-name="Heading_20_3">
      <style:text-properties fo:font-variant="small-caps" fo:color="#111111" loext:opacity="100%" style:text-outline="false" style:font-name="Mercury Text G2 Semibold1" fo:font-size="14pt" fo:font-style="normal" fo:text-shadow="none" fo:font-weight="normal" officeooo:rsid="02714c2e" officeooo:paragraph-rsid="02714c2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2" style:family="paragraph" style:parent-style-name="Heading_20_3">
      <style:text-properties fo:font-variant="small-caps" fo:color="#111111" loext:opacity="100%" style:text-outline="false" style:font-name="Mercury Text G2 Semibold1" fo:font-size="14pt" fo:font-style="normal" fo:text-shadow="none" fo:font-weight="normal" officeooo:rsid="0273e63e" officeooo:paragraph-rsid="0273e63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P233" style:family="paragraph" style:parent-style-name="Heading_20_3">
      <style:text-properties officeooo:paragraph-rsid="00e577fd"/>
    </style:style>
    <style:style style:name="P234" style:family="paragraph" style:parent-style-name="Heading_20_3">
      <style:text-properties officeooo:paragraph-rsid="00c9489c"/>
    </style:style>
    <style:style style:name="P235" style:family="paragraph" style:parent-style-name="Heading_20_3">
      <style:paragraph-properties fo:break-before="column"/>
      <style:text-properties officeooo:paragraph-rsid="00cb4aac"/>
    </style:style>
    <style:style style:name="P236" style:family="paragraph" style:parent-style-name="Heading_20_3">
      <style:text-properties officeooo:paragraph-rsid="023aabda"/>
    </style:style>
    <style:style style:name="P237" style:family="paragraph" style:parent-style-name="Heading_20_3">
      <style:text-properties officeooo:paragraph-rsid="00cd228f"/>
    </style:style>
    <style:style style:name="P238" style:family="paragraph" style:parent-style-name="Heading_20_3">
      <style:text-properties officeooo:paragraph-rsid="01c98de3"/>
    </style:style>
    <style:style style:name="P239" style:family="paragraph" style:parent-style-name="Heading_20_3">
      <style:text-properties officeooo:paragraph-rsid="00d764e5"/>
    </style:style>
    <style:style style:name="P240" style:family="paragraph" style:parent-style-name="Heading_20_3">
      <style:text-properties officeooo:paragraph-rsid="00fb6117"/>
    </style:style>
    <style:style style:name="P241" style:family="paragraph" style:parent-style-name="Heading_20_3">
      <style:text-properties officeooo:paragraph-rsid="00b1ca0c"/>
    </style:style>
    <style:style style:name="P242" style:family="paragraph" style:parent-style-name="Heading_20_3">
      <style:text-properties officeooo:paragraph-rsid="00df6630"/>
    </style:style>
    <style:style style:name="P243" style:family="paragraph" style:parent-style-name="Heading_20_3">
      <style:paragraph-properties fo:break-before="column"/>
      <style:text-properties officeooo:paragraph-rsid="00f357e7"/>
    </style:style>
    <style:style style:name="P244" style:family="paragraph" style:parent-style-name="Heading_20_3">
      <style:text-properties officeooo:paragraph-rsid="00ff5516"/>
    </style:style>
    <style:style style:name="P245" style:family="paragraph" style:parent-style-name="Heading_20_3">
      <style:text-properties officeooo:paragraph-rsid="0104082c"/>
    </style:style>
    <style:style style:name="P246" style:family="paragraph" style:parent-style-name="Heading_20_3">
      <style:text-properties officeooo:paragraph-rsid="01c13ad7"/>
    </style:style>
    <style:style style:name="P247" style:family="paragraph" style:parent-style-name="Heading_20_3">
      <style:text-properties officeooo:paragraph-rsid="00e3652d"/>
    </style:style>
    <style:style style:name="P248" style:family="paragraph" style:parent-style-name="Heading_20_3">
      <style:text-properties officeooo:paragraph-rsid="00e11aa4"/>
    </style:style>
    <style:style style:name="P249" style:family="paragraph" style:parent-style-name="Heading_20_3">
      <style:text-properties officeooo:paragraph-rsid="019c8f14"/>
    </style:style>
    <style:style style:name="P250" style:family="paragraph" style:parent-style-name="Heading_20_3">
      <style:text-properties officeooo:paragraph-rsid="013043c5"/>
    </style:style>
    <style:style style:name="P251" style:family="paragraph" style:parent-style-name="Heading_20_3">
      <style:text-properties officeooo:paragraph-rsid="00ebda56"/>
    </style:style>
    <style:style style:name="P252" style:family="paragraph" style:parent-style-name="Heading_20_3">
      <style:text-properties officeooo:rsid="0209388c" officeooo:paragraph-rsid="0209388c"/>
    </style:style>
    <style:style style:name="P253" style:family="paragraph" style:parent-style-name="Heading_20_3">
      <style:text-properties officeooo:paragraph-rsid="00b06ed4"/>
    </style:style>
    <style:style style:name="P254" style:family="paragraph" style:parent-style-name="Heading_20_3">
      <style:text-properties officeooo:paragraph-rsid="0104d48b"/>
    </style:style>
    <style:style style:name="P255" style:family="paragraph" style:parent-style-name="Heading_20_3">
      <style:text-properties officeooo:paragraph-rsid="02084147"/>
    </style:style>
    <style:style style:name="P256" style:family="paragraph" style:parent-style-name="Heading_20_3">
      <style:text-properties officeooo:paragraph-rsid="010ff56f"/>
    </style:style>
    <style:style style:name="P257" style:family="paragraph" style:parent-style-name="Heading_20_3">
      <style:text-properties officeooo:paragraph-rsid="010d91c9"/>
    </style:style>
    <style:style style:name="P258" style:family="paragraph" style:parent-style-name="Heading_20_3">
      <style:text-properties officeooo:paragraph-rsid="01152ece"/>
    </style:style>
    <style:style style:name="P259" style:family="paragraph" style:parent-style-name="Heading_20_3">
      <style:text-properties officeooo:paragraph-rsid="011a60ce"/>
    </style:style>
    <style:style style:name="P260" style:family="paragraph" style:parent-style-name="Heading_20_3">
      <style:text-properties officeooo:paragraph-rsid="01c69b09"/>
    </style:style>
    <style:style style:name="P261" style:family="paragraph" style:parent-style-name="Heading_20_3">
      <style:text-properties officeooo:paragraph-rsid="0238d512"/>
    </style:style>
    <style:style style:name="P262" style:family="paragraph" style:parent-style-name="Heading_20_3">
      <style:text-properties officeooo:paragraph-rsid="00f9582a"/>
    </style:style>
    <style:style style:name="P263" style:family="paragraph" style:parent-style-name="Heading_20_3">
      <style:text-properties officeooo:paragraph-rsid="011b9f8f"/>
    </style:style>
    <style:style style:name="P264" style:family="paragraph" style:parent-style-name="Heading_20_3">
      <style:text-properties officeooo:paragraph-rsid="012c61d8"/>
    </style:style>
    <style:style style:name="P265" style:family="paragraph" style:parent-style-name="Heading_20_3">
      <style:text-properties officeooo:paragraph-rsid="01418efd"/>
    </style:style>
    <style:style style:name="P266" style:family="paragraph" style:parent-style-name="Heading_20_3">
      <style:text-properties officeooo:paragraph-rsid="00b2453e"/>
    </style:style>
    <style:style style:name="P267" style:family="paragraph" style:parent-style-name="Heading_20_3">
      <style:text-properties officeooo:paragraph-rsid="01221687"/>
    </style:style>
    <style:style style:name="P268" style:family="paragraph" style:parent-style-name="Heading_20_3">
      <style:text-properties officeooo:paragraph-rsid="011b0917"/>
    </style:style>
    <style:style style:name="P269" style:family="paragraph" style:parent-style-name="Heading_20_3">
      <style:text-properties officeooo:paragraph-rsid="0126dc1b"/>
    </style:style>
    <style:style style:name="P270" style:family="paragraph" style:parent-style-name="Heading_20_3">
      <style:text-properties officeooo:paragraph-rsid="01bf4e23"/>
    </style:style>
    <style:style style:name="P271" style:family="paragraph" style:parent-style-name="Heading_20_3">
      <style:text-properties officeooo:paragraph-rsid="0130708b"/>
    </style:style>
    <style:style style:name="P272" style:family="paragraph" style:parent-style-name="Heading_20_3">
      <style:text-properties officeooo:paragraph-rsid="01a67b1d"/>
    </style:style>
    <style:style style:name="P273" style:family="paragraph" style:parent-style-name="Heading_20_3">
      <style:text-properties officeooo:paragraph-rsid="012ed30c"/>
    </style:style>
    <style:style style:name="P274" style:family="paragraph" style:parent-style-name="Heading_20_3">
      <style:paragraph-properties fo:break-before="column"/>
      <style:text-properties officeooo:paragraph-rsid="01243d2f"/>
    </style:style>
    <style:style style:name="P275" style:family="paragraph" style:parent-style-name="Heading_20_3">
      <style:text-properties officeooo:paragraph-rsid="01279a43"/>
    </style:style>
    <style:style style:name="P276" style:family="paragraph" style:parent-style-name="Heading_20_3">
      <style:text-properties officeooo:paragraph-rsid="0144295d"/>
    </style:style>
    <style:style style:name="P277" style:family="paragraph" style:parent-style-name="Heading_20_3">
      <style:text-properties officeooo:rsid="026ac25f"/>
    </style:style>
    <style:style style:name="P278" style:family="paragraph" style:parent-style-name="Heading_20_3">
      <style:text-properties officeooo:paragraph-rsid="0137666a"/>
    </style:style>
    <style:style style:name="P279" style:family="paragraph" style:parent-style-name="Heading_20_3">
      <style:text-properties officeooo:paragraph-rsid="00add673"/>
    </style:style>
    <style:style style:name="P280" style:family="paragraph" style:parent-style-name="Heading_20_3">
      <style:text-properties officeooo:paragraph-rsid="0102d4f0"/>
    </style:style>
    <style:style style:name="P281" style:family="paragraph" style:parent-style-name="Heading_20_3">
      <style:text-properties officeooo:paragraph-rsid="01d80117"/>
    </style:style>
    <style:style style:name="P282" style:family="paragraph" style:parent-style-name="Heading_20_3">
      <style:text-properties officeooo:paragraph-rsid="0138216c"/>
    </style:style>
    <style:style style:name="P283" style:family="paragraph" style:parent-style-name="Heading_20_3">
      <style:paragraph-properties fo:break-before="column"/>
      <style:text-properties officeooo:paragraph-rsid="013153ed"/>
    </style:style>
    <style:style style:name="P284" style:family="paragraph" style:parent-style-name="Heading_20_3">
      <style:text-properties officeooo:paragraph-rsid="0137b3bf"/>
    </style:style>
    <style:style style:name="P285" style:family="paragraph" style:parent-style-name="Heading_20_3">
      <style:text-properties officeooo:paragraph-rsid="00ed1a3f"/>
    </style:style>
    <style:style style:name="P286" style:family="paragraph" style:parent-style-name="Heading_20_3">
      <style:text-properties officeooo:paragraph-rsid="013c7361"/>
    </style:style>
    <style:style style:name="P287" style:family="paragraph" style:parent-style-name="Heading_20_3">
      <style:paragraph-properties fo:break-before="column"/>
      <style:text-properties officeooo:paragraph-rsid="013c0a6f"/>
    </style:style>
    <style:style style:name="P288" style:family="paragraph" style:parent-style-name="Heading_20_3">
      <style:text-properties officeooo:paragraph-rsid="0134e01d"/>
    </style:style>
    <style:style style:name="P289"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108b78" style:language-asian="zh" style:country-asian="CN" style:language-complex="hi" style:country-complex="IN"/>
    </style:style>
    <style:style style:name="T9" style:family="text">
      <style:text-properties officeooo:rsid="0220fd77" style:language-asian="zh" style:country-asian="CN" style:language-complex="hi" style:country-complex="IN"/>
    </style:style>
    <style:style style:name="T10" style:family="text">
      <style:text-properties officeooo:rsid="02215770" style:language-asian="zh" style:country-asian="CN" style:language-complex="hi" style:country-complex="IN"/>
    </style:style>
    <style:style style:name="T11" style:family="text">
      <style:text-properties officeooo:rsid="02300e1b" style:language-asian="zh" style:country-asian="CN" style:language-complex="hi" style:country-complex="IN"/>
    </style:style>
    <style:style style:name="T12" style:family="text">
      <style:text-properties officeooo:rsid="0236a0a3" style:language-asian="zh" style:country-asian="CN" style:language-complex="hi" style:country-complex="IN"/>
    </style:style>
    <style:style style:name="T13" style:family="text">
      <style:text-properties officeooo:rsid="026ac25f" style:language-asian="zh" style:country-asian="CN" style:language-complex="hi" style:country-complex="IN"/>
    </style:style>
    <style:style style:name="T14" style:family="text">
      <style:text-properties officeooo:rsid="00985662"/>
    </style:style>
    <style:style style:name="T15" style:family="text">
      <style:text-properties fo:language="en" fo:country="US"/>
    </style:style>
    <style:style style:name="T16" style:family="text">
      <style:text-properties fo:language="en" fo:country="US" officeooo:rsid="00a8e284" style:language-asian="zh" style:country-asian="CN" style:language-complex="hi" style:country-complex="IN"/>
    </style:style>
    <style:style style:name="T17" style:family="text">
      <style:text-properties fo:language="en" fo:country="US" fo:font-style="italic" fo:font-weight="normal" officeooo:rsid="03da142e" style:font-style-asian="italic" style:font-weight-asian="normal" style:font-style-complex="italic" style:font-weight-complex="normal"/>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3da142e" style:font-weight-asian="normal" style:font-weight-complex="normal"/>
    </style:style>
    <style:style style:name="T20" style:family="text">
      <style:text-properties fo:language="en" fo:country="US" fo:font-weight="normal" officeooo:rsid="0208ea2e" style:font-weight-asian="normal" style:font-weight-complex="normal"/>
    </style:style>
    <style:style style:name="T21" style:family="text">
      <style:text-properties fo:language="en" fo:country="US" fo:font-weight="normal" officeooo:rsid="03da142e" style:language-asian="zh" style:country-asian="CN" style:font-weight-asian="normal" style:language-complex="hi" style:country-complex="IN" style:font-weight-complex="normal"/>
    </style:style>
    <style:style style:name="T22" style:family="text">
      <style:text-properties fo:font-weight="bold" style:font-weight-asian="bold" style:font-weight-complex="bold"/>
    </style:style>
    <style:style style:name="T23" style:family="text">
      <style:text-properties fo:font-weight="bold" officeooo:rsid="039af3c3" style:font-weight-asian="bold" style:font-weight-complex="bold"/>
    </style:style>
    <style:style style:name="T24" style:family="text">
      <style:text-properties fo:font-weight="bold" officeooo:rsid="03b8148d" style:font-weight-asian="bold" style:font-weight-complex="bold"/>
    </style:style>
    <style:style style:name="T25" style:family="text">
      <style:text-properties fo:font-weight="bold" officeooo:rsid="00add673" style:font-weight-asian="bold" style:font-weight-complex="bold"/>
    </style:style>
    <style:style style:name="T26" style:family="text">
      <style:text-properties fo:font-weight="bold" officeooo:rsid="03d7e9be" style:font-weight-asian="bold" style:font-weight-complex="bold"/>
    </style:style>
    <style:style style:name="T27" style:family="text">
      <style:text-properties fo:font-weight="bold" officeooo:rsid="03c7a27a" style:font-weight-asian="bold" style:font-weight-complex="bold"/>
    </style:style>
    <style:style style:name="T28" style:family="text">
      <style:text-properties fo:font-weight="bold" officeooo:rsid="03f07150" style:font-weight-asian="bold" style:font-weight-complex="bold"/>
    </style:style>
    <style:style style:name="T29" style:family="text">
      <style:text-properties fo:font-weight="bold" officeooo:rsid="00c9489c" style:font-weight-asian="bold" style:font-weight-complex="bold"/>
    </style:style>
    <style:style style:name="T30" style:family="text">
      <style:text-properties fo:font-weight="bold" officeooo:rsid="00cb4aac" style:font-weight-asian="bold" style:font-weight-complex="bold"/>
    </style:style>
    <style:style style:name="T31" style:family="text">
      <style:text-properties fo:font-weight="bold" officeooo:rsid="00d24a74" style:font-weight-asian="bold" style:font-weight-complex="bold"/>
    </style:style>
    <style:style style:name="T32" style:family="text">
      <style:text-properties fo:font-weight="bold" officeooo:rsid="00d45f12" style:font-weight-asian="bold" style:font-weight-complex="bold"/>
    </style:style>
    <style:style style:name="T33" style:family="text">
      <style:text-properties fo:font-weight="bold" officeooo:rsid="00d764e5" style:font-weight-asian="bold" style:font-weight-complex="bold"/>
    </style:style>
    <style:style style:name="T34" style:family="text">
      <style:text-properties fo:font-weight="bold" officeooo:rsid="00d81005" style:font-weight-asian="bold" style:font-weight-complex="bold"/>
    </style:style>
    <style:style style:name="T35" style:family="text">
      <style:text-properties fo:font-weight="bold" officeooo:rsid="00dd13db" style:font-weight-asian="bold" style:font-weight-complex="bold"/>
    </style:style>
    <style:style style:name="T36" style:family="text">
      <style:text-properties fo:font-weight="bold" officeooo:rsid="00df6630" style:font-weight-asian="bold" style:font-weight-complex="bold"/>
    </style:style>
    <style:style style:name="T37" style:family="text">
      <style:text-properties fo:font-weight="bold" officeooo:rsid="00ee6b21" style:font-weight-asian="bold" style:font-weight-complex="bold"/>
    </style:style>
    <style:style style:name="T38" style:family="text">
      <style:text-properties fo:font-weight="bold" officeooo:rsid="00f70a83" style:font-weight-asian="bold" style:font-weight-complex="bold"/>
    </style:style>
    <style:style style:name="T39" style:family="text">
      <style:text-properties fo:font-weight="bold" officeooo:rsid="00f8b526" style:font-weight-asian="bold" style:font-weight-complex="bold"/>
    </style:style>
    <style:style style:name="T40" style:family="text">
      <style:text-properties fo:font-weight="bold" officeooo:rsid="00f9582a" style:font-weight-asian="bold" style:font-weight-complex="bold"/>
    </style:style>
    <style:style style:name="T41" style:family="text">
      <style:text-properties fo:font-weight="bold" officeooo:rsid="00ff5516" style:font-weight-asian="bold" style:font-weight-complex="bold"/>
    </style:style>
    <style:style style:name="T42" style:family="text">
      <style:text-properties fo:font-weight="bold" officeooo:rsid="010304ae" style:font-weight-asian="bold" style:font-weight-complex="bold"/>
    </style:style>
    <style:style style:name="T43" style:family="text">
      <style:text-properties fo:font-weight="bold" officeooo:rsid="010d91c9" style:font-weight-asian="bold" style:font-weight-complex="bold"/>
    </style:style>
    <style:style style:name="T44" style:family="text">
      <style:text-properties fo:font-weight="bold" officeooo:rsid="010e7e41" style:font-weight-asian="bold" style:font-weight-complex="bold"/>
    </style:style>
    <style:style style:name="T45" style:family="text">
      <style:text-properties fo:font-weight="bold" officeooo:rsid="010fdcf5" style:font-weight-asian="bold" style:font-weight-complex="bold"/>
    </style:style>
    <style:style style:name="T46" style:family="text">
      <style:text-properties fo:font-weight="bold" officeooo:rsid="01152ece" style:font-weight-asian="bold" style:font-weight-complex="bold"/>
    </style:style>
    <style:style style:name="T47" style:family="text">
      <style:text-properties fo:font-weight="bold" officeooo:rsid="011b9f8f" style:font-weight-asian="bold" style:font-weight-complex="bold"/>
    </style:style>
    <style:style style:name="T48" style:family="text">
      <style:text-properties fo:font-weight="bold" officeooo:rsid="011cc43e" style:font-weight-asian="bold" style:font-weight-complex="bold"/>
    </style:style>
    <style:style style:name="T49" style:family="text">
      <style:text-properties fo:font-weight="bold" officeooo:rsid="01221687" style:font-weight-asian="bold" style:font-weight-complex="bold"/>
    </style:style>
    <style:style style:name="T50" style:family="text">
      <style:text-properties fo:font-weight="bold" officeooo:rsid="01243d2f" style:font-weight-asian="bold" style:font-weight-complex="bold"/>
    </style:style>
    <style:style style:name="T51" style:family="text">
      <style:text-properties fo:font-weight="bold" officeooo:rsid="012945bf" style:font-weight-asian="bold" style:font-weight-complex="bold"/>
    </style:style>
    <style:style style:name="T52" style:family="text">
      <style:text-properties fo:font-weight="bold" officeooo:rsid="013043c5" style:font-weight-asian="bold" style:font-weight-complex="bold"/>
    </style:style>
    <style:style style:name="T53" style:family="text">
      <style:text-properties fo:font-weight="bold" officeooo:rsid="0130708b" style:font-weight-asian="bold" style:font-weight-complex="bold"/>
    </style:style>
    <style:style style:name="T54" style:family="text">
      <style:text-properties fo:font-weight="bold" officeooo:rsid="0134e01d" style:font-weight-asian="bold" style:font-weight-complex="bold"/>
    </style:style>
    <style:style style:name="T55" style:family="text">
      <style:text-properties fo:font-weight="bold" officeooo:rsid="01355bc4" style:font-weight-asian="bold" style:font-weight-complex="bold"/>
    </style:style>
    <style:style style:name="T56" style:family="text">
      <style:text-properties fo:font-weight="bold" officeooo:rsid="01371c29" style:font-weight-asian="bold" style:font-weight-complex="bold"/>
    </style:style>
    <style:style style:name="T57" style:family="text">
      <style:text-properties fo:font-weight="bold" officeooo:rsid="0137666a" style:font-weight-asian="bold" style:font-weight-complex="bold"/>
    </style:style>
    <style:style style:name="T58" style:family="text">
      <style:text-properties fo:font-weight="bold" officeooo:rsid="0138216c" style:font-weight-asian="bold" style:font-weight-complex="bold"/>
    </style:style>
    <style:style style:name="T59" style:family="text">
      <style:text-properties fo:font-weight="bold" officeooo:rsid="013c0a6f" style:font-weight-asian="bold" style:font-weight-complex="bold"/>
    </style:style>
    <style:style style:name="T60" style:family="text">
      <style:text-properties fo:font-weight="bold" officeooo:rsid="013c7361" style:font-weight-asian="bold" style:font-weight-complex="bold"/>
    </style:style>
    <style:style style:name="T61" style:family="text">
      <style:text-properties fo:font-weight="bold" officeooo:rsid="01402ca9" style:font-weight-asian="bold" style:font-weight-complex="bold"/>
    </style:style>
    <style:style style:name="T62" style:family="text">
      <style:text-properties fo:font-weight="bold" officeooo:rsid="0144295d" style:font-weight-asian="bold" style:font-weight-complex="bold"/>
    </style:style>
    <style:style style:name="T63" style:family="text">
      <style:text-properties fo:font-weight="bold" officeooo:rsid="022ee44d" style:font-weight-asian="bold" style:font-weight-complex="bold"/>
    </style:style>
    <style:style style:name="T64" style:family="text">
      <style:text-properties fo:font-weight="bold" officeooo:rsid="0255da11" style:font-weight-asian="bold" style:font-weight-complex="bold"/>
    </style:style>
    <style:style style:name="T65" style:family="text">
      <style:text-properties fo:font-weight="bold" style:language-asian="zh" style:country-asian="CN" style:font-weight-asian="bold" style:language-complex="hi" style:country-complex="IN" style:font-weight-complex="bold"/>
    </style:style>
    <style:style style:name="T66" style:family="text">
      <style:text-properties fo:font-weight="bold" officeooo:rsid="03cc24cc" style:language-asian="zh" style:country-asian="CN" style:font-weight-asian="bold" style:language-complex="hi" style:country-complex="IN" style:font-weight-complex="bold"/>
    </style:style>
    <style:style style:name="T67" style:family="text">
      <style:text-properties fo:font-weight="bold" officeooo:rsid="00da0edd" style:language-asian="zh" style:country-asian="CN" style:font-weight-asian="bold" style:language-complex="hi" style:country-complex="IN" style:font-weight-complex="bold"/>
    </style:style>
    <style:style style:name="T68" style:family="text">
      <style:text-properties fo:font-weight="bold" officeooo:rsid="00e07511" style:language-asian="zh" style:country-asian="CN" style:font-weight-asian="bold" style:language-complex="hi" style:country-complex="IN" style:font-weight-complex="bold"/>
    </style:style>
    <style:style style:name="T69" style:family="text">
      <style:text-properties fo:font-weight="bold" officeooo:rsid="00e11aa4" style:language-asian="zh" style:country-asian="CN" style:font-weight-asian="bold" style:language-complex="hi" style:country-complex="IN" style:font-weight-complex="bold"/>
    </style:style>
    <style:style style:name="T70" style:family="text">
      <style:text-properties fo:font-weight="bold" officeooo:rsid="00e43ce7" style:language-asian="zh" style:country-asian="CN" style:font-weight-asian="bold" style:language-complex="hi" style:country-complex="IN" style:font-weight-complex="bold"/>
    </style:style>
    <style:style style:name="T71" style:family="text">
      <style:text-properties fo:font-weight="bold" officeooo:rsid="00e577fd" style:language-asian="zh" style:country-asian="CN" style:font-weight-asian="bold" style:language-complex="hi" style:country-complex="IN" style:font-weight-complex="bold"/>
    </style:style>
    <style:style style:name="T72" style:family="text">
      <style:text-properties fo:font-weight="bold" officeooo:rsid="00ebda56" style:language-asian="zh" style:country-asian="CN" style:font-weight-asian="bold" style:language-complex="hi" style:country-complex="IN" style:font-weight-complex="bold"/>
    </style:style>
    <style:style style:name="T73" style:family="text">
      <style:text-properties fo:font-weight="bold" officeooo:rsid="0104d48b" style:language-asian="zh" style:country-asian="CN" style:font-weight-asian="bold" style:language-complex="hi" style:country-complex="IN" style:font-weight-complex="bold"/>
    </style:style>
    <style:style style:name="T74" style:family="text">
      <style:text-properties fo:font-weight="bold" officeooo:rsid="010ff56f" style:language-asian="zh" style:country-asian="CN" style:font-weight-asian="bold" style:language-complex="hi" style:country-complex="IN" style:font-weight-complex="bold"/>
    </style:style>
    <style:style style:name="T75" style:family="text">
      <style:text-properties fo:font-weight="bold" officeooo:rsid="0113fe48" style:language-asian="zh" style:country-asian="CN" style:font-weight-asian="bold" style:language-complex="hi" style:country-complex="IN" style:font-weight-complex="bold"/>
    </style:style>
    <style:style style:name="T76" style:family="text">
      <style:text-properties fo:font-weight="bold" officeooo:rsid="01152ece" style:language-asian="zh" style:country-asian="CN" style:font-weight-asian="bold" style:language-complex="hi" style:country-complex="IN" style:font-weight-complex="bold"/>
    </style:style>
    <style:style style:name="T77" style:family="text">
      <style:text-properties fo:font-weight="bold" officeooo:rsid="011a60ce" style:language-asian="zh" style:country-asian="CN" style:font-weight-asian="bold" style:language-complex="hi" style:country-complex="IN" style:font-weight-complex="bold"/>
    </style:style>
    <style:style style:name="T78" style:family="text">
      <style:text-properties fo:font-weight="bold" officeooo:rsid="011b0917" style:language-asian="zh" style:country-asian="CN" style:font-weight-asian="bold" style:language-complex="hi" style:country-complex="IN" style:font-weight-complex="bold"/>
    </style:style>
    <style:style style:name="T79" style:family="text">
      <style:text-properties fo:font-weight="bold" officeooo:rsid="0126dc1b" style:language-asian="zh" style:country-asian="CN" style:font-weight-asian="bold" style:language-complex="hi" style:country-complex="IN" style:font-weight-complex="bold"/>
    </style:style>
    <style:style style:name="T80" style:family="text">
      <style:text-properties fo:font-weight="bold" officeooo:rsid="012c61d8" style:language-asian="zh" style:country-asian="CN" style:font-weight-asian="bold" style:language-complex="hi" style:country-complex="IN" style:font-weight-complex="bold"/>
    </style:style>
    <style:style style:name="T81" style:family="text">
      <style:text-properties fo:font-weight="bold" officeooo:rsid="012ed30c" style:language-asian="zh" style:country-asian="CN" style:font-weight-asian="bold" style:language-complex="hi" style:country-complex="IN" style:font-weight-complex="bold"/>
    </style:style>
    <style:style style:name="T82" style:family="text">
      <style:text-properties fo:font-weight="bold" officeooo:rsid="013153ed" style:language-asian="zh" style:country-asian="CN" style:font-weight-asian="bold" style:language-complex="hi" style:country-complex="IN" style:font-weight-complex="bold"/>
    </style:style>
    <style:style style:name="T83"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21f7a86"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221944c"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2241c10"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2a16cb"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255819"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23139fa" style:letter-kerning="false" style:font-name-asian="Spectral1" style:font-size-asian="10pt" style:language-asian="zh" style:country-asian="CN" style:font-name-complex="Spectral1" style:font-size-complex="10pt" style:language-complex="hi" style:country-complex="IN"/>
    </style:style>
    <style:style style:name="T128" style:family="text">
      <style:text-properties style:use-window-font-color="true" loext:opacity="0%" style:font-name="Times New Roman" fo:font-size="10pt" officeooo:rsid="0245f895" style:letter-kerning="false" style:font-name-asian="Spectral1" style:font-size-asian="10pt" style:language-asian="zh" style:country-asian="CN" style:font-name-complex="Spectral1" style:font-size-complex="10pt" style:language-complex="hi" style:country-complex="IN"/>
    </style:style>
    <style:style style:name="T129" style:family="text">
      <style:text-properties style:use-window-font-color="true" loext:opacity="0%" style:font-name="Times New Roman" fo:font-size="10pt" officeooo:rsid="025f6f7a" style:letter-kerning="false" style:font-name-asian="Spectral1" style:font-size-asian="10pt" style:language-asian="zh" style:country-asian="CN" style:font-name-complex="Spectral1" style:font-size-complex="10pt" style:language-complex="hi" style:country-complex="IN"/>
    </style:style>
    <style:style style:name="T130" style:family="text">
      <style:text-properties style:use-window-font-color="true" loext:opacity="0%" style:font-name="Times New Roman" fo:font-size="10pt" officeooo:rsid="02645883" style:letter-kerning="false" style:font-name-asian="Spectral1" style:font-size-asian="10pt" style:language-asian="zh" style:country-asian="CN" style:font-name-complex="Spectral1" style:font-size-complex="10pt" style:language-complex="hi" style:country-complex="IN"/>
    </style:style>
    <style:style style:name="T131" style:family="text">
      <style:text-properties style:use-window-font-color="true" loext:opacity="0%" style:font-name="Times New Roman" fo:font-size="10pt" officeooo:rsid="026849e8" style:letter-kerning="false" style:font-name-asian="Spectral1" style:font-size-asian="10pt" style:language-asian="zh" style:country-asian="CN" style:font-name-complex="Spectral1" style:font-size-complex="10pt" style:language-complex="hi" style:country-complex="IN"/>
    </style:style>
    <style:style style:name="T132" style:family="text">
      <style:text-properties style:use-window-font-color="true" loext:opacity="0%" style:font-name="Times New Roman" fo:font-size="10pt" officeooo:rsid="026a44ff" style:letter-kerning="false" style:font-name-asian="Spectral1" style:font-size-asian="10pt" style:language-asian="zh" style:country-asian="CN" style:font-name-complex="Spectral1" style:font-size-complex="10pt" style:language-complex="hi" style:country-complex="IN"/>
    </style:style>
    <style:style style:name="T133"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34" style:family="text">
      <style:text-properties style:use-window-font-color="true" loext:opacity="0%" style:font-name="Times New Roman" fo:font-size="10pt" officeooo:rsid="021f7a86" style:letter-kerning="false" style:font-name-asian="Spectral1" style:font-size-asian="10pt" style:font-name-complex="Spectral1" style:font-size-complex="10pt"/>
    </style:style>
    <style:style style:name="T135" style:family="text">
      <style:text-properties style:use-window-font-color="true" loext:opacity="0%" style:font-name="Times New Roman" fo:font-size="10pt" officeooo:rsid="022ee44d" style:letter-kerning="false" style:font-name-asian="Spectral1" style:font-size-asian="10pt" style:font-name-complex="Spectral1" style:font-size-complex="10pt"/>
    </style:style>
    <style:style style:name="T136"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7"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8"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9" style:family="text">
      <style:text-properties style:use-window-font-color="true" loext:opacity="0%" style:font-name="Times New Roman" fo:font-size="10pt" fo:font-weight="bold" officeooo:rsid="0225581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0" style:family="text">
      <style:text-properties style:use-window-font-color="true" loext:opacity="0%" style:font-name="Times New Roman" fo:font-size="10pt" fo:font-weight="bold" officeooo:rsid="023139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1" style:family="text">
      <style:text-properties style:use-window-font-color="true" loext:opacity="0%" style:font-name="Times New Roman" fo:font-size="10pt" fo:font-weight="bold" officeooo:rsid="0273e63e"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2" style:family="text">
      <style:text-properties style:use-window-font-color="true" loext:opacity="0%" style:font-name="Times New Roman" fo:font-size="10pt" fo:font-weight="bold" officeooo:rsid="00dd13d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3" style:family="text">
      <style:text-properties style:use-window-font-color="true" loext:opacity="0%" style:font-name="Times New Roman" fo:font-size="10pt" fo:font-weight="bold" officeooo:rsid="022e3429" style:letter-kerning="false" style:font-name-asian="Spectral1" style:font-size-asian="10pt" style:font-weight-asian="bold" style:font-name-complex="Spectral1" style:font-size-complex="10pt" style:font-weight-complex="bold"/>
    </style:style>
    <style:style style:name="T144" style:family="text">
      <style:text-properties style:use-window-font-color="true" loext:opacity="0%" style:font-name="Times New Roman" fo:font-size="10pt" fo:font-weight="bold" officeooo:rsid="00cb4aac" style:letter-kerning="false" style:font-name-asian="Spectral1" style:font-size-asian="10pt" style:font-weight-asian="bold" style:font-name-complex="Spectral1" style:font-size-complex="10pt" style:font-weight-complex="bold"/>
    </style:style>
    <style:style style:name="T14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6"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7"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8"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9"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0"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1"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2"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3"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4"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5"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6" style:family="text">
      <style:text-properties style:use-window-font-color="true" loext:opacity="0%" style:font-name="Times New Roman" fo:font-size="10pt" fo:font-weight="normal" officeooo:rsid="023139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7" style:family="text">
      <style:text-properties style:use-window-font-color="true" loext:opacity="0%" style:font-name="Times New Roman" fo:font-size="10pt" fo:font-weight="normal" officeooo:rsid="0225581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8" style:family="text">
      <style:text-properties style:use-window-font-color="true" loext:opacity="0%" style:font-name="Times New Roman" fo:font-size="10pt" fo:font-weight="normal" officeooo:rsid="023528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59" style:family="text">
      <style:text-properties style:use-window-font-color="true" loext:opacity="0%" style:font-name="Times New Roman" fo:font-size="10pt" fo:font-weight="normal" officeooo:rsid="0236b4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0" style:family="text">
      <style:text-properties style:use-window-font-color="true" loext:opacity="0%" style:font-name="Times New Roman" fo:font-size="10pt" fo:font-weight="normal" officeooo:rsid="0236c14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1" style:family="text">
      <style:text-properties style:use-window-font-color="true" loext:opacity="0%" style:font-name="Times New Roman" fo:font-size="10pt" fo:font-weight="normal" officeooo:rsid="0259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2" style:family="text">
      <style:text-properties style:use-window-font-color="true" loext:opacity="0%" style:font-name="Times New Roman" fo:font-size="10pt" fo:font-weight="normal" officeooo:rsid="0265983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3" style:family="text">
      <style:text-properties style:use-window-font-color="true" loext:opacity="0%" style:font-name="Times New Roman" fo:font-size="10pt" fo:font-weight="normal" officeooo:rsid="026b36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4" style:family="text">
      <style:text-properties style:use-window-font-color="true" loext:opacity="0%" style:font-name="Times New Roman" fo:font-size="10pt" fo:font-weight="normal" officeooo:rsid="027302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5" style:family="text">
      <style:text-properties style:use-window-font-color="true" loext:opacity="0%" style:font-name="Times New Roman" fo:font-size="10pt" fo:font-weight="normal" officeooo:rsid="0273e63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6" style:family="text">
      <style:text-properties style:use-window-font-color="true" loext:opacity="0%" style:font-name="Times New Roman" fo:font-size="10pt" fo:font-weight="normal" officeooo:rsid="02714c2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7" style:family="text">
      <style:text-properties style:use-window-font-color="true" loext:opacity="0%" style:font-name="Times New Roman" fo:font-size="10pt" fo:font-weight="normal" officeooo:rsid="027541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68" style:family="text">
      <style:text-properties style:use-window-font-color="true" loext:opacity="0%" style:font-name="Times New Roman" fo:font-size="10pt" fo:font-weight="normal" style:letter-kerning="false" style:font-name-asian="Spectral1" style:font-size-asian="10pt" style:font-weight-asian="normal" style:font-name-complex="Spectral1" style:font-size-complex="10pt" style:font-weight-complex="normal"/>
    </style:style>
    <style:style style:name="T169" style:family="text">
      <style:text-properties style:use-window-font-color="true" loext:opacity="0%" style:font-name="Times New Roman" fo:font-size="10pt" fo:font-weight="normal" officeooo:rsid="022e3429" style:letter-kerning="false" style:font-name-asian="Spectral1" style:font-size-asian="10pt" style:font-weight-asian="normal" style:font-name-complex="Spectral1" style:font-size-complex="10pt" style:font-weight-complex="normal"/>
    </style:style>
    <style:style style:name="T170" style:family="text">
      <style:text-properties style:use-window-font-color="true" loext:opacity="0%" style:font-name="Times New Roman" fo:font-size="10pt" fo:font-weight="normal" officeooo:rsid="00cb4aac" style:letter-kerning="false" style:font-name-asian="Spectral1" style:font-size-asian="10pt" style:font-weight-asian="normal" style:font-name-complex="Spectral1" style:font-size-complex="10pt" style:font-weight-complex="normal"/>
    </style:style>
    <style:style style:name="T171" style:family="text">
      <style:text-properties style:use-window-font-color="true" loext:opacity="0%" style:font-name="Times New Roman" fo:font-size="10pt" fo:font-weight="normal" officeooo:rsid="023aabda" style:letter-kerning="false" style:font-name-asian="Spectral1" style:font-size-asian="10pt" style:font-weight-asian="normal" style:font-name-complex="Spectral1" style:font-size-complex="10pt" style:font-weight-complex="normal"/>
    </style:style>
    <style:style style:name="T172"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3"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74"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6"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7" style:family="text">
      <style:text-properties fo:font-weight="normal" style:font-weight-asian="normal" style:font-weight-complex="normal"/>
    </style:style>
    <style:style style:name="T178" style:family="text">
      <style:text-properties fo:font-weight="normal" officeooo:rsid="039af3c3" style:font-weight-asian="normal" style:font-weight-complex="normal"/>
    </style:style>
    <style:style style:name="T179" style:family="text">
      <style:text-properties fo:font-weight="normal" officeooo:rsid="03b8148d" style:font-weight-asian="normal" style:font-weight-complex="normal"/>
    </style:style>
    <style:style style:name="T180" style:family="text">
      <style:text-properties fo:font-weight="normal" officeooo:rsid="03d7e9be" style:font-weight-asian="normal" style:font-weight-complex="normal"/>
    </style:style>
    <style:style style:name="T181" style:family="text">
      <style:text-properties fo:font-weight="normal" officeooo:rsid="03c7a27a" style:font-weight-asian="normal" style:font-weight-complex="normal"/>
    </style:style>
    <style:style style:name="T182" style:family="text">
      <style:text-properties fo:font-weight="normal" officeooo:rsid="03f07150" style:font-weight-asian="normal" style:font-weight-complex="normal"/>
    </style:style>
    <style:style style:name="T183" style:family="text">
      <style:text-properties fo:font-weight="normal" officeooo:rsid="00b39820" style:font-weight-asian="normal" style:font-weight-complex="normal"/>
    </style:style>
    <style:style style:name="T184" style:family="text">
      <style:text-properties fo:font-weight="normal" officeooo:rsid="00b58937" style:font-weight-asian="normal" style:font-weight-complex="normal"/>
    </style:style>
    <style:style style:name="T185" style:family="text">
      <style:text-properties fo:font-weight="normal" officeooo:rsid="00b6e631" style:font-weight-asian="normal" style:font-weight-complex="normal"/>
    </style:style>
    <style:style style:name="T186" style:family="text">
      <style:text-properties fo:font-weight="normal" officeooo:rsid="00c9489c" style:font-weight-asian="normal" style:font-weight-complex="normal"/>
    </style:style>
    <style:style style:name="T187" style:family="text">
      <style:text-properties fo:font-weight="normal" officeooo:rsid="00cb4aac" style:font-weight-asian="normal" style:font-weight-complex="normal"/>
    </style:style>
    <style:style style:name="T188" style:family="text">
      <style:text-properties fo:font-weight="normal" officeooo:rsid="00d24a74" style:font-weight-asian="normal" style:font-weight-complex="normal"/>
    </style:style>
    <style:style style:name="T189" style:family="text">
      <style:text-properties fo:font-weight="normal" officeooo:rsid="00d45f12" style:font-weight-asian="normal" style:font-weight-complex="normal"/>
    </style:style>
    <style:style style:name="T190" style:family="text">
      <style:text-properties fo:font-weight="normal" officeooo:rsid="00d764e5" style:font-weight-asian="normal" style:font-weight-complex="normal"/>
    </style:style>
    <style:style style:name="T191" style:family="text">
      <style:text-properties fo:font-weight="normal" officeooo:rsid="00d81005" style:font-weight-asian="normal" style:font-weight-complex="normal"/>
    </style:style>
    <style:style style:name="T192" style:family="text">
      <style:text-properties fo:font-weight="normal" officeooo:rsid="00dd13db" style:font-weight-asian="normal" style:font-weight-complex="normal"/>
    </style:style>
    <style:style style:name="T193" style:family="text">
      <style:text-properties fo:font-weight="normal" officeooo:rsid="00df6630" style:font-weight-asian="normal" style:font-weight-complex="normal"/>
    </style:style>
    <style:style style:name="T194" style:family="text">
      <style:text-properties fo:font-weight="normal" officeooo:rsid="00efd7e2" style:font-weight-asian="normal" style:font-weight-complex="normal"/>
    </style:style>
    <style:style style:name="T195" style:family="text">
      <style:text-properties fo:font-weight="normal" officeooo:rsid="00f70a83" style:font-weight-asian="normal" style:font-weight-complex="normal"/>
    </style:style>
    <style:style style:name="T196" style:family="text">
      <style:text-properties fo:font-weight="normal" officeooo:rsid="00f8b526" style:font-weight-asian="normal" style:font-weight-complex="normal"/>
    </style:style>
    <style:style style:name="T197" style:family="text">
      <style:text-properties fo:font-weight="normal" officeooo:rsid="00fb5816" style:font-weight-asian="normal" style:font-weight-complex="normal"/>
    </style:style>
    <style:style style:name="T198" style:family="text">
      <style:text-properties fo:font-weight="normal" officeooo:rsid="010304ae" style:font-weight-asian="normal" style:font-weight-complex="normal"/>
    </style:style>
    <style:style style:name="T199" style:family="text">
      <style:text-properties fo:font-weight="normal" officeooo:rsid="010d91c9" style:font-weight-asian="normal" style:font-weight-complex="normal"/>
    </style:style>
    <style:style style:name="T200" style:family="text">
      <style:text-properties fo:font-weight="normal" officeooo:rsid="010e7e41" style:font-weight-asian="normal" style:font-weight-complex="normal"/>
    </style:style>
    <style:style style:name="T201" style:family="text">
      <style:text-properties fo:font-weight="normal" officeooo:rsid="010fdcf5" style:font-weight-asian="normal" style:font-weight-complex="normal"/>
    </style:style>
    <style:style style:name="T202" style:family="text">
      <style:text-properties fo:font-weight="normal" officeooo:rsid="011b9f8f" style:font-weight-asian="normal" style:font-weight-complex="normal"/>
    </style:style>
    <style:style style:name="T203" style:family="text">
      <style:text-properties fo:font-weight="normal" officeooo:rsid="011cc43e" style:font-weight-asian="normal" style:font-weight-complex="normal"/>
    </style:style>
    <style:style style:name="T204" style:family="text">
      <style:text-properties fo:font-weight="normal" officeooo:rsid="0123f3a2" style:font-weight-asian="normal" style:font-weight-complex="normal"/>
    </style:style>
    <style:style style:name="T205" style:family="text">
      <style:text-properties fo:font-weight="normal" officeooo:rsid="01243d2f" style:font-weight-asian="normal" style:font-weight-complex="normal"/>
    </style:style>
    <style:style style:name="T206" style:family="text">
      <style:text-properties fo:font-weight="normal" officeooo:rsid="012945bf" style:font-weight-asian="normal" style:font-weight-complex="normal"/>
    </style:style>
    <style:style style:name="T207" style:family="text">
      <style:text-properties fo:font-weight="normal" officeooo:rsid="013043c5" style:font-weight-asian="normal" style:font-weight-complex="normal"/>
    </style:style>
    <style:style style:name="T208" style:family="text">
      <style:text-properties fo:font-weight="normal" officeooo:rsid="0130708b" style:font-weight-asian="normal" style:font-weight-complex="normal"/>
    </style:style>
    <style:style style:name="T209" style:family="text">
      <style:text-properties fo:font-weight="normal" officeooo:rsid="0134e01d" style:font-weight-asian="normal" style:font-weight-complex="normal"/>
    </style:style>
    <style:style style:name="T210" style:family="text">
      <style:text-properties fo:font-weight="normal" officeooo:rsid="01371c29" style:font-weight-asian="normal" style:font-weight-complex="normal"/>
    </style:style>
    <style:style style:name="T211" style:family="text">
      <style:text-properties fo:font-weight="normal" officeooo:rsid="0137666a" style:font-weight-asian="normal" style:font-weight-complex="normal"/>
    </style:style>
    <style:style style:name="T212" style:family="text">
      <style:text-properties fo:font-weight="normal" officeooo:rsid="0138216c" style:font-weight-asian="normal" style:font-weight-complex="normal"/>
    </style:style>
    <style:style style:name="T213" style:family="text">
      <style:text-properties fo:font-weight="normal" officeooo:rsid="013c0a6f" style:font-weight-asian="normal" style:font-weight-complex="normal"/>
    </style:style>
    <style:style style:name="T214" style:family="text">
      <style:text-properties fo:font-weight="normal" officeooo:rsid="013c7361" style:font-weight-asian="normal" style:font-weight-complex="normal"/>
    </style:style>
    <style:style style:name="T215" style:family="text">
      <style:text-properties fo:font-weight="normal" officeooo:rsid="01402ca9" style:font-weight-asian="normal" style:font-weight-complex="normal"/>
    </style:style>
    <style:style style:name="T216" style:family="text">
      <style:text-properties fo:font-weight="normal" officeooo:rsid="0144295d" style:font-weight-asian="normal" style:font-weight-complex="normal"/>
    </style:style>
    <style:style style:name="T217" style:family="text">
      <style:text-properties fo:font-weight="normal" officeooo:rsid="015b0b3c" style:font-weight-asian="normal" style:font-weight-complex="normal"/>
    </style:style>
    <style:style style:name="T218" style:family="text">
      <style:text-properties fo:font-weight="normal" officeooo:rsid="016281b2" style:font-weight-asian="normal" style:font-weight-complex="normal"/>
    </style:style>
    <style:style style:name="T219" style:family="text">
      <style:text-properties fo:font-weight="normal" officeooo:rsid="016b9062" style:font-weight-asian="normal" style:font-weight-complex="normal"/>
    </style:style>
    <style:style style:name="T220" style:family="text">
      <style:text-properties fo:font-weight="normal" officeooo:rsid="01777a10" style:font-weight-asian="normal" style:font-weight-complex="normal"/>
    </style:style>
    <style:style style:name="T221" style:family="text">
      <style:text-properties fo:font-weight="normal" officeooo:rsid="017d066d" style:font-weight-asian="normal" style:font-weight-complex="normal"/>
    </style:style>
    <style:style style:name="T222" style:family="text">
      <style:text-properties fo:font-weight="normal" officeooo:rsid="017fb8f5" style:font-weight-asian="normal" style:font-weight-complex="normal"/>
    </style:style>
    <style:style style:name="T223" style:family="text">
      <style:text-properties fo:font-weight="normal" officeooo:rsid="01d2a091" style:font-weight-asian="normal" style:font-weight-complex="normal"/>
    </style:style>
    <style:style style:name="T224" style:family="text">
      <style:text-properties fo:font-weight="normal" officeooo:rsid="01db8255" style:font-weight-asian="normal" style:font-weight-complex="normal"/>
    </style:style>
    <style:style style:name="T225" style:family="text">
      <style:text-properties fo:font-weight="normal" officeooo:rsid="020a1a59" style:font-weight-asian="normal" style:font-weight-complex="normal"/>
    </style:style>
    <style:style style:name="T226" style:family="text">
      <style:text-properties fo:font-weight="normal" officeooo:rsid="0217add5" style:font-weight-asian="normal" style:font-weight-complex="normal"/>
    </style:style>
    <style:style style:name="T227" style:family="text">
      <style:text-properties fo:font-weight="normal" officeooo:rsid="021a9835" style:font-weight-asian="normal" style:font-weight-complex="normal"/>
    </style:style>
    <style:style style:name="T228" style:family="text">
      <style:text-properties fo:font-weight="normal" officeooo:rsid="021f2d5d" style:font-weight-asian="normal" style:font-weight-complex="normal"/>
    </style:style>
    <style:style style:name="T229" style:family="text">
      <style:text-properties fo:font-weight="normal" officeooo:rsid="022bf7e0" style:font-weight-asian="normal" style:font-weight-complex="normal"/>
    </style:style>
    <style:style style:name="T230" style:family="text">
      <style:text-properties fo:font-weight="normal" officeooo:rsid="022d63d2" style:font-weight-asian="normal" style:font-weight-complex="normal"/>
    </style:style>
    <style:style style:name="T231" style:family="text">
      <style:text-properties fo:font-weight="normal" officeooo:rsid="02300e1b" style:font-weight-asian="normal" style:font-weight-complex="normal"/>
    </style:style>
    <style:style style:name="T232" style:family="text">
      <style:text-properties fo:font-weight="normal" officeooo:rsid="02327d4c" style:font-weight-asian="normal" style:font-weight-complex="normal"/>
    </style:style>
    <style:style style:name="T233" style:family="text">
      <style:text-properties fo:font-weight="normal" officeooo:rsid="0236c141" style:font-weight-asian="normal" style:font-weight-complex="normal"/>
    </style:style>
    <style:style style:name="T234" style:family="text">
      <style:text-properties fo:font-weight="normal" officeooo:rsid="023f5214" style:font-weight-asian="normal" style:font-weight-complex="normal"/>
    </style:style>
    <style:style style:name="T235" style:family="text">
      <style:text-properties fo:font-weight="normal" officeooo:rsid="024574f7" style:font-weight-asian="normal" style:font-weight-complex="normal"/>
    </style:style>
    <style:style style:name="T236" style:family="text">
      <style:text-properties fo:font-weight="normal" officeooo:rsid="0249c4ab" style:font-weight-asian="normal" style:font-weight-complex="normal"/>
    </style:style>
    <style:style style:name="T237" style:family="text">
      <style:text-properties fo:font-weight="normal" officeooo:rsid="024bbdc1" style:font-weight-asian="normal" style:font-weight-complex="normal"/>
    </style:style>
    <style:style style:name="T238" style:family="text">
      <style:text-properties fo:font-weight="normal" officeooo:rsid="0255da11" style:font-weight-asian="normal" style:font-weight-complex="normal"/>
    </style:style>
    <style:style style:name="T239" style:family="text">
      <style:text-properties fo:font-weight="normal" officeooo:rsid="0257b3a7" style:font-weight-asian="normal" style:font-weight-complex="normal"/>
    </style:style>
    <style:style style:name="T240" style:family="text">
      <style:text-properties fo:font-weight="normal" officeooo:rsid="0257defb" style:font-weight-asian="normal" style:font-weight-complex="normal"/>
    </style:style>
    <style:style style:name="T241" style:family="text">
      <style:text-properties fo:font-weight="normal" officeooo:rsid="02593b52" style:font-weight-asian="normal" style:font-weight-complex="normal"/>
    </style:style>
    <style:style style:name="T242" style:family="text">
      <style:text-properties fo:font-weight="normal" officeooo:rsid="025a9ee3" style:font-weight-asian="normal" style:font-weight-complex="normal"/>
    </style:style>
    <style:style style:name="T243" style:family="text">
      <style:text-properties fo:font-weight="normal" officeooo:rsid="025c9821" style:font-weight-asian="normal" style:font-weight-complex="normal"/>
    </style:style>
    <style:style style:name="T244" style:family="text">
      <style:text-properties fo:font-weight="normal" officeooo:rsid="025d7a19" style:font-weight-asian="normal" style:font-weight-complex="normal"/>
    </style:style>
    <style:style style:name="T245" style:family="text">
      <style:text-properties fo:font-weight="normal" officeooo:rsid="025e9ced" style:font-weight-asian="normal" style:font-weight-complex="normal"/>
    </style:style>
    <style:style style:name="T246" style:family="text">
      <style:text-properties fo:font-weight="normal" officeooo:rsid="026ac25f" style:font-weight-asian="normal" style:font-weight-complex="normal"/>
    </style:style>
    <style:style style:name="T247" style:family="text">
      <style:text-properties fo:font-weight="normal" officeooo:rsid="02714c2e" style:font-weight-asian="normal" style:font-weight-complex="normal"/>
    </style:style>
    <style:style style:name="T248" style:family="text">
      <style:text-properties fo:font-weight="normal" officeooo:rsid="0273cfb9" style:font-weight-asian="normal" style:font-weight-complex="normal"/>
    </style:style>
    <style:style style:name="T249" style:family="text">
      <style:text-properties fo:font-weight="normal" style:language-asian="zh" style:country-asian="CN" style:font-weight-asian="normal" style:language-complex="hi" style:country-complex="IN" style:font-weight-complex="normal"/>
    </style:style>
    <style:style style:name="T250" style:family="text">
      <style:text-properties fo:font-weight="normal" officeooo:rsid="03cc24cc" style:language-asian="zh" style:country-asian="CN" style:font-weight-asian="normal" style:language-complex="hi" style:country-complex="IN" style:font-weight-complex="normal"/>
    </style:style>
    <style:style style:name="T251" style:family="text">
      <style:text-properties fo:font-weight="normal" officeooo:rsid="00da0edd" style:language-asian="zh" style:country-asian="CN" style:font-weight-asian="normal" style:language-complex="hi" style:country-complex="IN" style:font-weight-complex="normal"/>
    </style:style>
    <style:style style:name="T252" style:family="text">
      <style:text-properties fo:font-weight="normal" officeooo:rsid="00e07511" style:language-asian="zh" style:country-asian="CN" style:font-weight-asian="normal" style:language-complex="hi" style:country-complex="IN" style:font-weight-complex="normal"/>
    </style:style>
    <style:style style:name="T253" style:family="text">
      <style:text-properties fo:font-weight="normal" officeooo:rsid="00e43ce7" style:language-asian="zh" style:country-asian="CN" style:font-weight-asian="normal" style:language-complex="hi" style:country-complex="IN" style:font-weight-complex="normal"/>
    </style:style>
    <style:style style:name="T254" style:family="text">
      <style:text-properties fo:font-weight="normal" officeooo:rsid="00e577fd" style:language-asian="zh" style:country-asian="CN" style:font-weight-asian="normal" style:language-complex="hi" style:country-complex="IN" style:font-weight-complex="normal"/>
    </style:style>
    <style:style style:name="T255" style:family="text">
      <style:text-properties fo:font-weight="normal" officeooo:rsid="00ebda56" style:language-asian="zh" style:country-asian="CN" style:font-weight-asian="normal" style:language-complex="hi" style:country-complex="IN" style:font-weight-complex="normal"/>
    </style:style>
    <style:style style:name="T256" style:family="text">
      <style:text-properties fo:font-weight="normal" officeooo:rsid="0104d48b" style:language-asian="zh" style:country-asian="CN" style:font-weight-asian="normal" style:language-complex="hi" style:country-complex="IN" style:font-weight-complex="normal"/>
    </style:style>
    <style:style style:name="T257" style:family="text">
      <style:text-properties fo:font-weight="normal" officeooo:rsid="010ff56f" style:language-asian="zh" style:country-asian="CN" style:font-weight-asian="normal" style:language-complex="hi" style:country-complex="IN" style:font-weight-complex="normal"/>
    </style:style>
    <style:style style:name="T258" style:family="text">
      <style:text-properties fo:font-weight="normal" officeooo:rsid="0113fe48" style:language-asian="zh" style:country-asian="CN" style:font-weight-asian="normal" style:language-complex="hi" style:country-complex="IN" style:font-weight-complex="normal"/>
    </style:style>
    <style:style style:name="T259" style:family="text">
      <style:text-properties fo:font-weight="normal" officeooo:rsid="01152ece" style:language-asian="zh" style:country-asian="CN" style:font-weight-asian="normal" style:language-complex="hi" style:country-complex="IN" style:font-weight-complex="normal"/>
    </style:style>
    <style:style style:name="T260" style:family="text">
      <style:text-properties fo:font-weight="normal" officeooo:rsid="01157e01" style:language-asian="zh" style:country-asian="CN" style:font-weight-asian="normal" style:language-complex="hi" style:country-complex="IN" style:font-weight-complex="normal"/>
    </style:style>
    <style:style style:name="T261" style:family="text">
      <style:text-properties fo:font-weight="normal" officeooo:rsid="011a60ce" style:language-asian="zh" style:country-asian="CN" style:font-weight-asian="normal" style:language-complex="hi" style:country-complex="IN" style:font-weight-complex="normal"/>
    </style:style>
    <style:style style:name="T262" style:family="text">
      <style:text-properties fo:font-weight="normal" officeooo:rsid="011b0917" style:language-asian="zh" style:country-asian="CN" style:font-weight-asian="normal" style:language-complex="hi" style:country-complex="IN" style:font-weight-complex="normal"/>
    </style:style>
    <style:style style:name="T263" style:family="text">
      <style:text-properties fo:font-weight="normal" officeooo:rsid="0126dc1b" style:language-asian="zh" style:country-asian="CN" style:font-weight-asian="normal" style:language-complex="hi" style:country-complex="IN" style:font-weight-complex="normal"/>
    </style:style>
    <style:style style:name="T264" style:family="text">
      <style:text-properties fo:font-weight="normal" officeooo:rsid="012c61d8" style:language-asian="zh" style:country-asian="CN" style:font-weight-asian="normal" style:language-complex="hi" style:country-complex="IN" style:font-weight-complex="normal"/>
    </style:style>
    <style:style style:name="T265" style:family="text">
      <style:text-properties fo:font-weight="normal" officeooo:rsid="012ed30c" style:language-asian="zh" style:country-asian="CN" style:font-weight-asian="normal" style:language-complex="hi" style:country-complex="IN" style:font-weight-complex="normal"/>
    </style:style>
    <style:style style:name="T266" style:family="text">
      <style:text-properties fo:font-weight="normal" officeooo:rsid="013153ed" style:language-asian="zh" style:country-asian="CN" style:font-weight-asian="normal" style:language-complex="hi" style:country-complex="IN" style:font-weight-complex="normal"/>
    </style:style>
    <style:style style:name="T267" style:family="text">
      <style:text-properties fo:font-weight="normal" officeooo:rsid="015d5182" style:language-asian="zh" style:country-asian="CN" style:font-weight-asian="normal" style:language-complex="hi" style:country-complex="IN" style:font-weight-complex="normal"/>
    </style:style>
    <style:style style:name="T268" style:family="text">
      <style:text-properties fo:font-weight="normal" officeooo:rsid="01777a10" style:language-asian="zh" style:country-asian="CN" style:font-weight-asian="normal" style:language-complex="hi" style:country-complex="IN" style:font-weight-complex="normal"/>
    </style:style>
    <style:style style:name="T269" style:family="text">
      <style:text-properties fo:font-weight="normal" officeooo:rsid="01a25c82" style:language-asian="zh" style:country-asian="CN" style:font-weight-asian="normal" style:language-complex="hi" style:country-complex="IN" style:font-weight-complex="normal"/>
    </style:style>
    <style:style style:name="T270" style:family="text">
      <style:text-properties fo:font-weight="normal" officeooo:rsid="021afa79" style:language-asian="zh" style:country-asian="CN" style:font-weight-asian="normal" style:language-complex="hi" style:country-complex="IN" style:font-weight-complex="normal"/>
    </style:style>
    <style:style style:name="T271" style:family="text">
      <style:text-properties fo:font-weight="normal" officeooo:rsid="022ee44d" style:language-asian="zh" style:country-asian="CN" style:font-weight-asian="normal" style:language-complex="hi" style:country-complex="IN" style:font-weight-complex="normal"/>
    </style:style>
    <style:style style:name="T272" style:family="text">
      <style:text-properties fo:font-weight="normal" officeooo:rsid="02318278" style:language-asian="zh" style:country-asian="CN" style:font-weight-asian="normal" style:language-complex="hi" style:country-complex="IN" style:font-weight-complex="normal"/>
    </style:style>
    <style:style style:name="T273" style:family="text">
      <style:text-properties fo:font-weight="normal" officeooo:rsid="0236a0a3" style:language-asian="zh" style:country-asian="CN" style:font-weight-asian="normal" style:language-complex="hi" style:country-complex="IN" style:font-weight-complex="normal"/>
    </style:style>
    <style:style style:name="T274" style:family="text">
      <style:text-properties fo:font-weight="normal" officeooo:rsid="02376f7f" style:language-asian="zh" style:country-asian="CN" style:font-weight-asian="normal" style:language-complex="hi" style:country-complex="IN" style:font-weight-complex="normal"/>
    </style:style>
    <style:style style:name="T275" style:family="text">
      <style:text-properties fo:font-weight="normal" officeooo:rsid="025f6f7a" style:language-asian="zh" style:country-asian="CN" style:font-weight-asian="normal" style:language-complex="hi" style:country-complex="IN" style:font-weight-complex="normal"/>
    </style:style>
    <style:style style:name="T276" style:family="text">
      <style:text-properties fo:font-weight="normal" officeooo:rsid="025f78a8" style:language-asian="zh" style:country-asian="CN" style:font-weight-asian="normal" style:language-complex="hi" style:country-complex="IN" style:font-weight-complex="normal"/>
    </style:style>
    <style:style style:name="T277" style:family="text">
      <style:text-properties fo:font-weight="normal" officeooo:rsid="02607eb2" style:language-asian="zh" style:country-asian="CN" style:font-weight-asian="normal" style:language-complex="hi" style:country-complex="IN" style:font-weight-complex="normal"/>
    </style:style>
    <style:style style:name="T278" style:family="text">
      <style:text-properties fo:font-weight="normal" officeooo:rsid="02610e28" style:language-asian="zh" style:country-asian="CN" style:font-weight-asian="normal" style:language-complex="hi" style:country-complex="IN" style:font-weight-complex="normal"/>
    </style:style>
    <style:style style:name="T279" style:family="text">
      <style:text-properties fo:font-weight="normal" officeooo:rsid="0262f2c7" style:language-asian="zh" style:country-asian="CN" style:font-weight-asian="normal" style:language-complex="hi" style:country-complex="IN" style:font-weight-complex="normal"/>
    </style:style>
    <style:style style:name="T280" style:family="text">
      <style:text-properties fo:font-weight="normal" officeooo:rsid="02633393" style:language-asian="zh" style:country-asian="CN" style:font-weight-asian="normal" style:language-complex="hi" style:country-complex="IN" style:font-weight-complex="normal"/>
    </style:style>
    <style:style style:name="T281" style:family="text">
      <style:text-properties fo:font-weight="normal" officeooo:rsid="02645883" style:language-asian="zh" style:country-asian="CN" style:font-weight-asian="normal" style:language-complex="hi" style:country-complex="IN" style:font-weight-complex="normal"/>
    </style:style>
    <style:style style:name="T282" style:family="text">
      <style:text-properties fo:font-weight="normal" officeooo:rsid="02659831" style:language-asian="zh" style:country-asian="CN" style:font-weight-asian="normal" style:language-complex="hi" style:country-complex="IN" style:font-weight-complex="normal"/>
    </style:style>
    <style:style style:name="T283" style:family="text">
      <style:text-properties fo:font-weight="normal" officeooo:rsid="026733cd" style:language-asian="zh" style:country-asian="CN" style:font-weight-asian="normal" style:language-complex="hi" style:country-complex="IN" style:font-weight-complex="normal"/>
    </style:style>
    <style:style style:name="T284" style:family="text">
      <style:text-properties officeooo:rsid="00add673"/>
    </style:style>
    <style:style style:name="T285" style:family="text">
      <style:text-properties fo:font-style="italic" style:font-style-asian="italic" style:font-style-complex="italic"/>
    </style:style>
    <style:style style:name="T286" style:family="text">
      <style:text-properties fo:font-style="italic" officeooo:rsid="00d764e5" style:font-style-asian="italic" style:font-style-complex="italic"/>
    </style:style>
    <style:style style:name="T287" style:family="text">
      <style:text-properties fo:font-style="italic" style:language-asian="zh" style:country-asian="CN" style:font-style-asian="italic" style:language-complex="hi" style:country-complex="IN" style:font-style-complex="italic"/>
    </style:style>
    <style:style style:name="T288" style:family="text">
      <style:text-properties officeooo:rsid="00ae7550"/>
    </style:style>
    <style:style style:name="T289" style:family="text">
      <style:text-properties officeooo:rsid="00b6e631"/>
    </style:style>
    <style:style style:name="T290" style:family="text">
      <style:text-properties officeooo:rsid="00b8f304"/>
    </style:style>
    <style:style style:name="T291" style:family="text">
      <style:text-properties officeooo:rsid="00bc2339"/>
    </style:style>
    <style:style style:name="T292" style:family="text">
      <style:text-properties officeooo:rsid="00bdcc1c"/>
    </style:style>
    <style:style style:name="T293" style:family="text">
      <style:text-properties officeooo:rsid="00be108e"/>
    </style:style>
    <style:style style:name="T294" style:family="text">
      <style:text-properties officeooo:rsid="00c4e447"/>
    </style:style>
    <style:style style:name="T295" style:family="text">
      <style:text-properties officeooo:rsid="00c613dc"/>
    </style:style>
    <style:style style:name="T296" style:family="text">
      <style:text-properties officeooo:rsid="00c6b585"/>
    </style:style>
    <style:style style:name="T297" style:family="text">
      <style:text-properties officeooo:rsid="00c9489c"/>
    </style:style>
    <style:style style:name="T298" style:family="text">
      <style:text-properties officeooo:rsid="00c9a82e"/>
    </style:style>
    <style:style style:name="T299" style:family="text">
      <style:text-properties officeooo:rsid="00cd7d83"/>
    </style:style>
    <style:style style:name="T300" style:family="text">
      <style:text-properties officeooo:rsid="00d3fe38"/>
    </style:style>
    <style:style style:name="T301" style:family="text">
      <style:text-properties officeooo:rsid="00d45f12"/>
    </style:style>
    <style:style style:name="T302" style:family="text">
      <style:text-properties officeooo:rsid="00d764e5"/>
    </style:style>
    <style:style style:name="T303" style:family="text">
      <style:text-properties fo:font-style="normal" style:font-style-asian="normal" style:font-style-complex="normal"/>
    </style:style>
    <style:style style:name="T304" style:family="text">
      <style:text-properties fo:font-style="normal" officeooo:rsid="00d764e5" style:font-style-asian="normal" style:font-style-complex="normal"/>
    </style:style>
    <style:style style:name="T305" style:family="text">
      <style:text-properties fo:font-style="normal" officeooo:rsid="018d47b3" style:font-style-asian="normal" style:font-style-complex="normal"/>
    </style:style>
    <style:style style:name="T306" style:family="text">
      <style:text-properties fo:font-style="normal" officeooo:rsid="018dcad6" style:font-style-asian="normal" style:font-style-complex="normal"/>
    </style:style>
    <style:style style:name="T307" style:family="text">
      <style:text-properties fo:font-style="normal" style:language-asian="zh" style:country-asian="CN" style:font-style-asian="normal" style:language-complex="hi" style:country-complex="IN" style:font-style-complex="normal"/>
    </style:style>
    <style:style style:name="T308" style:family="text">
      <style:text-properties fo:font-style="normal" officeooo:rsid="00d764e5" style:language-asian="zh" style:country-asian="CN" style:font-style-asian="normal" style:language-complex="hi" style:country-complex="IN" style:font-style-complex="normal"/>
    </style:style>
    <style:style style:name="T309" style:family="text">
      <style:text-properties fo:font-style="normal" officeooo:rsid="017d066d" style:language-asian="zh" style:country-asian="CN" style:font-style-asian="normal" style:language-complex="hi" style:country-complex="IN" style:font-style-complex="normal"/>
    </style:style>
    <style:style style:name="T310" style:family="text">
      <style:text-properties officeooo:rsid="00dca976"/>
    </style:style>
    <style:style style:name="T311" style:family="text">
      <style:text-properties officeooo:rsid="00ddbccd"/>
    </style:style>
    <style:style style:name="T312" style:family="text">
      <style:text-properties officeooo:rsid="00df6630"/>
    </style:style>
    <style:style style:name="T313" style:family="text">
      <style:text-properties officeooo:rsid="00e0fa29"/>
    </style:style>
    <style:style style:name="T314" style:family="text">
      <style:text-properties officeooo:rsid="00e55c61"/>
    </style:style>
    <style:style style:name="T315" style:family="text">
      <style:text-properties officeooo:rsid="00ebda56"/>
    </style:style>
    <style:style style:name="T316" style:family="text">
      <style:text-properties officeooo:rsid="00fb5816"/>
    </style:style>
    <style:style style:name="T317" style:family="text">
      <style:text-properties officeooo:rsid="0101fa07"/>
    </style:style>
    <style:style style:name="T318" style:family="text">
      <style:text-properties officeooo:rsid="01033554"/>
    </style:style>
    <style:style style:name="T319" style:family="text">
      <style:text-properties officeooo:rsid="010e7e41"/>
    </style:style>
    <style:style style:name="T320" style:family="text">
      <style:text-properties officeooo:rsid="0113f9ae"/>
    </style:style>
    <style:style style:name="T321" style:family="text">
      <style:text-properties officeooo:rsid="012c61d8"/>
    </style:style>
    <style:style style:name="T322" style:family="text">
      <style:text-properties officeooo:rsid="0134e24f"/>
    </style:style>
    <style:style style:name="T323" style:family="text">
      <style:text-properties officeooo:rsid="0138216c"/>
    </style:style>
    <style:style style:name="T324" style:family="text">
      <style:text-properties officeooo:rsid="0138c116"/>
    </style:style>
    <style:style style:name="T325" style:family="text">
      <style:text-properties officeooo:rsid="0144295d"/>
    </style:style>
    <style:style style:name="T326" style:family="text">
      <style:text-properties officeooo:rsid="014a5970"/>
    </style:style>
    <style:style style:name="T327" style:family="text">
      <style:text-properties officeooo:rsid="014bddbf"/>
    </style:style>
    <style:style style:name="T328" style:family="text">
      <style:text-properties officeooo:rsid="014d9327"/>
    </style:style>
    <style:style style:name="T329" style:family="text">
      <style:text-properties officeooo:rsid="0168e36d"/>
    </style:style>
    <style:style style:name="T330" style:family="text">
      <style:text-properties officeooo:rsid="0169e2c0"/>
    </style:style>
    <style:style style:name="T331" style:family="text">
      <style:text-properties officeooo:rsid="0175dc14"/>
    </style:style>
    <style:style style:name="T332" style:family="text">
      <style:text-properties officeooo:rsid="01777a10"/>
    </style:style>
    <style:style style:name="T333" style:family="text">
      <style:text-properties officeooo:rsid="01783a84"/>
    </style:style>
    <style:style style:name="T334" style:family="text">
      <style:text-properties officeooo:rsid="0178c7fa"/>
    </style:style>
    <style:style style:name="T335" style:family="text">
      <style:text-properties officeooo:rsid="017d066d"/>
    </style:style>
    <style:style style:name="T336" style:family="text">
      <style:text-properties officeooo:rsid="01862a22"/>
    </style:style>
    <style:style style:name="T337" style:family="text">
      <style:text-properties officeooo:rsid="0187ec39"/>
    </style:style>
    <style:style style:name="T338" style:family="text">
      <style:text-properties officeooo:rsid="01887bfc"/>
    </style:style>
    <style:style style:name="T339" style:family="text">
      <style:text-properties officeooo:rsid="0191dfdb"/>
    </style:style>
    <style:style style:name="T340" style:family="text">
      <style:text-properties officeooo:rsid="01974f35"/>
    </style:style>
    <style:style style:name="T341" style:family="text">
      <style:text-properties officeooo:rsid="0198f00a"/>
    </style:style>
    <style:style style:name="T342" style:family="text">
      <style:text-properties officeooo:rsid="019a033f"/>
    </style:style>
    <style:style style:name="T343" style:family="text">
      <style:text-properties officeooo:rsid="019c8f14"/>
    </style:style>
    <style:style style:name="T344" style:family="text">
      <style:text-properties officeooo:rsid="01a41c60"/>
    </style:style>
    <style:style style:name="T345" style:family="text">
      <style:text-properties officeooo:rsid="01aad629"/>
    </style:style>
    <style:style style:name="T346" style:family="text">
      <style:text-properties officeooo:rsid="01ab4e75"/>
    </style:style>
    <style:style style:name="T347" style:family="text">
      <style:text-properties officeooo:rsid="01b0e7a3"/>
    </style:style>
    <style:style style:name="T348" style:family="text">
      <style:text-properties officeooo:rsid="01b215d3"/>
    </style:style>
    <style:style style:name="T349" style:family="text">
      <style:text-properties officeooo:rsid="01b2e47d"/>
    </style:style>
    <style:style style:name="T350" style:family="text">
      <style:text-properties officeooo:rsid="01b326a1"/>
    </style:style>
    <style:style style:name="T351" style:family="text">
      <style:text-properties officeooo:rsid="01b57d45"/>
    </style:style>
    <style:style style:name="T352" style:family="text">
      <style:text-properties officeooo:rsid="01b58c3a"/>
    </style:style>
    <style:style style:name="T353" style:family="text">
      <style:text-properties officeooo:rsid="01b6d591"/>
    </style:style>
    <style:style style:name="T354" style:family="text">
      <style:text-properties officeooo:rsid="01cb53a6"/>
    </style:style>
    <style:style style:name="T355" style:family="text">
      <style:text-properties officeooo:rsid="01ccc22b"/>
    </style:style>
    <style:style style:name="T356" style:family="text">
      <style:text-properties officeooo:rsid="01ceb0b7"/>
    </style:style>
    <style:style style:name="T357" style:family="text">
      <style:text-properties officeooo:rsid="01d0c2aa"/>
    </style:style>
    <style:style style:name="T358" style:family="text">
      <style:text-properties officeooo:rsid="01d80117"/>
    </style:style>
    <style:style style:name="T359" style:family="text">
      <style:text-properties officeooo:rsid="01daab96"/>
    </style:style>
    <style:style style:name="T360" style:family="text">
      <style:text-properties officeooo:rsid="01dc0290"/>
    </style:style>
    <style:style style:name="T361" style:family="text">
      <style:text-properties officeooo:rsid="01dfb9d6"/>
    </style:style>
    <style:style style:name="T362" style:family="text">
      <style:text-properties officeooo:rsid="01e171a9"/>
    </style:style>
    <style:style style:name="T363"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64"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5"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6"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7" style:family="text">
      <style:text-properties fo:font-variant="small-caps" fo:color="#1c1c1c" loext:opacity="100%" style:font-name="Goudy Old Style" fo:font-size="20pt" fo:font-style="normal" fo:text-shadow="none" fo:font-weight="bold" officeooo:rsid="024c6d91"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8" style:family="text">
      <style:text-properties fo:font-variant="small-caps" fo:color="#1c1c1c" loext:opacity="100%" style:font-name="Goudy Old Style" fo:font-size="20pt" fo:font-style="normal" fo:text-shadow="none" fo:font-weight="bold" officeooo:rsid="024cd562"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69" style:family="text">
      <style:text-properties officeooo:rsid="01f0a8af"/>
    </style:style>
    <style:style style:name="T370" style:family="text">
      <style:text-properties officeooo:rsid="01f42d81"/>
    </style:style>
    <style:style style:name="T371" style:family="text">
      <style:text-properties officeooo:rsid="01f59d53"/>
    </style:style>
    <style:style style:name="T372" style:family="text">
      <style:text-properties officeooo:rsid="01ffceef"/>
    </style:style>
    <style:style style:name="T373" style:family="text">
      <style:text-properties officeooo:rsid="0201eaaf"/>
    </style:style>
    <style:style style:name="T374" style:family="text">
      <style:text-properties officeooo:rsid="020371a2"/>
    </style:style>
    <style:style style:name="T375" style:family="text">
      <style:text-properties officeooo:rsid="0204fa52"/>
    </style:style>
    <style:style style:name="T376" style:family="text">
      <style:text-properties officeooo:rsid="0207d1fb"/>
    </style:style>
    <style:style style:name="T377" style:family="text">
      <style:text-properties officeooo:rsid="020bcfb5"/>
    </style:style>
    <style:style style:name="T378" style:family="text">
      <style:text-properties officeooo:rsid="020bda56"/>
    </style:style>
    <style:style style:name="T379" style:family="text">
      <style:text-properties officeooo:rsid="02140853"/>
    </style:style>
    <style:style style:name="T380" style:family="text">
      <style:text-properties officeooo:rsid="02144cab"/>
    </style:style>
    <style:style style:name="T381" style:family="text">
      <style:text-properties officeooo:rsid="02164547"/>
    </style:style>
    <style:style style:name="T382" style:family="text">
      <style:text-properties officeooo:rsid="021f7a86"/>
    </style:style>
    <style:style style:name="T383" style:family="text">
      <style:text-properties officeooo:rsid="02215770"/>
    </style:style>
    <style:style style:name="T384" style:family="text">
      <style:text-properties officeooo:rsid="0221944c"/>
    </style:style>
    <style:style style:name="T385" style:family="text">
      <style:text-properties officeooo:rsid="022a16cb"/>
    </style:style>
    <style:style style:name="T386" style:family="text">
      <style:text-properties officeooo:rsid="022cb974"/>
    </style:style>
    <style:style style:name="T387" style:family="text">
      <style:text-properties officeooo:rsid="022d63d2"/>
    </style:style>
    <style:style style:name="T388" style:family="text">
      <style:text-properties officeooo:rsid="022ee44d"/>
    </style:style>
    <style:style style:name="T389" style:family="text">
      <style:text-properties officeooo:rsid="023a0ac6"/>
    </style:style>
    <style:style style:name="T390" style:family="text">
      <style:text-properties officeooo:rsid="023a552c"/>
    </style:style>
    <style:style style:name="T391" style:family="text">
      <style:text-properties officeooo:rsid="02412844"/>
    </style:style>
    <style:style style:name="T392" style:family="text">
      <style:text-properties officeooo:rsid="024c6d91"/>
    </style:style>
    <style:style style:name="T393" style:family="text">
      <style:text-properties officeooo:rsid="026a44ff"/>
    </style:style>
    <style:style style:name="T394" style:family="text">
      <style:text-properties officeooo:rsid="026ac25f"/>
    </style:style>
    <style:style style:name="T395" style:family="text">
      <style:text-properties officeooo:rsid="026d882e"/>
    </style:style>
    <style:style style:name="T396" style:family="text">
      <style:text-properties officeooo:rsid="026f331a"/>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204"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205"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97" text:outline-level="2"><text:soft-page-break/>Solar Bonuses</text:h>
        <text:h text:style-name="P206" text:outline-level="3">Skilled Start</text:h>
        <text:p text:style-name="P25">The Solar starts with <text:span text:style-name="T22">5 extra points</text:span><text:span text:style-name="T177"> of abilities during character creation. These points may raise abilities past </text:span><text:span text:style-name="T22">3</text:span><text:span text:style-name="T177">.</text:span></text:p>
        <text:h text:style-name="P207" text:outline-level="3">Expanded Mote Pool</text:h>
        <text:p text:style-name="P26"><text:span text:style-name="T185">T</text:span><text:span text:style-name="T177">he Solar expands their mote pool permanently by </text:span><text:span text:style-name="T22">2 motes.</text:span></text:p>
        <text:h text:style-name="Heading_20_3" text:outline-level="3">Supernal Force</text:h>
        <text:p text:style-name="P144">A Solar is able to <text:span text:style-name="T289">push themselves beyond normal capabilities. They may purchase Greater Charms of their Caste at Essence 1, and Capstone Charms of their Caste at Essence 3. <text:s/></text:span><text:span text:style-name="T293">Twilight Caste Solars may do the same with Greater and Capstone Spells.</text:span></text:p>
        <text:p text:style-name="P145">At Character Creation, you must still purchase 3 Lesser Powers, but may purchase the Greater Charms with the bonus experience.</text:p>
        <text:h text:style-name="Heading_20_3" text:outline-level="3">Solar Excellency</text:h>
        <text:p text:style-name="P8"><text:span text:style-name="T290">At the cost of 1 Limit, the Solar may </text:span><text:span text:style-name="T133">either add the used (Ability) or (Essence) as</text:span><text:span text:style-name="T290"> immediate successes, </text:span><text:span text:style-name="T295">whichever is higher</text:span><text:span text:style-name="T290">. </text:span><text:span text:style-name="T291">This may </text:span><text:span text:style-name="T292">be used for </text:span><text:span text:style-name="T296">defensive</text:span><text:span text:style-name="T292"> values, for example increasing Evasion </text:span><text:span text:style-name="T294">by </text:span><text:span text:style-name="T292">the (Athletics) score.</text:span></text:p>
        <text:h text:style-name="Heading_20_2" text:outline-level="2">Solar <text:span text:style-name="T371">Anima</text:span> <text:span text:style-name="T365">Banners</text:span> </text:h>
        <text:p text:style-name="P143">The anima of Solars <text:span text:style-name="T370">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98" text:outline-level="2">Soulfire</text:h>
        <text:p text:style-name="P28">The <text:span text:style-name="T1">boundless</text:span> essence of a Solar <text:span text:style-name="T1">is, in itself, a dangerous weapon. With certain charms and actions, the Solar can lance out their anima itself as an extension of themselves.</text:span></text:p>
        <text:p text:style-name="P28">This Soulfire is particularly threatening to Creatures of Darkness.</text:p>
        <text:h text:style-name="P208" text:outline-level="3">Creatures of Darkness</text:h>
        <text:p text:style-name="P28">These are any Spirits, demons, or other supernatural creatures whose bodies and nature recoil at the sight of the Sun and his Chosen. The following are a broad stroke classification of Creatures of Darkness:</text:p>
        <text:list xml:id="list1720041895" text:style-name="Exalt_20_Dot">
          <text:list-item>
            <text:p text:style-name="P187">Denizens of the Underworld, such as ghosts, specters, and zombies, and even its champions, the Abyssal Exalted.</text:p>
          </text:list-item>
          <text:list-item>
            <text:p text:style-name="P187">Any Spirits of the Night, those gods and monsters of Creation that live in the shadows of reality. Luna and her chosen are not part of this classification.</text:p>
          </text:list-item>
          <text:list-item>
            <text:p text:style-name="P187">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99" text:outline-level="2">Great Curse</text:h>
        <text:p text:style-name="P27">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209" text:outline-level="3">All-Consuming Grief</text:h>
        <text:p text:style-name="P27">The horrors of the world become too much to bear, and the Solar shuts down, weeping tears at the great injustices that they perceive. They may turn to purifying rituals in an attempt to heal the soul of the world, or even themselves.</text:p>
        <text:h text:style-name="P209" text:outline-level="3">Contempt of the Virtuous</text:h>
        <text:p text:style-name="P27">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209" text:outline-level="3">Crushing Doubt</text:h>
        <text:p text:style-name="P27">The burden of the world is too much for the Solar to take, and they become filled with self-doubt and depression. The simplest of tasks becomes unbearable, the smallest of responsibilities just a chance to fail yet again.</text:p>
        <text:h text:style-name="P209" text:outline-level="3">Deliberate Cruelty</text:h>
        <text:p text:style-name="P27">The world is a broken place, why fight it any longer? The Solar snaps at those closest to them, speaking words of biting retort that pierce hearts with unerring accuracy and painful depths.</text:p>
        <text:h text:style-name="P209" text:outline-level="3">Heart of Flint</text:h>
        <text:p text:style-name="P6">Caring for others is too much of a hassle, and too much pain. The Solar becomes a machine of pure logic, following a path devoid of empathy and feeling.</text:p>
        <text:h text:style-name="P200" text:outline-level="2"><text:soft-page-break/><text:span text:style-name="T364">Solar </text:span><text:span text:style-name="T366">Anima Powers</text:span></text:h>
        <text:h text:style-name="Heading_20_3" text:outline-level="3">Dawn</text:h>
        <text:p text:style-name="P50">The Dawn Caste come from those of raw military strength—warriors, generals, strategists, rebel fighters. Their physical might is unparalleled, nor their ability to coordinate and command others.</text:p>
        <text:p text:style-name="P127">Fearsome Visage</text:p>
        <text:p text:style-name="P114"><text:span text:style-name="T268">Reflexively spend </text:span><text:span text:style-name="T270">1</text:span><text:span text:style-name="T267"> Anima. </text:span><text:span text:style-name="T97">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110">Daybreak</text:p>
        <text:p text:style-name="Exalted"><text:span text:style-name="T221">Reflexively </text:span><text:span text:style-name="T220">Spend </text:span><text:span text:style-name="T227">2</text:span><text:span text:style-name="T177"> Anima. </text:span><text:span text:style-name="T148">Nothing can </text:span><text:span text:style-name="T149">outrun the advancing light of a sunrise. </text:span><text:span text:style-name="T218">I</text:span><text:span text:style-name="T217">mmediately Strike </text:span><text:span text:style-name="T218">your</text:span><text:span text:style-name="T217"> target again. </text:span><text:span text:style-name="T219">This does not take an action.</text:span></text:p>
        <text:p text:style-name="P116"/>
        <text:h text:style-name="Heading_20_3" text:outline-level="3">Zenith</text:h>
        <text:p text:style-name="P123">Priests, zealots, and orators embody the spirit of the Zenith, who gaze upon their <text:span text:style-name="T83">inevitable followers with the fire of the Sun in their hearts, spurring them forward into the shadows.</text:span></text:p>
        <text:p text:style-name="P109">Divine Mandate</text:p>
        <text:p text:style-name="P115"><text:span text:style-name="T332">Spend </text:span><text:span text:style-name="T336">2</text:span> Anima. <text:span text:style-name="T98">The mark of the Sun appears on their brow of the Zenith, an</text:span><text:span text:style-name="T99">d </text:span><text:span text:style-name="T120">a</text:span><text:span text:style-name="T98">ll ghosts, spirits, gods, or any other dematerialized beings </text:span><text:span text:style-name="T99">are forced </text:span><text:span text:style-name="T105">to</text:span><text:span text:style-name="T99"> revealing themselves for the </text:span><text:span text:style-name="T98">Scene. </text:span><text:span text:style-name="T103">Additionally, the Zenith may send any willing or subdued ghosts </text:span><text:span text:style-name="T104">directly to </text:span><text:span text:style-name="T120">into the cycle of Reincarnation, releasing them from their torment.</text:span></text:p>
        <text:p text:style-name="Heading_20_4">Passion of the Heart</text:p>
        <text:p text:style-name="P124">The Zenith’s words <text:span text:style-name="T285">will be heard.</text:span><text:span text:style-name="T303"> </text:span><text:span text:style-name="T305">Once per Session, s</text:span><text:span text:style-name="T303">pend 5 Anima, </text:span><text:span text:style-name="T306">and f</text:span><text:span text:style-name="T303">orc</text:span><text:span text:style-name="T306">e</text:span><text:span text:style-name="T303"> all who witness them in their moment to gain one of their Intimacies, at least for a day.</text:span></text:p>
        <text:p text:style-name="P105"/>
        <text:h text:style-name="Heading_20_3" text:outline-level="3">Twilight</text:h>
        <text:p text:style-name="P125">Knowledge—in all its forms—is the domain of the Twilight Caste. They are undoubted geniuses in <text:span text:style-name="T83">whatever</text:span> fields they choose to study: engineers, doctors, <text:span text:style-name="T339">and </text:span>scholars.</text:p>
        <text:p text:style-name="Heading_20_4">Brilliant Mind</text:p>
        <text:p text:style-name="P120"><text:span text:style-name="T329">Once per Session, </text:span><text:span text:style-name="T333">spend 3 Anima.</text:span><text:span text:style-name="T329"> </text:span>The Twilight’s mind brims with possibilities <text:span text:style-name="T330">they see unfolding before them. </text:span><text:span text:style-name="T333">P</text:span>redict a sequence of events that <text:span text:style-name="T333">will happen in the scene, which is now considered a fac</text:span><text:span text:style-name="T334">t so long as there is no interference.</text:span></text:p>
        <text:p text:style-name="P113">Anima Assistant</text:p>
        <text:p text:style-name="P153"><text:span text:style-name="T384">Spend 2 Anima. You shed </text:span><text:span text:style-name="T123">a portion of you</text:span><text:span text:style-name="T384"> anima into glowing, burning shell(s) of your choice of shape—either a single creature, or a </text:span><text:span text:style-name="T123">group</text:span><text:span text:style-name="T384"> of </text:span><text:span text:style-name="T123">small</text:span><text:span text:style-name="T384"> creatures. These assistant(s) are an extension of yourself—a perfect execution of your will. They are represented as a 4-dot Ally.</text:span></text:p>
        <text:h text:style-name="P210" text:outline-level="3">Night</text:h>
        <text:p text:style-name="P125">Even when the Sun sets, his presence <text:span text:style-name="T337">can be felt everywhere. The Night caste embody divine determination: they will do whatever needs to be done, in any way necessary.</text:span></text:p>
        <text:p text:style-name="P112">Silen<text:span text:style-name="T338">t Presence</text:span></text:p>
        <text:p text:style-name="P121"><text:span text:style-name="T222">Reflexively spending 2 Anima, the Night Caste folds their </text:span><text:span text:style-name="T150">essence</text:span><text:span text:style-name="T222"> inwards, using it to muffle all of their movements in the Scene. No sound is uttered, nor footsteps imprinted into the dirt. No circumstantial evidence of the Solar will exist after the scene.</text:span></text:p>
        <text:p text:style-name="Heading_20_4">Shadow Watch</text:p>
        <text:p text:style-name="P122"><text:span text:style-name="T100">Once per Session, the Night Caste </text:span><text:span text:style-name="T102">may immediately</text:span><text:span text:style-name="T100"> Recall a Fact </text:span><text:span text:style-name="T101">of something they have done in the past that immediately benefits them now—such as tailing someone to discover a Secret, or planting false evidence.</text:span></text:p>
        <text:p text:style-name="P51"/>
        <text:h text:style-name="Heading_20_3" text:outline-level="3">Eclipse</text:h>
        <text:p text:style-name="P126">The Eclipse entreaty with all, ensuring that all are heard and understood. They are the diplomats, peacemakers, and merchants of the world, bridging it together into a beautiful harmony—one that they officiate.</text:p>
        <text:p text:style-name="P111">Oath-Binder</text:p>
        <text:p text:style-name="Exalted"><text:span text:style-name="T309">Spend 4</text:span><text:span text:style-name="T307"> Anima, </text:span><text:span text:style-name="T309">and</text:span><text:span text:style-name="T174"> </text:span><text:span text:style-name="T175">s</text:span>anctify an Oath made <text:span text:style-name="T331">between </text:span><text:span text:style-name="T341">willing characters.</text:span> <text:span text:style-name="T341">Any who have sworn this oath will suffer</text:span><text:span text:style-name="T331"> Divine, </text:span><text:span text:style-name="T340">Storyteller-driven</text:span><text:span text:style-name="T331"> </text:span><text:span text:style-name="T340">r</text:span><text:span text:style-name="T331">etribution—</text:span><text:span text:style-name="T341">including the Player Characters.</text:span></text:p>
        <table:table table:name="Table2" table:style-name="Table2">
          <table:table-column table:style-name="Table2.A"/>
          <table:table-row table:style-name="Table2.1">
            <table:table-cell table:style-name="Table2.A1" office:value-type="string">
              <text:p text:style-name="P129">Oathbreaker</text:p>
              <text:p text:style-name="P128">Characters who break their oaths will find law<text:span text:style-name="T342">s</text:span> of <text:span text:style-name="T342">reality working against them. They often won’t be able</text:span> <text:span text:style-name="T342">perform tasks in ways they wish to, or will find massive Disadvantages to their actions.</text:span></text:p>
              <text:p text:style-name="P52">However, this should be used as a Story Device, not a punishment. Don’t blindly apply the disadvantages—make sure it only pops up in momentous situations.</text:p>
            </table:table-cell>
          </table:table-row>
        </table:table>
        <text:p text:style-name="Heading_20_4">Armistice</text:p>
        <text:p text:style-name="P108">The Eclipse is the ultimate diplomat, and can bring even hardened enemies to the table. <text:span text:style-name="T328">Once per Story, </text:span><text:span text:style-name="T335">spend 5 Anima and</text:span> force an armistice between two (or more) parties. For the next scene, all involved are forced to meet peacefully, and cannot attack each other during discussions.</text:p>
        <text:p text:style-name="P108"/>
      </text:section>
      <text:p text:style-name="Standard"><text:s/></text:p>
      <text:h text:style-name="P168" text:outline-level="1">Solar Charms</text:h>
      <text:h text:style-name="Heading_20_2" text:outline-level="2">Dawn <text:span text:style-name="T367">Caste</text:span></text:h>
      <text:p text:style-name="Exalted"/>
      <text:section text:style-name="Sect2" text:name="Section1">
        <text:p text:style-name="Greater_20_Charm">Lesser</text:p>
        <text:h text:style-name="Heading_20_3" text:outline-level="3">Burning Essence Strike</text:h>
        <text:p text:style-name="Exalted"><text:span text:style-name="T22">Type:</text:span> Supplemental<text:line-break/><text:span text:style-name="T22">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211" text:outline-level="3">Burning Mein</text:h>
        <text:p text:style-name="P169"><text:span text:style-name="T22">Type:</text:span> <text:span text:style-name="T87">Reflexive</text:span><text:line-break/><text:span text:style-name="T32">Cost:</text:span><text:span text:style-name="T189"> 2a</text:span></text:p>
        <text:p text:style-name="P169">The Solar gains momentum as the battle mounts. So long as they can see the battle is not fruitless, they can keep moving forward.</text:p>
        <text:p text:style-name="P169"><text:span text:style-name="T301">When</text:span> damaging a <text:span text:style-name="T301">foe that is not a Lesser Foe, regain (</text:span><text:span text:style-name="T128">Physique</text:span><text:span text:style-name="T301">) Health.</text:span></text:p>
        <text:h text:style-name="P212" text:outline-level="3">Solar Cross-Counter</text:h>
        <text:p text:style-name="P33"><text:span text:style-name="T22">Type:</text:span> Reflexive<text:line-break/><text:span text:style-name="T31">Cost: </text:span><text:span text:style-name="T188">2a</text:span></text:p>
        <text:p text:style-name="P33">After taking damage from an opponent in <text:span text:style-name="T345">their Zone</text:span>, the Solar may reflexively lash out and deal the same amount of damage to the opponent, capped at (Essence)x<text:span text:style-name="T300">3.</text:span></text:p>
        <text:h text:style-name="P213" text:outline-level="3">Diamond-Body Mastery</text:h>
        <text:p text:style-name="P43"><text:span text:style-name="T22">Type:</text:span> Reflexive<text:line-break/><text:span text:style-name="T38">Cost:</text:span><text:span text:style-name="T195"> </text:span><text:span text:style-name="T228">1</text:span><text:span text:style-name="T195">m</text:span></text:p>
        <text:p text:style-name="P43">The Solar’s body becomes resistant to the world around them. <text:span text:style-name="T346">You may </text:span><text:span text:style-name="T110">negate up to</text:span><text:span text:style-name="T109"> (Essence)x2</text:span><text:span text:style-name="T346">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2">Type:</text:span> <text:span text:style-name="T1">Supplemental<text:line-break/></text:span><text:span text:style-name="T65">Cost: </text:span><text:span text:style-name="T1">2m</text:span></text:p>
        <text:p text:style-name="Exalted">Conjuring the deepest Intimacy, the Solar lashes out with a spike of Soulfire which cascades from enemy to enemy.</text:p>
        <text:p text:style-name="P152">Make an (<text:span text:style-name="T122">Wits</text:span> + Integrity) roll <text:span text:style-name="T382">+(Essence) extra dice</text:span>. All enemies in the Zone with an Essence lower than the result suffers <text:span text:style-name="T382">5+</text:span>(Essence) damage, as the bolt of light shines through and pierces through all of them. <text:span text:style-name="T1">Creatures of Darkness hit by the Solar Spike suffer an extra </text:span><text:span text:style-name="T10">2+</text:span><text:span text:style-name="T9">(</text:span><text:span text:style-name="T10">Essence</text:span><text:span text:style-name="T9">)</text:span><text:span text:style-name="T1"> damage.</text:span></text:p>
        <text:h text:style-name="P214" text:outline-level="3">Eagle-Wing Style</text:h>
        <text:p text:style-name="Exalted"><text:span text:style-name="T22">Type: </text:span>Supplemental; Scene<text:line-break/><text:span text:style-name="T22">Cost:</text:span> 1m</text:p>
        <text:p text:style-name="Exalted">By using the barest of scenery, be it lampposts, delicate tree branches, or even coins the Solar carries with them to launch against, and may leap effortlessly through the air. <text:span text:style-name="T347">So long as there is the most minimum of solid mass to propel themselves against, they may use it to keep leaping upwards.</text:span></text:p>
        <text:h text:style-name="Heading_20_3" text:outline-level="3">Shadow over Water</text:h>
        <text:p text:style-name="Exalted"><text:span text:style-name="T22">Type:</text:span> Reflexive<text:line-break/><text:span text:style-name="T22">Cost:</text:span> (1/<text:span text:style-name="T348">2/4</text:span>m)</text:p>
        <text:p text:style-name="P4">Spend Motes to clear Disadvantages to Defense, Soak, or Evasion. 1m for <text:span text:style-name="T349">all</text:span> Minor, 2m for <text:span text:style-name="T349">all </text:span>Moderate and lower, or 4m for <text:span text:style-name="T349">all Disadvantages.</text:span></text:p>
        <text:h text:style-name="P215" text:outline-level="3">Stubborn Boar Stance</text:h>
        <text:p text:style-name="P44"><text:span text:style-name="T22">Type:</text:span> Reflexive<text:line-break/><text:span text:style-name="T39">Cost: </text:span><text:span text:style-name="T196">1m</text:span></text:p>
        <text:p text:style-name="P74">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2">Type:</text:span> <text:span text:style-name="T1">Supplemental<text:line-break/></text:span><text:span text:style-name="T65">Cost: </text:span><text:span text:style-name="T271">2m</text:span></text:p>
        <text:p text:style-name="Exalted">Conjuring the deepest Intimacy, the Solar lashes out with a spike of Soulfire which cascades from enemy to enemy.</text:p>
        <text:p text:style-name="P18">Make an (Essence + Integrity) roll. All enemies in the Zone with an Essence lower than the result suffers <text:span text:style-name="T383">5+</text:span>(Essence) damage. Creatures of Darkness hit by the Solar Spike suffer an extra <text:span text:style-name="T383">2+</text:span>(<text:span text:style-name="T383">Essence</text:span>) damage.</text:p>
        <text:h text:style-name="P216" text:outline-level="3">Unassailable Guardian Posture</text:h>
        <text:p text:style-name="P10"><text:span text:style-name="T22">Type:</text:span> <text:span text:style-name="T135">Reflexive; Scene</text:span><text:line-break/><text:span text:style-name="T22">Cost: </text:span><text:span text:style-name="T63">(</text:span>1m <text:span text:style-name="T388">per Charge)</text:span></text:p>
        <text:p text:style-name="P11">None commands the battlefield’s presence as completely as the Solar’s, and assailants must first break themselves upon that bulwark before others.</text:p>
        <text:p text:style-name="P55">Select up to (Essence) charges, spending 1 mote per charge. For the remainder of the scene, so long as you are a valid target at the moment of a Strike, you may choose to force assailants to attack you instead of your charges.</text:p>
        <text:p text:style-name="P29"><text:soft-page-break/>Greater</text:p>
        <text:h text:style-name="Heading_20_3" text:outline-level="3">Accuracy Without Distance</text:h>
        <text:p text:style-name="Exalted"><text:span text:style-name="T22">Type:</text:span> Supplemental<text:line-break/><text:span text:style-name="T22">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233" text:outline-level="3">Cancel the Apocalypse</text:h>
        <text:p text:style-name="P39"><text:span text:style-name="T22">Type:</text:span> <text:span text:style-name="T1">Simple<text:line-break/></text:span><text:span text:style-name="T71">Cost: </text:span><text:span text:style-name="T254">2a</text:span></text:p>
        <text:p text:style-name="P39">On a successful <text:span text:style-name="T327">Hit vs.</text:span> Evasion, the Exalt strikes at the foe, stopping an ongoing Scene-effect the target has initiated, and preventing them restarting it the next Round.</text:p>
        <text:p text:style-name="P39">This may also be used to halt a Sorcerer from completing a Spell.</text:p>
        <text:h text:style-name="P234" text:outline-level="3">Cutting Circle of Destruction</text:h>
        <text:p text:style-name="P30"><text:span text:style-name="T22">Type:</text:span> Supplemental<text:line-break/><text:span text:style-name="T29">Cost: </text:span><text:span text:style-name="T186">2</text:span><text:span text:style-name="T223">a</text:span></text:p>
        <text:p text:style-name="P30">The Solar’s weapon careens through the air, striking target after target.</text:p>
        <text:p text:style-name="P9">The Solar may target up to (<text:span text:style-name="T134">2+Essence</text:span>) enemies with thei<text:span text:style-name="T297">r Maneuver or Strike, </text:span><text:span text:style-name="T357">dealing full damage to each of them </text:span><text:span text:style-name="T298">so long as each target is a valid target.</text:span></text:p>
        <text:h text:style-name="P217" text:outline-level="3">Heavenly Guardian Defense</text:h>
        <text:p text:style-name="P19"><text:span text:style-name="T22">Type:</text:span> <text:span text:style-name="T387">Reflexive</text:span><text:line-break/><text:span text:style-name="T29">Cost: </text:span><text:span text:style-name="T232">1</text:span><text:span text:style-name="T234">a</text:span></text:p>
        <text:p text:style-name="P57">To strike against the unassailable Solar is foolishnes<text:span text:style-name="T391">s, as they can turn aside even the blasting of the hurricane winds.</text:span></text:p>
        <text:p text:style-name="P15"><text:span text:style-name="T223">I</text:span><text:span text:style-name="T177">mmediately increase all of your defenses </text:span><text:span text:style-name="T235">against a single attack</text:span><text:span text:style-name="T177"> by (Essence).</text:span></text:p>
        <text:h text:style-name="P218" text:outline-level="3">Fire and Stones Strike</text:h>
        <text:p text:style-name="P14"><text:span text:style-name="T143">Type:</text:span><text:span text:style-name="T169"> </text:span><text:span text:style-name="T171">Reflexive</text:span><text:span text:style-name="T169"><text:line-break/></text:span><text:span text:style-name="T144">Cost: </text:span><text:span text:style-name="T170">2a</text:span></text:p>
        <text:p text:style-name="P17"><text:span text:style-name="T170">B</text:span><text:span text:style-name="T168">urning Essence wraps around the weapon of the Solar, and sears directly into the target’s Soul.</text:span></text:p>
        <text:p text:style-name="P64">After successfully hitting on a Strike, increase the damage dealt by the (Ability) rating used on the attack. If a Full hit, add an additional (Essence).</text:p>
        <text:h text:style-name="P235" text:outline-level="3">Fiery Solar Chakram</text:h>
        <text:p text:style-name="P31"><text:span text:style-name="T22">Type:</text:span> Supplemental<text:line-break/><text:span text:style-name="T30">Cost: </text:span><text:span text:style-name="T187">2a</text:span></text:p>
        <text:p text:style-name="P31">Gathering anima into a burning and crackling aura, their weapon is infused with Soulfire and is hurled at their enemy. </text:p>
        <text:p text:style-name="P31">On a Decisive Attack, Gain (+<text:span text:style-name="T122">3</text:span>) successes on both the Accuracy and damage rolls. If the target is a Creature of Darkness, deal an additional (+Essence) damage.</text:p>
        <text:h text:style-name="P219" text:outline-level="3">Radiance of Blades</text:h>
        <text:p text:style-name="P16"><text:span text:style-name="T22">Type:</text:span><text:span text:style-name="T177"> </text:span><text:span text:style-name="T236">Simple</text:span><text:span text:style-name="T177"><text:line-break/></text:span><text:span text:style-name="T29">Cost: </text:span><text:span text:style-name="T237">3</text:span><text:span text:style-name="T234">a</text:span></text:p>
        <text:p text:style-name="P20"><text:span text:style-name="T234">A </text:span><text:span text:style-name="T177">thousand ephemeral weapons burst out of the Solar’s Anima, hurling themselves outward in a burst of light.</text:span></text:p>
        <text:p text:style-name="P62">Roll (Essence + Martial Ability). All enemies in the Zone with the Solar with an Evasion less than the roll are struck by the explosion of ephemeral steel, taking (Essence)x3 damage, and becoming pinned by the spikes, unable to move until they spend a Maneuver to free themselves.</text:p>
        <text:h text:style-name="P236" text:outline-level="3">Whispered Prayers of Retribution</text:h>
        <text:p text:style-name="Exalted"><text:span text:style-name="T22">Type: </text:span><text:span text:style-name="T1">Supplemental; Scene<text:line-break/></text:span><text:span text:style-name="T65">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35">Dawn Caste Solars can impose fear and intimidation even to emotionless beings, and Zenith can cause awe and grief.</text:p>
        <text:p text:style-name="P35"/>
        <text:p text:style-name="P29"><text:soft-page-break/>Capstone</text:p>
        <text:h text:style-name="P237" text:outline-level="3">Searing Sunfire Interdiction</text:h>
        <text:p text:style-name="P32"><text:span text:style-name="T22">Type: </text:span><text:span text:style-name="T1">Simple<text:line-break/></text:span><text:span text:style-name="T65">Cost:</text:span><text:span text:style-name="T1"> 3a</text:span></text:p>
        <text:p text:style-name="P32">The Solar focuses all their Wrath into a single <text:span text:style-name="T386">Strike</text:span>, and selects a target <text:span text:style-name="T86">Zone.</text:span></text:p>
        <text:p text:style-name="P156"><text:span text:style-name="T86">A Strike of solid Soulfire</text:span> <text:span text:style-name="T106">crashes</text:span> down at the targeted location, dealing (Essence) x<text:span text:style-name="T326">5</text:span><text:span text:style-name="T299">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h text:style-name="P217" text:outline-level="3">Ready in Eight Directions Stance</text:h>
        <text:p text:style-name="P157"><text:span text:style-name="T22">Type: </text:span><text:span text:style-name="T230">Reflexive; </text:span><text:span text:style-name="T231">Turn</text:span><text:span text:style-name="T1"><text:line-break/></text:span><text:span text:style-name="T65">Cost:</text:span><text:span text:style-name="T1"> </text:span><text:span text:style-name="T11">1</text:span><text:span text:style-name="T1">a</text:span></text:p>
        <text:p text:style-name="P12">Feeling the pulse of battle, the Solar becomes attuned to every motion on the field, ready to strike out of sheer instinct.</text:p>
        <text:p text:style-name="P54">Against this and any attacks until the Solar’s next turn, they may reflexively counterattack with a Strike without consuming an action—so long as they are attacking a valid target.</text:p>
        <text:p text:style-name="P68">Note:<text:span text:style-name="T177"> To speed the counterattacks up, simply use the average of the Solar’s Accuracy pool.</text:span></text:p>
        <text:p text:style-name="P170"/>
        <text:p text:style-name="P63"/>
      </text:section>
      <text:h text:style-name="P201" text:outline-level="2">Zenith <text:span text:style-name="T14">C</text:span><text:span text:style-name="T392">aste</text:span></text:h>
      <text:section text:style-name="Sect2" text:name="Section7">
        <text:p text:style-name="P167"><text:span text:style-name="T1">Lesser</text:span> </text:p>
        <text:h text:style-name="P238" text:outline-level="3">Certainty of Form</text:h>
        <text:p text:style-name="P140"><text:span text:style-name="T22">Type:</text:span> Simple; <text:span text:style-name="T311">Day</text:span><text:line-break/><text:span text:style-name="T22">Cost:</text:span> <text:span text:style-name="T311">1</text:span>m per target<text:line-break/><text:span text:style-name="T22">Prerequisite: </text:span>Integrity Protection Prana <text:span text:style-name="T311">(</text:span><text:span text:style-name="T124">Integrity</text:span><text:span text:style-name="T311"> Charm)</text:span></text:p>
        <text:p text:style-name="P140">The Solar protects not only themselves, but their certainty of will extends to others.</text:p>
        <text:p text:style-name="P140">Grant the effects of <text:span text:style-name="T285">Integrity Protection Prana</text:span> for the scene to up to (Essence) x2 targets.</text:p>
        <text:h text:style-name="P239" text:outline-level="3">Heart-Compelling Method</text:h>
        <text:p text:style-name="P34"><text:span text:style-name="T22">Type:</text:span> Simple; <text:span text:style-name="T302">Scene</text:span><text:line-break/><text:span text:style-name="T33">Cost: </text:span><text:span text:style-name="T190">2m</text:span></text:p>
        <text:p text:style-name="P34"><text:span text:style-name="T302">Perform a </text:span><text:span text:style-name="T350">S</text:span><text:span text:style-name="T302">ocial </text:span><text:span text:style-name="T350">roll</text:span><text:span text:style-name="T302"> vs. Resolve against a target. If successful, the Solar forces the target character to take an action—</text:span><text:span text:style-name="T286">any action—</text:span><text:span text:style-name="T304">that is in alignment with one of their Intimacies or Emotions.</text:span></text:p>
        <text:h text:style-name="P240" text:outline-level="3">Peril-Demanding Haste</text:h>
        <text:p text:style-name="P69"><text:span text:style-name="T22">Type:</text:span> <text:span text:style-name="T1">Supplemental</text:span><text:line-break/><text:span text:style-name="T136">Cost: </text:span><text:span text:style-name="T146">1m</text:span></text:p>
        <text:p text:style-name="P104">On successfully convincing a target to perform an Inconvenient task, the Solar immediately Instills an emotion of “impending peril.” The target will complete the task in half of the normal time, if at all physically possible.</text:p>
        <text:h text:style-name="P241" text:outline-level="3">Prophet of Seventeen Cycles</text:h>
        <text:p text:style-name="P23"><text:span text:style-name="T22">Type:</text:span> Simple<text:line-break/><text:span text:style-name="T26">Cost:</text:span><text:span text:style-name="T180"> 2m</text:span></text:p>
        <text:p text:style-name="P23">Once a Session, the Player may introduce a complication into an antagonist’s plans, plots, or ongoing Project. This operates under the same general principles of “<text:span text:style-name="T85">Recall</text:span> a Fact:” the declaration must be self-consistent with what has been shown to operate in this world.</text:p>
        <text:p text:style-name="P3">The Player should describe how their character activates this complication.</text:p>
        <text:h text:style-name="P242" text:outline-level="3">Sun King Radiance</text:h>
        <text:p text:style-name="P35"><text:span text:style-name="T22">Type:</text:span> Simple; <text:span text:style-name="T312">Day<text:line-break/></text:span><text:span text:style-name="T36">Cost: </text:span><text:span text:style-name="T226">2</text:span><text:span text:style-name="T193">m</text:span></text:p>
        <text:p text:style-name="P35">The Solar radiates their strength to others. Choose up to (Essence) x2 targets, and one of the Solar’s Intimacies. So long as the target is acting in accordance with the Intimacy, they may use the Resolve of the Solar instead of their own.</text:p>
        <text:h text:style-name="P243" text:outline-level="3">Tireless Burden</text:h>
        <text:p text:style-name="P42"><text:span text:style-name="T22">Type:</text:span> Permanent</text:p>
        <text:p text:style-name="P42">Through sheer force of will, the Solar may keep their body healthy, hale, and moving past its natural limits. They may go without sleep for an entire week at no consequences (except perhaps to their mood.)</text:p>
        <text:p text:style-name="P42">After a week of no sleep, the Solar gains an Intimacy of “Desire to sleep,” <text:span text:style-name="T1">and must sleep normally for at least three consecutive nights to remove this temporary Intimacy.</text:span></text:p>
        <text:h text:style-name="P242" text:outline-level="3">Worshipful Lackey Acquisition</text:h>
        <text:p text:style-name="P35"><text:span text:style-name="T22">Type:</text:span> Reflexive; <text:span text:style-name="T125">Scene</text:span><text:line-break/><text:span text:style-name="T23">Cost: </text:span><text:span text:style-name="T229">1</text:span><text:span text:style-name="T178">m</text:span></text:p>
        <text:p text:style-name="P155">The Solar’s presence <text:span text:style-name="T385">alone is enough to </text:span><text:span text:style-name="T125">summon</text:span><text:span text:style-name="T385"> a group of sycophants from </text:span><text:span text:style-name="T125">any place that has at least a village-sized population. These lackeys become enthralled by the Solar, and are willing to do nearly anything for them.</text:span></text:p>
        <text:p text:style-name="P53">The Solar can use these impromptu worshipers to gain a Group Defense bonus (+2 Resolve), or may command to perform an Inconvenient task without a need for a roll.</text:p>
        <text:p text:style-name="P53">The individuals of the group, while denizens of the area, rarely have any special access, knowledge, or social stature that would be useful to the Solar, aside from what is common knowledge among the populace.</text:p>
        <text:h text:style-name="P244" text:outline-level="3">Underling-Promoting Touch</text:h>
        <text:p text:style-name="P70"><text:span text:style-name="T22">Type:</text:span> Simple<text:line-break/><text:span text:style-name="T41">Cost: </text:span><text:span text:style-name="T232">5m</text:span></text:p>
        <text:p text:style-name="P70">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70">In addition, the target may use the <text:span text:style-name="T317">Bureaucracy, Command, </text:span>and/or Resolve of the Solar in place of their own while operating in their given capacity.</text:p>
        <text:p text:style-name="P70">The Solar may only designate one target at a time for this effect. They may choose to rescind their blessing, or perform a 10 Res. Project to make this effect permanent, either of which would allow them to bless a new target.</text:p>
        <text:p text:style-name="P29"><text:soft-page-break/>Greater</text:p>
        <text:h text:style-name="P245" text:outline-level="3">Accord of the Unbreakable Spirit</text:h>
        <text:p text:style-name="P72"><text:span text:style-name="T22">Type: </text:span>Simple; Week<text:line-break/><text:span text:style-name="T137">Cost: </text:span><text:span text:style-name="T147">3m</text:span></text:p>
        <text:p text:style-name="P72">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72">Only one Intimacy may be reinforced at a time through this method.</text:p>
        <text:h text:style-name="P246" text:outline-level="3">Asp Bites its Tail</text:h>
        <text:p text:style-name="P138"><text:span text:style-name="T22">Type:</text:span> Reflexive<text:line-break/><text:span text:style-name="T34">Cost: </text:span><text:span text:style-name="T191">2m</text:span></text:p>
        <text:p text:style-name="P138">Disparaging the Lawgiver, their name or their Intimacies is foolish at best. Whenever the Solar witnesses such an event, they may speak subtle words to all those who listen and making the accuser seem the fool.</text:p>
        <text:p text:style-name="P138"><text:span text:style-name="T88">Contest the </text:span><text:span text:style-name="T89">social </text:span><text:span text:style-name="T88">action with</text:span> (Essence) extra dice. If there are more successes than the aggressor’s roll, the result of the intended action turns upon the aggressor instead. If they were trying to incriminate the Solar, they instead become incriminated.</text:p>
        <text:p text:style-name="P138">This Charm automatically succeeds against targets with an Essence lower than the Solar’s.</text:p>
        <text:h text:style-name="P247" text:outline-level="3">Commanding <text:span text:style-name="T1">Words</text:span></text:h>
        <text:p text:style-name="P38"><text:span text:style-name="T22">Type:</text:span> <text:span text:style-name="T1">Simple; Scene<text:line-break/></text:span><text:span text:style-name="T70">Cost: </text:span><text:span text:style-name="T253">1a</text:span></text:p>
        <text:p text:style-name="P38">Drawing from their divine rule, a Solar makes a quick command, from which all snap to attention and must obey. </text:p>
        <text:p text:style-name="P38">The Solar targets a Mortal, or a Yu-Shan spirit of Essence less than the Solar. Any inconvenient task the Solar commands will be performed to the best of their abilities, without question nor needed roll. <text:s/>If the target is some other entity, <text:span text:style-name="T380">or is against a hostile character combatant,</text:span> the Solar must succeed on a <text:span text:style-name="T314">Social roll</text:span> vs. Resolve roll for this to take effect.</text:p>
        <text:p text:style-name="P38">If a given task would run counter their intimacies, or the task is otherwise considered unacceptable influence, this charm automatically fails and the target is broken from the Solar’s influence.</text:p>
        <text:h text:style-name="P248" text:outline-level="3">Fear-Banishing Aura</text:h>
        <text:p text:style-name="P37"><text:span text:style-name="T22">Type:</text:span> <text:span text:style-name="T1">Reflexive; Scene<text:line-break/></text:span><text:span text:style-name="T69">Cost: </text:span><text:span text:style-name="T272">2</text:span><text:span text:style-name="T156">m</text:span></text:p>
        <text:p text:style-name="P37">Allies need only look to the Solar to steady their nerves and keep their wits together. Immediately banish fear, panic, and other similar emotions from all allies <text:span text:style-name="T379">that can perceive</text:span> the Solar, and force any future attempts to fail for the remainder of the scene.</text:p>
        <text:p text:style-name="P37">This Charm does not protect against the Dawn Caste’<text:span text:style-name="T343">s Anima Power.</text:span></text:p>
        <text:h text:style-name="P249" text:outline-level="3">Inquisitor’s Unfailing Notice</text:h>
        <text:p text:style-name="P131"><text:span text:style-name="T22">Type:</text:span> <text:span text:style-name="T1">Permanent</text:span></text:p>
        <text:p text:style-name="P131"><text:span text:style-name="T308">The Solar is</text:span><text:span text:style-name="T304"> </text:span><text:span text:style-name="T308">instinctively and subconsciously</text:span><text:span text:style-name="T304"> aware of any actions of thievery or </text:span><text:span text:style-name="T308">Stealth performed by those in their presence who are below (Essence). The exact target, circumstances, nor direction is not disclosed, simply the fact that it is happening.</text:span></text:p>
        <text:p text:style-name="P130"><text:span text:style-name="T308">T</text:span><text:span text:style-name="T307">he Storyteller should only inform the Player of significant moments of such events, otherwise only answering when </text:span><text:span text:style-name="T176">asked</text:span><text:span text:style-name="T307">.</text:span></text:p>
        <text:h text:style-name="P250" text:outline-level="3">Irresistible Questioning Technique</text:h>
        <text:p text:style-name="P90"><text:span text:style-name="T22">Type:</text:span> <text:span text:style-name="T1">Simple</text:span><text:line-break/><text:span text:style-name="T52">Cost: </text:span><text:span text:style-name="T207">2m</text:span></text:p>
        <text:p text:style-name="P132">The Solar’s unquestioning gaze will make even the most unwilling talk. Ask a specific question, and make an Awareness Roll against the target’s <text:span text:style-name="T111">Resolve</text:span>. If successful, the target must answer and speak the truth to that particular question.</text:p>
        <text:h text:style-name="Heading_20_3" text:outline-level="3">Majestic Radiant Presence</text:h>
        <text:p text:style-name="P36"><text:span text:style-name="T22">Type:</text:span> <text:span text:style-name="T1">Reflexive<text:line-break/></text:span><text:span text:style-name="T68">Cost: </text:span><text:span text:style-name="T252">2m</text:span></text:p>
        <text:p text:style-name="P36">None may speak before the Lawgiver’s voice has been heard.</text:p>
        <text:p text:style-name="P36">Interrupt a target before or during a social action, such as speaking, performing, using Social Influence, <text:span text:style-name="T318">or walking up to a podium</text:span>. The Solar may immediately take their own social action, forcing the target to wait until the Solar is done.</text:p>
        <text:p text:style-name="P36">Any who observes this interruption with a<text:span text:style-name="T313">n (</text:span><text:span text:style-name="T90">Essence)</text:span> less than the Solar’s <text:span text:style-name="T313">own (</text:span>Essence<text:span text:style-name="T313">)</text:span> will develop a temporary negative Intimacy of “disdain” towards the target. <text:span text:style-name="T351">This may also affect the target </text:span><text:span text:style-name="T352">themselves.</text:span></text:p>
        <text:h text:style-name="P251" text:outline-level="3">Respect-Commanding Attitude</text:h>
        <text:p text:style-name="P40"><text:span text:style-name="T22">Type:</text:span> <text:span text:style-name="T1">Supplemental; Scene<text:line-break/></text:span><text:span text:style-name="T72">Cost</text:span><text:span text:style-name="T255">: 2m</text:span></text:p>
        <text:p text:style-name="P40">Once a Solar has begun a <text:span text:style-name="T91">speech, performance, or other social action</text:span>, those listening become <text:span text:style-name="T315">unable to interrupt. Even their enemies must pause at the force of conviction the Solar, unable to take direct action against the Solar.</text:span></text:p>
        <text:p text:style-name="P106">This charm only affects those with (Essence) less <text:span text:style-name="T381">than 3, or the Solar’s own (whichever is greater).</text:span></text:p>
        <text:h text:style-name="P251" text:outline-level="3">Prophet-Uplifting Evocation</text:h>
        <text:p text:style-name="P40"><text:span text:style-name="T22">Type:</text:span> Permanent</text:p>
        <text:p text:style-name="P154"><text:span text:style-name="T16">You may now perform Projects to grant the Rank 4 </text:span><text:a xlink:type="simple" xlink:href="#Supernatural Merits" text:style-name="Internet_20_link" text:visited-style-name="Visited_20_Internet_20_Link">Endowment</text:a><text:span text:style-name="T16"> Merit to those with significant ties to the character, granting them access to Universal Charms.</text:span></text:p>
        <text:p text:style-name="P29"><text:soft-page-break/>Capstone</text:p>
        <text:h text:style-name="P220" text:outline-level="3">Sacrosanct Soul retribution</text:h>
        <text:p text:style-name="P158"><text:span text:style-name="T139">Type:</text:span><text:span text:style-name="T126"> </text:span><text:span text:style-name="T127">Reflexive<text:line-break/></text:span><text:span text:style-name="T140">Cost: </text:span><text:span text:style-name="T156">4m</text:span></text:p>
        <text:p text:style-name="P58">To deny, alter, or twist the mind or body of the Solar is to invite divine retribution.</text:p>
        <text:p text:style-name="P59">Against any actions to charm, beguile, or otherwise twist the mind, soul, or body, the Solar instead turns the action back to its originator, who must resist the attempt as though they were the original target or be subject to its affects instead.</text:p>
        <text:p text:style-name="P59">The Solar may do this reflexively, and without conscious knowledge an attack has happened.</text:p>
        <text:h text:style-name="P221" text:outline-level="3">Worshiper’s Zeal</text:h>
        <text:p text:style-name="P159"><text:span text:style-name="T139">Type:</text:span><text:span text:style-name="T157"> </text:span><text:span text:style-name="T158">Simple: Scene</text:span><text:span text:style-name="T156"><text:line-break/></text:span><text:span text:style-name="T140">Cost: </text:span><text:span text:style-name="T158">4a</text:span></text:p>
        <text:p text:style-name="P60">Their Anima Banner unfurls itself from the soul of the Solar, and bursts into the sky in a brilliant display, showing all that their Sun King has returned.</text:p>
        <text:p text:style-name="P60">Those in the presence of the Solar that they designate—allies, worshipers, innocents—gain +4 dice on all actions they perform for the Scene, so long as it does not run counter to what the Solar desires.</text:p>
      </text:section>
      <text:h text:style-name="P202" text:outline-level="2">Twilight <text:span text:style-name="T368">Caste</text:span></text:h>
      <text:section text:style-name="Sect2" text:name="Section8">
        <text:p text:style-name="Greater_20_Charm"><text:span text:style-name="T1">Lesser</text:span> </text:p>
        <text:h text:style-name="P252" text:outline-level="3">Ancient Tongue Understanding</text:h>
        <text:p text:style-name="P150">Type: <text:span text:style-name="T177">Permanent</text:span></text:p>
        <text:p text:style-name="P151"><text:span text:style-name="T177">The </text:span><text:span text:style-name="T155">Solar’s</text:span><text:span text:style-name="T177"> </text:span><text:span text:style-name="T225">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222" text:outline-level="3">Crafty Observation Method</text:h>
        <text:p text:style-name="P162"><text:span text:style-name="T22">Type: </text:span><text:span text:style-name="T160">Reflexive</text:span><text:line-break/><text:span text:style-name="T27">Cost: </text:span><text:span text:style-name="T233">1</text:span><text:span text:style-name="T181">m</text:span></text:p>
        <text:p text:style-name="P163"><text:span text:style-name="T181">T</text:span><text:span text:style-name="T177">he Solar may absorb knowledge from an object or scene with upmost speed and efficiency.</text:span></text:p>
        <text:p text:style-name="P117">When performing an observation or information gathering action, do so instantly. This may be used to read an entire tome in the blink of an eye, or mentally break down a crime scene immediately upon entering.</text:p>
        <text:h text:style-name="P253" text:outline-level="3">Durability-Enhancing Technique</text:h>
        <text:p text:style-name="P22"><text:span text:style-name="T22">Type: </text:span><text:span text:style-name="T1">Simple</text:span>; Scene<text:line-break/><text:span text:style-name="T27">Cost: </text:span><text:span text:style-name="T181">2m</text:span></text:p>
        <text:p text:style-name="P22">The <text:span text:style-name="T121">Solar</text:span> may reinforce an object—no more than (Essence) meters in its largest dimension—and make it nigh unbreakable <text:span text:style-name="T372">and resistant to changing effects, such as from the Wyld.</text:span></text:p>
        <text:p text:style-name="P22"><text:span text:style-name="T1">While reinforced, the</text:span> object is no longer considered “mundane,” and increases the difficulty to break, <text:span text:style-name="T372">change,</text:span> or otherwise destroy it by (Essence).</text:p>
        <text:p text:style-name="P22">A <text:span text:style-name="T372">Scale 1</text:span> Project may be performed to make this enhancement permanent.</text:p>
        <text:h text:style-name="P254" text:outline-level="3">Enlightened Touch Insight</text:h>
        <text:p text:style-name="P73"><text:span text:style-name="T22">Type:</text:span> <text:span text:style-name="T1">Simple<text:line-break/></text:span><text:span text:style-name="T73">Cost: </text:span><text:span text:style-name="T256">1m</text:span></text:p>
        <text:p text:style-name="P73">By touching or analyzing an object for a moment, the Solar can surmise its recent history and its usage.</text:p>
        <text:p text:style-name="P73">The Solar reconstructs the scene in their mind, effectively gaining a vision of what happened surrounding the object in moments of great emotion and action.</text:p>
        <text:h text:style-name="P223" text:outline-level="3">Essence-Lending Method</text:h>
        <text:p text:style-name="P160"><text:span text:style-name="T22">Type:</text:span> <text:span text:style-name="T1">Si</text:span><text:span text:style-name="T12">mple</text:span><text:span text:style-name="T1"><text:line-break/></text:span><text:span text:style-name="T73">Cost: </text:span><text:span text:style-name="T273">(</text:span><text:span text:style-name="T256">1m </text:span><text:span text:style-name="T273">per 1m)</text:span></text:p>
        <text:p text:style-name="P119">Knowing the flows of essence within all beings, the Solar may choose to give of themselves so that others may prosper.</text:p>
        <text:p text:style-name="P161"><text:span text:style-name="T249">Transfer Essence from the Solar to another character, 1mote given per 1 mote received. The target may not refuse this gift. Any extra motes above their maximum limit i</text:span><text:span text:style-name="T159">s kept, but only until the end of the Scene</text:span></text:p>
        <text:h text:style-name="P255" text:outline-level="3">Inspection of Flaw</text:h>
        <text:p text:style-name="P148"><text:span text:style-name="T22">Type:</text:span> <text:span text:style-name="T113">Reflexive<text:line-break/></text:span><text:span text:style-name="T138">Cost:</text:span><text:span text:style-name="T151"> </text:span><text:span text:style-name="T152">2</text:span><text:span text:style-name="T151">m</text:span></text:p>
        <text:p text:style-name="P148">Once per Session, the Player may <text:span text:style-name="T93">Recall</text:span> a Fact about a target <text:span text:style-name="T114">object </text:span><text:span text:style-name="T115">or institution</text:span> that may be exploited to the character’s advantage <text:span text:style-name="T320">immediately and without a roll. (This may be used to “correct” a failed roll.)</text:span></text:p>
        <text:h text:style-name="P256" text:outline-level="3">Harmonious Academic Methodology</text:h>
        <text:p text:style-name="P79"><text:span text:style-name="T22">Type:</text:span> <text:span text:style-name="T1">Simple; Month<text:line-break/></text:span><text:span text:style-name="T74">Cost: </text:span><text:span text:style-name="T257">2m</text:span></text:p>
        <text:p text:style-name="P80"><text:span text:style-name="T377">Bless</text:span> a <text:span text:style-name="T378">mortal</text:span> <text:span text:style-name="T1">individual</text:span>, organization, or such group, the Solar may grant <text:span text:style-name="T1">insight into their own</text:span> knowledge and methodologies in a way that resonates in their minds. <text:s/><text:span text:style-name="T377">Up to (Essence) groups may be blessed at a time.</text:span></text:p>
        <text:p text:style-name="P80">Choose one of the character’s <text:span text:style-name="T92">Abilities</text:span>, and the target’s tasks in that specialty will run smoother and be completed faster than otherwise. If they must roll, they gain +4 dice, capped at 12 dice.</text:p>
        <text:h text:style-name="P257" text:outline-level="3">Order-Affirming Blow</text:h>
        <text:p text:style-name="P75"><text:span text:style-name="T22">Type:</text:span> Simple<text:line-break/><text:span text:style-name="T43">Cost: </text:span><text:span text:style-name="T199">2m</text:span></text:p>
        <text:p text:style-name="P75">The Solar knows the effects of the Wyld, Underworld, and other such places that might try to forcibly change the targets.</text:p>
        <text:p text:style-name="P147">So long as the effects have occurred within the last week, and not deeply ingrained into the soul of the subject, the Solar may <text:span text:style-name="T373">immediately </text:span>banish the changes.</text:p>
        <text:p text:style-name="P148"><text:span text:style-name="T374">In addition, they may</text:span><text:span text:style-name="T373"> undertake Medicine Projects to undo long-term changes </text:span><text:span text:style-name="T375">and mutations.</text:span></text:p>
        <text:h text:style-name="P255" text:outline-level="3"><text:span text:style-name="T19">T</text:span><text:span text:style-name="T18">ireless Healer</text:span></text:h>
        <text:p text:style-name="P149"><text:span text:style-name="T15">Type: </text:span><text:span text:style-name="T18">Supplemental<text:line-break/></text:span><text:span text:style-name="T15">Cost: </text:span><text:span text:style-name="T18">(1m+)</text:span></text:p>
        <text:p text:style-name="P149"><text:span text:style-name="T18">The Solar increase any Medicine Action or </text:span><text:span text:style-name="T20">C</text:span><text:span text:style-name="T18">harm one population scale for each mote spent, up to City.</text:span></text:p>
        <text:h text:style-name="Heading_20_3" text:outline-level="3">Truth-Rendering Gaze</text:h>
        <text:p text:style-name="P78"><text:span text:style-name="T22">Type:</text:span> Simple<text:line-break/><text:span text:style-name="T45">Cost: </text:span><text:span text:style-name="T201">1m</text:span></text:p>
        <text:p text:style-name="P78"><text:span text:style-name="T19">Roll (Insight + Lore) against a target’s </text:span><text:span text:style-name="T172">Resolve</text:span><text:span text:style-name="T19">. On a success, learn insight on the nature of a creature, such as its typical attack patterns, to migration patterns. Following the same rules as “Read Intentions,” the Player asks a specific question that the Storyteller must answer truthfully.</text:span></text:p>
        <text:p text:style-name="P77"><text:soft-page-break/>Greater </text:p>
        <text:h text:style-name="P224" text:outline-level="3">Ghost-Eating Technique</text:h>
        <text:p text:style-name="P164"><text:span text:style-name="T46">T</text:span><text:span text:style-name="T22">ype:</text:span> <text:span text:style-name="T1">Simple<text:line-break/></text:span><text:span text:style-name="T76">Cost: </text:span><text:span text:style-name="T274">1</text:span><text:span text:style-name="T260">m</text:span></text:p>
        <text:p text:style-name="P165"><text:span text:style-name="T260">S</text:span><text:span text:style-name="T249">pirits of all types, from ghosts to elementals to demons to Gods, are simply patterns of Essence at the end of the day—patterns that can be disrupted if you know what strands to pull.</text:span></text:p>
        <text:p text:style-name="P165"><text:span text:style-name="T249">You may make an (Intelligence + Occult + Essence) Roll against spirits, </text:span><text:span text:style-name="T145">dealing (Int +Essence) [Int/2] damage against them on a hit. This may be done even against dematerialized spirits, forcing them to materialize, if the Solar knows the location of the spirit.</text:span></text:p>
        <text:p text:style-name="P61">If a Spirit is slain with this attack, the Solar may choose to completely disperse their Essence, permanently killing them. They may also undertake a Project to reform or change the Spirit to their will.</text:p>
        <text:h text:style-name="P225" text:outline-level="3">Disrupt the Flow</text:h>
        <text:p text:style-name="P176"><text:span text:style-name="T22">Type:</text:span> <text:span text:style-name="T129">Reflexive</text:span><text:span text:style-name="T1"><text:line-break/></text:span><text:span text:style-name="T66">Cost: </text:span><text:span text:style-name="T275">3</text:span><text:span text:style-name="T250">a</text:span></text:p>
        <text:p text:style-name="P175"><text:span text:style-name="T250">E</text:span><text:span text:style-name="T249">ssence flows through all things, and </text:span><text:span text:style-name="T276">those skilled in its flows knows exactly where to </text:span><text:span text:style-name="T277">inject a poisonous </text:span><text:span text:style-name="T278">disruption </text:span><text:span text:style-name="T279">of their own anima.</text:span></text:p>
        <text:p text:style-name="P175"><text:span text:style-name="T250">O</text:span><text:span text:style-name="T275">nce per Story, </text:span><text:span text:style-name="T278">immediately disrupt a supernatural effect </text:span><text:span text:style-name="T281">as it is about to take effect</text:span><text:span text:style-name="T278">—be it a </text:span><text:span text:style-name="T280">C</text:span><text:span text:style-name="T278">harm, Sorcery, </text:span><text:span text:style-name="T280">T</text:span><text:span text:style-name="T278">echnique, artifact evocation</text:span><text:span text:style-name="T280">, or other source of power.</text:span></text:p>
        <text:h text:style-name="P258" text:outline-level="3">Impurity-Hammering Blow</text:h>
        <text:p text:style-name="P81"><text:span text:style-name="T46">T</text:span><text:span text:style-name="T22">ype:</text:span> <text:span text:style-name="T1">Simple<text:line-break/></text:span><text:span text:style-name="T76">Cost: </text:span><text:span text:style-name="T259">2</text:span><text:span text:style-name="T260">m</text:span></text:p>
        <text:p text:style-name="P81">By infusing their methods with their own burning anima, the Solar can quickly purify any mundane, raw material into pure versions of its type.</text:p>
        <text:p text:style-name="P172">On gaining Resources in the form of raw, impure materials, the Solar may double its normal Resource value. The Solar may not convert more than their own body weight in a single day.</text:p>
        <text:h text:style-name="P226" text:outline-level="3">Legendary Scholar’s Curriculum</text:h>
        <text:p text:style-name="P171"><text:span text:style-name="T64">Type:</text:span><text:span text:style-name="T238"> </text:span><text:span text:style-name="T161">Reflexive; Scene</text:span><text:span text:style-name="T238"><text:line-break/></text:span><text:span text:style-name="T44">Cost: </text:span><text:span text:style-name="T241">2</text:span><text:span text:style-name="T239">m</text:span></text:p>
        <text:p text:style-name="P173"><text:span text:style-name="T200">T</text:span><text:span text:style-name="T177">he Solar may impart wisdom and knowledge </text:span><text:span text:style-name="T240">to those</text:span><text:span text:style-name="T177"> </text:span><text:span text:style-name="T241">around them, ensuring they have all the tools at their disposal.</text:span></text:p>
        <text:p text:style-name="P118">For the remainder of the scene, you impart wisdom to your fellows and may reflexively add +2 Dice to any rolls an ally makes using a Utility Ability chosen on activation of this charm. This may explicitly stack with any other bonuses.</text:p>
        <text:p text:style-name="P174"><text:span text:style-name="T177">Additionally, once per Story, you may instruct a </text:span><text:span text:style-name="T145">Group</text:span><text:span text:style-name="T177"> of non-player characters in any Ability that you have at least 3 dots in. Over the course of a night of instruction, their </text:span><text:span text:style-name="T243">skill in that</text:span><text:span text:style-name="T177"> ability will be set to 3. (6 </text:span><text:span text:style-name="T242">base</text:span><text:span text:style-name="T177"> dice for Quick Characters.) <text:s/></text:span><text:span text:style-name="T244">This cannot grant access to Supernatural Abilities </text:span><text:span text:style-name="T245">such as Occult</text:span><text:span text:style-name="T244">, but may train those who already have the initial spark.</text:span></text:p>
        <text:h text:style-name="P259" text:outline-level="3">Marvelous Machinery</text:h>
        <text:p text:style-name="P82"><text:span text:style-name="T22">Type:</text:span> <text:span text:style-name="T1">Simple; Scene<text:line-break/></text:span><text:span text:style-name="T77">Cost: </text:span><text:span text:style-name="T261">3a</text:span></text:p>
        <text:p text:style-name="P82">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46">Hostile entities may attempt to wrest control from the object by performing a contested Craft Roll.</text:p>
        <text:h text:style-name="Heading_20_3" text:outline-level="3">Master Plan <text:span text:style-name="T363">Revelation</text:span></text:h>
        <text:p text:style-name="P146"><text:span text:style-name="T22">Type:</text:span> Reflexive<text:line-break/><text:span text:style-name="T55">Cost: </text:span><text:span text:style-name="T153">2</text:span><text:span text:style-name="T154">a</text:span></text:p>
        <text:p text:style-name="P146">Once per story, the Player may declare their character predicted <text:span text:style-name="T362">a certain event, and accordingly planned for it.</text:span> and accordingly planned for a certain event, and have somehow twisted it to their own benefit. Evidence provided turns out to be a planted fake; eyewitnesses have already been successfully bribed.</text:p>
        <text:p text:style-name="P146">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260" text:outline-level="3">Timely Prototype</text:h>
        <text:p text:style-name="P139"><text:span text:style-name="T22">Type:</text:span> <text:span text:style-name="T1">Simple<text:line-break/></text:span><text:span text:style-name="T66">Cost: </text:span><text:span text:style-name="T250">2a</text:span></text:p>
        <text:p text:style-name="P139">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 </text:span>The Player may choose to go into Resource debt (up to <text:span text:style-name="T130">4</text:span> Res, 1 Keystone) to activate this charm.</text:p>
        <text:p text:style-name="P139"><text:span text:style-name="T17">Permanent Effect: </text:span><text:span text:style-name="T19">On purchasing this charm, and again at the start of each Story, the Exalt gains an additional +</text:span><text:span text:style-name="T173">2</text:span><text:span text:style-name="T19"> R</text:span><text:span text:style-name="T21">es</text:span><text:span text:style-name="T19">, which may only be used only for Craft Projects.</text:span></text:p>
        <text:h text:style-name="Heading_20_3" text:outline-level="3">Will-Shattering Riddle</text:h>
        <text:p text:style-name="P76"><text:span text:style-name="T22">Type:</text:span> Simple; <text:span text:style-name="T319">Scene</text:span><text:line-break/><text:span text:style-name="T44">Cost: </text:span><text:span text:style-name="T200">2a</text:span></text:p>
        <text:p text:style-name="P76">The Solar Poses a terrible Paradox to the target, forcing them to be involved and distracted solving it.</text:p>
        <text:p text:style-name="P76">Roll a contested (Int. + Lore). If the target fails, they suffer <text:span text:style-name="T319">from being distracted, consumed by trying to solve the puzzle. They lose (3) dice from any awareness rolls, and must make a (Int + Lore) </text:span><text:span text:style-name="T376">roll</text:span><text:span text:style-name="T319"> each round until the beat the Solar’s roll to take an action. <text:s/>In combat, they may only make one action per round.</text:span></text:p>
        <text:p text:style-name="P76"><text:span text:style-name="T319">Only one character may be subjected to this per Scene. </text:span><text:span text:style-name="T390">Neither m</text:span><text:span text:style-name="T389">indless characters, </text:span><text:span text:style-name="T390">nor characters of Intelligence 1</text:span><text:span text:style-name="T389"> can be affected by this spell.</text:span></text:p>
        <text:p text:style-name="P29"><text:soft-page-break/>Capstone</text:p>
        <text:h text:style-name="P227" text:outline-level="3">Ephemeral Induction Technique</text:h>
        <text:p text:style-name="P177"><text:span text:style-name="T22">Type:</text:span> <text:span text:style-name="T162">Permanent</text:span></text:p>
        <text:p text:style-name="P178"><text:span text:style-name="T249">From the very Essence of the World, the Solar can pull a new Spirit into the world—unbound by any Celestial Bureaucracy nor </text:span><text:span text:style-name="T145">Element.</text:span></text:p>
        <text:p text:style-name="P178"><text:span text:style-name="T249">Once per Story, the Solar may undertake a 5-Scale Project for free to shape a new Spirit. They may make more by </text:span><text:span text:style-name="T145">undertaking additional Projects at full cost.</text:span></text:p>
        <text:p text:style-name="P188">The Solar has full control when shaping their new Ally, detailing out its Intimacies and mentality. As well, they choose 3 Supernatural Abilities for the Spirit to be attuned to.</text:p>
        <text:p text:style-name="P178"><text:span text:style-name="T249">This new spirit will naturally be an Ally of the Solar for at least a Season, starting at Essence 3 and rapidly climbing as it is certain to be under the tutelage of its creator.</text:span><text:span text:style-name="T283"> However, once created, this new life has inviolable free will, and cannot be reshaped unwillingly by the Solar.</text:span></text:p>
        <text:p text:style-name="P189">A Fae, Demon, God, or Elemental may choose to be reformed by this charm, though to do so would be to give absolute trust to the Solar.</text:p>
        <text:h text:style-name="P261" text:outline-level="3">Wyld-Shaping Technique</text:h>
        <text:p text:style-name="P166"><text:span text:style-name="T22">Type:</text:span> <text:span text:style-name="T1">Simple<text:line-break/></text:span><text:span text:style-name="T75">Cost: </text:span><text:span text:style-name="T282">6</text:span><text:span text:style-name="T258">a</text:span></text:p>
        <text:p text:style-name="P166">The Solar <text:span text:style-name="T1">imposes their will upon the Wyld, and </text:span><text:span text:style-name="T8">the endless chaos must conform.</text:span></text:p>
        <text:p text:style-name="P13">Once a Story, the Solar may shape a portion of the Wyld into a form of their choosing, forcibly stabilizing it it for foreseeable future. This acts as a free Project, whose scope is controlled by the amount and intensity of Wyld being channeled.</text:p>
        <text:p text:style-name="P13">The Solar may raise a grand temple of a Manse in but a moment, or pull a fully-formed artifact out of pure chaos. <text:s/>They are only restricted in the fact that what they form must obey the physical laws of Creation, and that they cannot create nor restore life, except to simple plants and animals.</text:p>
      </text:section>
      <text:h text:style-name="P203" text:outline-level="2">Night <text:span text:style-name="T368">Caste</text:span></text:h>
      <text:section text:style-name="Sect2" text:name="Section6">
        <text:p text:style-name="Greater_20_Charm"><text:span text:style-name="T1">Lesser</text:span> </text:p>
        <text:h text:style-name="P262" text:outline-level="3">Burning Corona</text:h>
        <text:p text:style-name="P45"><text:span text:style-name="T22">Type:</text:span> Reflexive; <text:span text:style-name="T316">(Scene)</text:span><text:line-break/><text:span text:style-name="T40">Cost: </text:span><text:span text:style-name="T197">1a</text:span></text:p>
        <text:p text:style-name="P45">The Solar flares a glimpse of their anima at just the right moment, temporarily blinding their opponent as they attack them, <text:span text:style-name="T316">raising their Evasion by (Essence)</text:span></text:p>
        <text:p text:style-name="P46">If the target is of (Essence) less than the Solar, the target becomes blinded for the remainder of the Scene.</text:p>
        <text:h text:style-name="P263" text:outline-level="3">Flawlessly Impenetrable Disguise</text:h>
        <text:p text:style-name="P84"><text:span text:style-name="T22">Type:</text:span> Simple; Day<text:line-break/><text:span text:style-name="T47">Cost:</text:span><text:span text:style-name="T202"> 2m</text:span></text:p>
        <text:p text:style-name="P84">Through clever trickery, the Solar manages to craft a disguise that appears to break physical limitations, such as appearing shorter, gaining extreme mutations such as functional extra pairs of arms, or gain a voice that could not come from their body.</text:p>
        <text:p text:style-name="P47">While impressive and fooling to all inspection—even detailed—it is still just well-crafted trickery.</text:p>
        <text:h text:style-name="P264" text:outline-level="3">Genius Palate Summation</text:h>
        <text:p text:style-name="P133"><text:span text:style-name="T22">Type:</text:span> <text:span text:style-name="T321">Reflexive</text:span><text:span text:style-name="T1"><text:line-break/></text:span><text:span text:style-name="T80">Cost: </text:span><text:span text:style-name="T264">1m</text:span></text:p>
        <text:p text:style-name="P49">The emotions and intentions of an individual bleed through to their craftsmanship. Upon eating, imbibing, or otherwise interacting with food or drink prepared or handled by an individual, make a Read Intentions Action against them.</text:p>
        <text:h text:style-name="P265" text:outline-level="3">Mist on Water</text:h>
        <text:p text:style-name="Exalted"><text:span text:style-name="T22">Type:</text:span> <text:span text:style-name="T1">Supplemental <text:line-break/></text:span><text:span text:style-name="T65">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101">If used in a Combat or Encounter, this silence lasts (Essence) Rounds instead.</text:p>
        <text:h text:style-name="P228" text:outline-level="3">Proof Eating Palm</text:h>
        <text:p text:style-name="P179"><text:span text:style-name="T22">Type:</text:span> <text:span text:style-name="T131">Supplemental</text:span><text:span text:style-name="T1"> <text:line-break/></text:span><text:span text:style-name="T65">Cost:</text:span><text:span text:style-name="T1"> 1m</text:span></text:p>
        <text:p text:style-name="P180"><text:span text:style-name="T1">The Solar disappears an object from plain sight, its resting place known only to the Solar themselves. So long as the Solar is able to get their hands on the object, and it is no larger than their torso, the object is simply </text:span><text:span text:style-name="T287">gone</text:span><text:span text:style-name="T1"> for at least 15 minutes.</text:span></text:p>
        <text:p text:style-name="P180"><text:span text:style-name="T83">They</text:span><text:span text:style-name="T1"> must successfully beat a contested Stealth vs Awareness roll against creatures with (Essence) more than the Solar.</text:span></text:p>
        <text:h text:style-name="P229" text:outline-level="3">Sensory Acuity Prana</text:h>
        <text:p text:style-name="P181"><text:span text:style-name="T22">Type:</text:span> <text:span text:style-name="T1">Reflexive; </text:span><text:span text:style-name="T3">Scene<text:line-break/></text:span><text:span text:style-name="T78">Cost: </text:span><text:span text:style-name="T262">1m</text:span></text:p>
        <text:p text:style-name="P182"><text:span text:style-name="T262">The </text:span><text:span text:style-name="T249">senses of the Solar become sharpened to levels beyond what a mere mortal can reach—able to </text:span><text:span text:style-name="T145">differentiate</text:span><text:span text:style-name="T249"> between individual voices three buildings down, or tasting the slightest variation in flavors in food (as would be present with the most subtle of poisons.)</text:span></text:p>
        <text:p text:style-name="P190">On all active Awareness rolls, gain 4 dice, and rolls are now allowed for what would be considered impossible before.</text:p>
        <text:p text:style-name="P190">Prolonged use of this charm is often considered painful and overwhelming, even to the mighty Chosen.</text:p>
        <text:h text:style-name="P266" text:outline-level="3">Shadow-Crossing Leap</text:h>
        <text:p text:style-name="P24"><text:span text:style-name="T22">Type:</text:span> Reflexive<text:line-break/><text:span text:style-name="T28">Cost:</text:span><text:span text:style-name="T182"> </text:span><text:span text:style-name="T184">2</text:span><text:span text:style-name="T183">a</text:span></text:p>
        <text:p text:style-name="P24">The <text:span text:style-name="T132">Solar</text:span>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24">Only solid walls without any opening may halt their passage from one location to the next.</text:p>
        <text:h text:style-name="P267" text:outline-level="3">Sound and Scent Banishing Attitude</text:h>
        <text:p text:style-name="P85"><text:span text:style-name="T22">Type:</text:span> Reflexive; Scene<text:line-break/><text:span text:style-name="T49">Cost: </text:span><text:span text:style-name="T204">3m</text:span></text:p>
        <text:p text:style-name="P85">The Solar focuses their attempts at stealth onto a specific, non-visual sense, completely eliminating it from the equation. Their footsteps may become silent, or their scent hidden from tracking dogs. <text:s/><text:span text:style-name="T393">Only one sense may be banished at a time.</text:span></text:p>
        <text:h text:style-name="P268" text:outline-level="3">Statue Spirit Stillness</text:h>
        <text:p text:style-name="P83"><text:span text:style-name="T22">Type:</text:span> <text:span text:style-name="T1">Reflexive; </text:span><text:span text:style-name="T3">Scene<text:line-break/></text:span><text:span text:style-name="T78">Cost: </text:span><text:span text:style-name="T262">1m</text:span></text:p>
        <text:p text:style-name="P83">The Solar may remain as completely stationary as long as necessary. They show no outward signs of movement, not even breathing.</text:p>
        <text:p text:style-name="P56">When stationary, they can not be detected by casual Awareness, and they gain +4 dice against contested Stealth.</text:p>
        <text:h text:style-name="P269" text:outline-level="3">Sunlight Bleeding Away</text:h>
        <text:p text:style-name="P87"><text:span text:style-name="T22">Type:</text:span> <text:span text:style-name="T1">Simple<text:line-break/></text:span><text:span text:style-name="T79">Cost:</text:span><text:span text:style-name="T263"> </text:span><text:span text:style-name="T269">1</text:span><text:span text:style-name="T263">a</text:span></text:p>
        <text:p text:style-name="P87">Take a <text:span text:style-name="T1">Stealth</text:span> Maneuver action vs. a Target’s <text:span text:style-name="T1">(Wits + Awareness). On success, you disappear from their sight and become unseen until your next Action.</text:span></text:p>
        <text:p text:style-name="P87">Multiple targets may be chosen at the same time, but doing so causes a <text:span text:style-name="T344">Moderate Disadvantage</text:span>.</text:p>
        <text:p text:style-name="P29"><text:soft-page-break/>Greater </text:p>
        <text:h text:style-name="P270" text:outline-level="3">A Will is a Way</text:h>
        <text:p text:style-name="P137">Type: Permanent</text:p>
        <text:p text:style-name="P137">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271" text:outline-level="3">Eye of the Unconquered Sun</text:h>
        <text:p text:style-name="P91"><text:span text:style-name="T22">Type:</text:span> <text:span text:style-name="T1">Simple</text:span>; Scene<text:line-break/><text:span text:style-name="T53">Cost: </text:span><text:span text:style-name="T208">3a</text:span></text:p>
        <text:p text:style-name="P91">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91">As well, roll a (<text:span text:style-name="T1">Wits</text:span> + Awareness). All characters in the scene with (Essence) less or equal to the roll are valid targets for any future perception during the scene, regardless of obstacles such as hiding behind walls.</text:p>
        <text:h text:style-name="P272" text:outline-level="3">Guardian Fog Approach</text:h>
        <text:p text:style-name="P134"><text:span text:style-name="T22">Type:</text:span> Simple; Scene<text:line-break/><text:span text:style-name="T48">Cost: </text:span><text:span text:style-name="T203">2m</text:span></text:p>
        <text:p text:style-name="P48"><text:span text:style-name="T107">Touch up to (Essence) companions, </text:span><text:span text:style-name="T108">bringing them into the shadows with you. You may make a Steal roll for the entire group.</text:span></text:p>
        <text:h text:style-name="P262" text:outline-level="3">Immunity to Everything Technique</text:h>
        <text:p text:style-name="P45"><text:span text:style-name="T22">Type:</text:span> Permanent</text:p>
        <text:p text:style-name="P45">Once a Solar has been exposed to a toxin, poison, or illness—and survived—they never need worry about suffering ill effects from it again. <text:s/><text:span text:style-name="T394">So long as they have imbued a dose that would</text:span></text:p>
        <text:p text:style-name="P184">The Solar may deliberately choose to lower their defenses for such recreational substances like alcohol.</text:p>
        <text:h text:style-name="P273" text:outline-level="3">Living Pulse Perception</text:h>
        <text:p text:style-name="P89"><text:span text:style-name="T22">Type:</text:span> <text:span text:style-name="T1">Simple<text:line-break/></text:span><text:span text:style-name="T81">Cost: </text:span><text:span text:style-name="T265">2a</text:span></text:p>
        <text:p text:style-name="P89">By focusing all their senses into a single point, the Solar can gather a trace of all living, breathing, and/or moving creatures.</text:p>
        <text:p text:style-name="P89">This allows a roll against all hidden creatures that breathe, live, or are currently in motion in the current scene, and eliminates up to (Essence) penalties that would be applied against the roll.</text:p>
        <text:h text:style-name="P274" text:outline-level="3">One Extra Step</text:h>
        <text:p text:style-name="P86"><text:span text:style-name="T22">Type:</text:span> <text:span text:style-name="T1">Supplemental</text:span><text:line-break/><text:span text:style-name="T50">Cost: </text:span><text:span text:style-name="T205">2a</text:span></text:p>
        <text:p text:style-name="P183">There are hidden ways to any place, and the Solar may identify and pursue them immediately with none of their fellows the wiser.</text:p>
        <text:p text:style-name="P86">Once per Scene, the Exalt may reach a Position or Target they can observe, <text:span text:style-name="T394">and which is not completely impossible to reach.</text:span></text:p>
        <text:h text:style-name="P275" text:outline-level="3">Perfect Mirror</text:h>
        <text:p text:style-name="P88"><text:span text:style-name="T22">Type:</text:span> Simple; Week<text:line-break/><text:span text:style-name="T51">Cost: </text:span><text:span text:style-name="T206">3a</text:span></text:p>
        <text:p text:style-name="P88">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88">Even supernatural effects—such as a Anima flare, is emulated with Essence-based illusions.</text:p>
        <text:h text:style-name="P276" text:outline-level="3">Phantom Rider’s Retreat</text:h>
        <text:p text:style-name="P102"><text:span text:style-name="T22">Type:</text:span> Simple; <text:span text:style-name="T325">Scene</text:span><text:line-break/><text:span text:style-name="T62">Cost: </text:span><text:span text:style-name="T216">2m</text:span></text:p>
        <text:p text:style-name="P102">The Solar leads their party to safety. So long as their mode of transportation does not halt movement, their pursuers will be unable to catch them.</text:p>
        <text:p text:style-name="P102">The Solar cannot rest while the effects of this charm are active, nor regain motes.</text:p>
        <text:h text:style-name="Heading_20_3" text:outline-level="3">The Mark of Judgment</text:h>
        <text:p text:style-name="Exalted"><text:span text:style-name="T22">Type: </text:span><text:span text:style-name="T1">Simple</text:span>; Scene<text:line-break/><text:span text:style-name="T22">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P186"><text:soft-page-break/>Capstone</text:p>
        <text:h text:style-name="P277" text:outline-level="3">False Image Feint</text:h>
        <text:p text:style-name="P185"><text:span text:style-name="T22">Type:</text:span> <text:span text:style-name="T13">Reflexive</text:span><text:line-break/><text:span text:style-name="T50">Cost: </text:span><text:span text:style-name="T246">5m</text:span></text:p>
        <text:p text:style-name="P184"><text:span text:style-name="T205">T</text:span><text:span text:style-name="T177">he Solar is always prepared, and knows how deception can change the entire path of a battle.</text:span></text:p>
        <text:p text:style-name="P184"><text:span text:style-name="T177">After damage has been calculated and finalized, the Player may reveal that </text:span><text:span text:style-name="T163">the Solar had used their anima to create a false image that had been struck—along with any object the Solar had placed to heighten the deception.</text:span></text:p>
        <text:p text:style-name="P65">The Player then declares where the Solar actually is—up to one Zone away. <text:span text:style-name="T395">This often will not be obvious to combatants on the field.</text:span></text:p>
        <text:h text:style-name="P230" text:outline-level="3">Mountain-Crossing leap Technique</text:h>
        <text:p text:style-name="P66"><text:span text:style-name="T22">Type:</text:span> <text:span text:style-name="T396">Supplemental</text:span><text:line-break/><text:span text:style-name="T50">Cost: </text:span><text:span text:style-name="T394">5m</text:span></text:p>
        <text:p text:style-name="P67">The anima of the Solar coils underneath them, reinforcing and empowering their leap.</text:p>
        <text:p text:style-name="P67">In one single bound, the Solar may cross an entire city, rolling (Strength + Athletics) to grant accuracy to the landing target—6 being required for a pinpoint landing across a city. </text:p>
        <text:p text:style-name="P67">If in combat, they may leap across all Zones with one movement.</text:p>
        <text:p text:style-name="P67"/>
      </text:section>
      <text:h text:style-name="P202" text:outline-level="2">Eclipse <text:span text:style-name="T368">Caste</text:span></text:h>
      <text:section text:style-name="Sect2" text:name="Section9">
        <text:p text:style-name="P7">Lesser</text:p>
        <text:h text:style-name="P278" text:outline-level="3">Deft Official’s Way</text:h>
        <text:p text:style-name="P95"><text:span text:style-name="T22">Type:</text:span> Simple<text:line-break/><text:span text:style-name="T57">Cost: </text:span><text:span text:style-name="T211">1m</text:span></text:p>
        <text:p text:style-name="P95">After observing a group or organization in motion, the Solar may easily pick out who would be receptive to a <text:span text:style-name="T118">specified social</text:span> activity, such as socializing, intimidation, or bribery.</text:p>
        <text:h text:style-name="P279" text:outline-level="3">Effective Counterargument</text:h>
        <text:p text:style-name="P21"><text:span text:style-name="T22">Type:</text:span> Reflexive; <text:span text:style-name="T284">Scene<text:line-break/></text:span><text:span text:style-name="T25">Cost: </text:span><text:span text:style-name="T224">1a</text:span></text:p>
        <text:p text:style-name="P21">Once per scene, the Exalt may interrupt an other’s action to cajole, sway, or otherwise persuade a target, rolling their own roll with +(Essence) extra dice.</text:p>
        <text:p text:style-name="P21">So long as the Exalt’s roll is greater than the opponent’s, the target and those with similar mindset will gain a <text:span text:style-name="T285">negative</text:span> Intimacy towards the original argument, <text:span text:style-name="T288">inverting </text:span><text:span text:style-name="T359">the intent.</text:span></text:p>
        <text:h text:style-name="P280" text:outline-level="3">Enemy-Castigating Solar Judgment</text:h>
        <text:p text:style-name="P71"><text:span text:style-name="T22">Type:</text:span> Supplemental<text:line-break/><text:span text:style-name="T42">Cost: </text:span><text:span text:style-name="T198">1a</text:span></text:p>
        <text:p text:style-name="P142">Supplement a social action against a Creature of Darkness with an additional +3 dice.</text:p>
        <text:h text:style-name="P281" text:outline-level="3">Fury-Inciting Speech</text:h>
        <text:p text:style-name="P141"><text:span text:style-name="T22">Type:</text:span> <text:span text:style-name="T1">Simple<text:line-break/></text:span><text:span text:style-name="T67">Cost: </text:span><text:span text:style-name="T251">2a</text:span></text:p>
        <text:p text:style-name="P141">Once a mob has been formed with emotions of rage, fury, or likewise, the Solar can direct them as though they were an extension of their own morals.</text:p>
        <text:p text:style-name="P141">The Player directs the mob to outlet their anger. For every 3 successes on a <text:span text:style-name="T310">Social </text:span>roll, the Solar can direct to the mob to take a distinct action related to their anger, be it to burn a Guild Hall, capture a Magistrate, or storm the docks.</text:p>
        <text:h text:style-name="P282" text:outline-level="3">Semantic Argument Technique</text:h>
        <text:p text:style-name="P97"><text:span text:style-name="T22">Type:</text:span> Simple; Scene<text:line-break/><text:span text:style-name="T58">Cost: </text:span><text:span text:style-name="T212">2m</text:span></text:p>
        <text:p text:style-name="P97">The Solars are known as Law<text:span text:style-name="T369">givers</text:span>, and such knowledge is intrinsic to their very nature. During arguments involving law, procedure, or other methodology, they gain +<text:span text:style-name="T323">3</text:span> dice.</text:p>
        <text:p text:style-name="P97">Once per Story the Solar may <text:span text:style-name="T324">Recall</text:span> Fact by revealing an arcane or forgotten law <text:span text:style-name="T324">without needing a roll.</text:span></text:p>
        <text:h text:style-name="P283" text:outline-level="3">Spurious Ownership</text:h>
        <text:p text:style-name="P92"><text:span text:style-name="T22">Type:</text:span> <text:span text:style-name="T1">Simple; Scene<text:line-break/></text:span><text:span text:style-name="T82">Cost: </text:span><text:span text:style-name="T266">2a</text:span></text:p>
        <text:p text:style-name="P92"><text:span text:style-name="T1">With the force of certainty and their unconsciously regal presence, whatever the Solar speaks claims ownership of is </text:span>instinctively believed.</text:p>
        <text:p text:style-name="P92">With a successful <text:span text:style-name="T94">Social</text:span> Roll <text:span text:style-name="T360">vs.</text:span> target’s <text:span text:style-name="T94">Resolve</text:span>, the target will believe that a claimed object, structure, or even specific idea belongs to the Solar for the remainder of the scene. This belief may remain unless directly challenged. </text:p>
        <text:p text:style-name="P136">If they have knowledge or direct evidence to the contrary, they instead gain a temporary Intimacy of doubt towards their own known evidence, but remain convinced of its true ownership.</text:p>
        <text:h text:style-name="Heading_20_3" text:outline-level="3">Wise Counsel</text:h>
        <text:p text:style-name="P100"><text:span text:style-name="T22">Type:</text:span> Simple; Day<text:line-break/><text:span text:style-name="T61">Cost: </text:span><text:span text:style-name="T215">2m</text:span></text:p>
        <text:p text:style-name="P100">Advise up to (Essence) characters on a specific <text:span text:style-name="T353">social</text:span> <text:span text:style-name="T353">a</text:span>ction, such as specific etiquette, methodologies to charm, or ways to speak around a subject successfully. For the remainder of the day, the target characters may use the Solar’s <text:span text:style-name="T112">social</text:span> score in place of their own whenever performing that action.</text:p>
        <text:h text:style-name="P284" text:outline-level="3">Woe Capturing Web</text:h>
        <text:p text:style-name="P96"><text:span text:style-name="T22">Type:</text:span> Permanent</text:p>
        <text:p text:style-name="P96">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103">The choice of selected targets may be altered between Stories.</text:p>
        <text:p text:style-name="P29"><text:soft-page-break/>Greater </text:p>
        <text:h text:style-name="P281" text:outline-level="3">Heart-Eclipsing Shroud</text:h>
        <text:p text:style-name="P141"><text:span text:style-name="T22">Type: </text:span>Simple; Scene<text:line-break/><text:span text:style-name="T24">Cost: </text:span><text:span text:style-name="T179">2m</text:span></text:p>
        <text:p text:style-name="P141">The <text:span text:style-name="T84">Solar</text:span> takes on a perfected persona, with its own intimacies, deeply-held beliefs, intentions, and past. <text:span text:style-name="T117">Any methods to divine purpose, Read Intentions, or otherwise probe the Solar will reveal the Persona instead-making a nearly foolproof disguise.</text:span></text:p>
        <text:p text:style-name="P141">However, the <text:span text:style-name="T84">Solar</text:span> must reinforce this persona through their actions during the scene—including being influenced by their false Intimacies. <text:span text:style-name="T358">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85" text:outline-level="3">Memory-Reweaving Discipline</text:h>
        <text:p text:style-name="P41"><text:span text:style-name="T22">Type: </text:span><text:span text:style-name="T1">Simple; Day</text:span><text:line-break/><text:span text:style-name="T37">Cost: </text:span><text:span text:style-name="T194">2a</text:span></text:p>
        <text:p text:style-name="P135">With absolute certainty, the Solar rejects a known reality of the target and replaces it with their own.</text:p>
        <text:p text:style-name="P135">Any with (Essence) less than the Solar’s will not question the new stated reality—they will believe that there is a new guard rotation scheduled, or that the Solar is bringing prisoners into a cell, or that an extra invitation was indeed sent to the Solar.</text:p>
        <text:p text:style-name="P135">Against others, the Solar may make a social roll against Resolve with an extra (Essence) dice on their efforts to convince them.</text:p>
        <text:p text:style-name="P41"><text:span text:style-name="T354">T</text:span>he Storyteller may <text:span text:style-name="T116">grant targets</text:span> extra <text:span text:style-name="T119">resistance</text:span> based on the outlandishness or improbability of the narrative spoken: <text:span text:style-name="T355">+2 if the story is certainly </text:span><text:span text:style-name="T356">false</text:span><text:span text:style-name="T355">, +4 if running counter to all known facts </text:span><text:span text:style-name="T361">of the world.</text:span></text:p>
        <text:h text:style-name="P286" text:outline-level="3">Soul-Snaring Contract</text:h>
        <text:p text:style-name="P99"><text:span text:style-name="T22">Type:</text:span> Simple<text:line-break/><text:span text:style-name="T60">Cost: </text:span><text:span text:style-name="T214">3a</text:span></text:p>
        <text:p text:style-name="P99">Using byzantine words, endless caveats, and simple persuasive will, the Solar can manage to bind a target to a completely unfair contract, ranging from selling sand to desert dwellers, to letting a man walk free for a promise of a bond.</text:p>
        <text:p text:style-name="P99">So long as the Solar upholds their end of the bargain, the target will remain under the contract for at least a Month.</text:p>
        <text:p text:style-name="P99">Any target with (Essence) less than the Solar’s does not get to resist this effect. Against others, the Solar must successfully convince the target to sign the contract, which is a “Perform Serious Task” action.</text:p>
        <text:h text:style-name="P287" text:outline-level="3">Taboo-Inflicting Diatribe</text:h>
        <text:p text:style-name="P98"><text:span text:style-name="T22">Type:</text:span> Simple<text:line-break/><text:span text:style-name="T59">Cost: </text:span><text:span text:style-name="T213">2a</text:span></text:p>
        <text:p text:style-name="P98">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98">This law becomes sacrosanct to the organization, and shortly a core ideal. While there will certainly be individuals in the organization who break this law, they become exceedingly rare.</text:p>
        <text:p text:style-name="P98">This charm may uphold up to (Essence) different Laws. Stopping the charm does not necessarily remove the core tenet, if it has found root in the organization.</text:p>
        <text:h text:style-name="P288" text:outline-level="3">Twisted Meaning</text:h>
        <text:p text:style-name="P93"><text:span text:style-name="T22">Type:</text:span> Simple; Scene<text:line-break/><text:span text:style-name="T54">Cost: </text:span><text:span text:style-name="T209">2a</text:span></text:p>
        <text:p text:style-name="P93">With but a few well placed words, the Solar can turn the words of their enemies against themselves.</text:p>
        <text:p text:style-name="P93">On a successful <text:span text:style-name="T95">Social</text:span> roll against a target’s <text:span text:style-name="T322">Resolve</text:span>, the Solar chooses a particular intimacy, topic of discussion, or idea the target espouses, and then poisons it with the Solar’s own words.</text:p>
        <text:p text:style-name="P93">For the remainder of the scene anytime the target speaks, acts, or otherwise tries to communicate the poisoned concept, it will always be expressed or interpreted as the Solar dictated: such as true belief becoming mocking disdain.</text:p>
        <text:h text:style-name="P289" text:outline-level="3">Venomous Rumors Technique</text:h>
        <text:p text:style-name="P94"><text:span text:style-name="T22">Type:</text:span> Simple; Day<text:line-break/><text:span text:style-name="T56">Cost: </text:span><text:span text:style-name="T210">3a</text:span></text:p>
        <text:p text:style-name="P94">With a firm, knowing word, invent a lie about a topic, person, or group, <text:s/>rolling (Cunning + Subterfuge). The lie is then set free among the populous, and any with a <text:span text:style-name="T96">Resolve</text:span> less than the number of Successes automatically believes this rumor and spreads it to those they know.</text:p>
        <text:p text:style-name="P94">This vicious rumor will quickly spread to an entire city, where it will remain in the public’s consciousness for at least a day, often longer.</text:p>
        <text:h text:style-name="Heading_20_3" text:outline-level="3">Wise-Eyed Courtier Method</text:h>
        <text:p text:style-name="Exalted"><text:span text:style-name="T22">Type:</text:span> Simple<text:line-break/><text:span text:style-name="T35">Cost: </text:span><text:span text:style-name="T192">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P29"><text:soft-page-break/>Capstone</text:p>
        <text:h text:style-name="P231" text:outline-level="3">Knowing the Soul’s Price</text:h>
        <text:p text:style-name="P191"><text:span text:style-name="T22">Type:</text:span> Simple<text:line-break/><text:span text:style-name="T35">Cost: </text:span><text:span text:style-name="T247">4a</text:span></text:p>
        <text:p text:style-name="P192"><text:span text:style-name="T177">With but a g</text:span><text:span text:style-name="T248">lance</text:span><text:span text:style-name="T177">, the Solar </text:span><text:span text:style-name="T248">pierces the soul of a person, analyzing, dissecting, and appraising it. They will be able to reveal even the most hidden and innermost secrets and desires.</text:span></text:p>
        <text:p text:style-name="P193"><text:span text:style-name="T164">O</text:span><text:span text:style-name="T145">n perceiving a target, you may discover</text:span><text:span text:style-name="T165"> their most useful secret or desire. Additionally, roll Subterfuge vs. Resolve. On success, you gain knowledge to what lengths the character will go to either keep their secret, or fulfill the desire, and gain a hunch on where to get started on such a task.</text:span></text:p>
        <text:h text:style-name="P232" text:outline-level="3">Cup Boils Over</text:h>
        <text:p text:style-name="P194"><text:span text:style-name="T141">Type:</text:span><text:span text:style-name="T165"> Simple; Week<text:line-break/></text:span><text:span text:style-name="T142">Cost: </text:span><text:span text:style-name="T166">4</text:span><text:span text:style-name="T165">m</text:span></text:p>
        <text:p text:style-name="P195"><text:span text:style-name="T145">In a firey, rambunctious oration, missive, or even performance, the Solar shatters the morality of an organization, group of people, or specific individual with such force that all around them cannot help but feel disgust and outrage at the target—often leading to riots at the very least.</text:span></text:p>
        <text:p text:style-name="P195"><text:span text:style-name="T145">All who observe the Solar in their fiery passion must make a Integrity Roll vs. the Solar’s Essence. If they fail, they become incited against the specific ideas the Player dictates. </text:span><text:span text:style-name="T167">For the remainder of the week, they will take active action to suppress the heretical idea, and any who agree with it. Only the Solar themselves may calm down the fury of the riot they will inevitably produce.</text:span></text:p>
        <text:p text:style-name="P196"><text:span text:style-name="T167">W</text:span><text:span text:style-name="T145">ritten or otherwise recorded reproductions of this diatribe will begin to lose effectiveness, decreasing the difficulty of the roll by 1 for each time Scale. <text:s/>As well, creatures without emotion or feelings are immune to this charm.</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5</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05T10:43:13.229000000</dc:date>
    <meta:editing-cycles>555</meta:editing-cycles>
    <meta:editing-duration>P2DT9H34M5S</meta:editing-duration>
    <meta:generator>LibreOffice/7.2.2.2$Windows_X86_64 LibreOffice_project/02b2acce88a210515b4a5bb2e46cbfb63fe97d56</meta:generator>
    <dc:creator>Samuel Smith</dc:creator>
    <meta:document-statistic meta:table-count="1" meta:image-count="0" meta:object-count="0" meta:page-count="18" meta:paragraph-count="510" meta:word-count="8767" meta:character-count="52203" meta:non-whitespace-character-count="43966"/>
  </office:meta>
</office:document-meta>
</file>